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Title" style:master-page-name="Standard">
      <style:paragraph-properties fo:break-before="auto" fo:line-height="115%" fo:keep-with-next="always" fo:keep-together="always" style:writing-mode="lr-tb"/>
    </style:style>
    <style:style style:name="T1_1" style:family="text">
      <style:text-properties style:font-name="Arial" style:font-name-asian="Arial" style:font-name-complex="Arial"/>
    </style:style>
    <style:style style:name="T1_2" style:family="text">
      <style:text-properties style:font-name="Arial" style:font-name-asian="Arial" style:font-name-complex="Arial"/>
    </style:style>
    <style:style style:name="T1_3" style:family="text">
      <style:text-properties style:font-name="Arial" style:font-name-asian="Arial" style:font-name-complex="Arial"/>
    </style:style>
    <style:style style:name="T1_4" style:family="text">
      <style:text-properties style:font-name="Arial" style:font-name-asian="Arial" style:font-name-complex="Arial"/>
    </style:style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T3_13" style:family="text"/>
    <style:style style:name="T3_14" style:family="text"/>
    <style:style style:name="T3_15" style:family="text"/>
    <style:style style:name="T3_16" style:family="text"/>
    <style:style style:name="P4" style:family="paragraph" style:parent-style-name="Standard">
      <style:paragraph-properties fo:break-before="auto" fo:line-height="115%" style:writing-mode="lr-tb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T5_16" style:family="text"/>
    <style:style style:name="T5_17" style:family="text"/>
    <style:style style:name="T5_18" style:family="text"/>
    <style:style style:name="T5_19" style:family="text"/>
    <style:style style:name="T5_20" style:family="text"/>
    <style:style style:name="T5_21" style:family="text"/>
    <style:style style:name="T5_22" style:family="text"/>
    <style:style style:name="T5_23" style:family="text"/>
    <style:style style:name="T5_24" style:family="text"/>
    <style:style style:name="T5_25" style:family="text"/>
    <style:style style:name="T5_26" style:family="text"/>
    <style:style style:name="T5_27" style:family="text"/>
    <style:style style:name="T5_28" style:family="text"/>
    <style:style style:name="T5_29" style:family="text"/>
    <style:style style:name="T5_30" style:family="text"/>
    <style:style style:name="T5_31" style:family="text"/>
    <style:style style:name="T5_32" style:family="text"/>
    <style:style style:name="T5_33" style:family="text"/>
    <style:style style:name="T5_34" style:family="text"/>
    <style:style style:name="T5_35" style:family="text"/>
    <style:style style:name="T5_36" style:family="text"/>
    <style:style style:name="T5_37" style:family="text"/>
    <style:style style:name="T5_38" style:family="text"/>
    <style:style style:name="T5_39" style:family="text"/>
    <style:style style:name="T5_40" style:family="text"/>
    <style:style style:name="T5_41" style:family="text"/>
    <style:style style:name="T5_42" style:family="text"/>
    <style:style style:name="T5_43" style:family="text"/>
    <style:style style:name="T5_44" style:family="text"/>
    <style:style style:name="T5_45" style:family="text"/>
    <style:style style:name="T5_46" style:family="text"/>
    <style:style style:name="T5_47" style:family="text"/>
    <style:style style:name="T5_48" style:family="text"/>
    <style:style style:name="T5_49" style:family="text"/>
    <style:style style:name="T5_50" style:family="text"/>
    <style:style style:name="P6" style:family="paragraph" style:parent-style-name="Standard">
      <style:paragraph-properties fo:break-before="auto" fo:line-height="115%" style:writing-mode="lr-tb"/>
    </style:style>
    <style:style style:name="P7" style:family="paragraph" style:parent-style-name="Standard">
      <style:paragraph-properties fo:break-before="auto" fo:line-height="115%" fo:margin-top="0cm" fo:margin-bottom="0cm" style:writing-mode="lr-tb"/>
    </style:style>
    <style:style style:name="T7_1" style:family="text">
      <style:text-properties fo:background-color="#ffffff"/>
    </style:style>
    <style:style style:name="T7_2" style:family="text">
      <style:text-properties fo:background-color="#ffffff"/>
    </style:style>
    <style:style style:name="T7_3" style:family="text">
      <style:text-properties fo:background-color="#ffffff"/>
    </style:style>
    <style:style style:name="T7_4" style:family="text">
      <style:text-properties fo:background-color="#ffffff"/>
    </style:style>
    <style:style style:name="T7_5" style:family="text">
      <style:text-properties fo:background-color="#ffffff"/>
    </style:style>
    <style:style style:name="T7_6" style:family="text">
      <style:text-properties fo:background-color="#ffffff"/>
    </style:style>
    <style:style style:name="T7_7" style:family="text">
      <style:text-properties fo:background-color="#ffffff"/>
    </style:style>
    <style:style style:name="T7_8" style:family="text">
      <style:text-properties fo:background-color="#ffffff"/>
    </style:style>
    <style:style style:name="T7_9" style:family="text">
      <style:text-properties fo:background-color="#ffffff"/>
    </style:style>
    <style:style style:name="T7_10" style:family="text">
      <style:text-properties fo:background-color="#ffffff"/>
    </style:style>
    <style:style style:name="T7_11" style:family="text">
      <style:text-properties fo:background-color="#ffffff"/>
    </style:style>
    <style:style style:name="T7_12" style:family="text">
      <style:text-properties fo:background-color="#ffffff"/>
    </style:style>
    <style:style style:name="T7_13" style:family="text">
      <style:text-properties fo:background-color="#ffffff"/>
    </style:style>
    <style:style style:name="T7_14" style:family="text">
      <style:text-properties fo:background-color="#ffffff"/>
    </style:style>
    <style:style style:name="T7_15" style:family="text">
      <style:text-properties fo:background-color="#ffffff"/>
    </style:style>
    <style:style style:name="T7_16" style:family="text">
      <style:text-properties fo:background-color="#ffffff"/>
    </style:style>
    <style:style style:name="T7_17" style:family="text">
      <style:text-properties fo:background-color="#ffffff"/>
    </style:style>
    <style:style style:name="T7_18" style:family="text">
      <style:text-properties fo:background-color="#ffffff"/>
    </style:style>
    <style:style style:name="T7_19" style:family="text">
      <style:text-properties fo:background-color="#ffffff"/>
    </style:style>
    <style:style style:name="T7_20" style:family="text">
      <style:text-properties fo:background-color="#ffffff"/>
    </style:style>
    <style:style style:name="T7_21" style:family="text">
      <style:text-properties fo:background-color="#ffffff"/>
    </style:style>
    <style:style style:name="T7_22" style:family="text">
      <style:text-properties fo:background-color="#ffffff"/>
    </style:style>
    <style:style style:name="T7_23" style:family="text">
      <style:text-properties fo:background-color="#ffffff"/>
    </style:style>
    <style:style style:name="T7_24" style:family="text">
      <style:text-properties fo:background-color="#ffffff"/>
    </style:style>
    <style:style style:name="T7_25" style:family="text">
      <style:text-properties fo:background-color="#ffffff"/>
    </style:style>
    <style:style style:name="T7_26" style:family="text">
      <style:text-properties fo:background-color="#ffffff"/>
    </style:style>
    <style:style style:name="T7_27" style:family="text">
      <style:text-properties fo:background-color="#ffffff"/>
    </style:style>
    <style:style style:name="T7_28" style:family="text">
      <style:text-properties fo:background-color="#ffffff"/>
    </style:style>
    <style:style style:name="T7_29" style:family="text">
      <style:text-properties fo:background-color="#ffffff"/>
    </style:style>
    <style:style style:name="T7_30" style:family="text">
      <style:text-properties fo:background-color="#ffffff"/>
    </style:style>
    <style:style style:name="T7_31" style:family="text">
      <style:text-properties fo:background-color="#ffffff"/>
    </style:style>
    <style:style style:name="T7_32" style:family="text">
      <style:text-properties fo:background-color="#ffffff"/>
    </style:style>
    <style:style style:name="T7_33" style:family="text">
      <style:text-properties fo:background-color="#ffffff"/>
    </style:style>
    <style:style style:name="T7_34" style:family="text">
      <style:text-properties fo:background-color="#ffffff"/>
    </style:style>
    <style:style style:name="T7_35" style:family="text">
      <style:text-properties fo:background-color="#ffffff"/>
    </style:style>
    <style:style style:name="T7_36" style:family="text">
      <style:text-properties fo:background-color="#ffffff"/>
    </style:style>
    <style:style style:name="T7_37" style:family="text">
      <style:text-properties fo:background-color="#ffffff"/>
    </style:style>
    <style:style style:name="T7_38" style:family="text">
      <style:text-properties fo:background-color="#ffffff"/>
    </style:style>
    <style:style style:name="T7_39" style:family="text">
      <style:text-properties fo:background-color="#ffffff"/>
    </style:style>
    <style:style style:name="T7_40" style:family="text">
      <style:text-properties fo:background-color="#ffffff"/>
    </style:style>
    <style:style style:name="T7_41" style:family="text">
      <style:text-properties fo:background-color="#ffffff"/>
    </style:style>
    <style:style style:name="T7_42" style:family="text">
      <style:text-properties fo:background-color="#ffffff"/>
    </style:style>
    <style:style style:name="T7_43" style:family="text">
      <style:text-properties fo:background-color="#ffffff"/>
    </style:style>
    <style:style style:name="T7_44" style:family="text">
      <style:text-properties fo:background-color="#ffffff"/>
    </style:style>
    <style:style style:name="T7_45" style:family="text">
      <style:text-properties fo:background-color="#ffffff"/>
    </style:style>
    <style:style style:name="T7_46" style:family="text">
      <style:text-properties fo:background-color="#ffffff"/>
    </style:style>
    <style:style style:name="T7_47" style:family="text">
      <style:text-properties fo:background-color="#ffffff"/>
    </style:style>
    <style:style style:name="T7_48" style:family="text">
      <style:text-properties fo:background-color="#ffffff"/>
    </style:style>
    <style:style style:name="T7_49" style:family="text">
      <style:text-properties fo:background-color="#ffffff"/>
    </style:style>
    <style:style style:name="T7_50" style:family="text">
      <style:text-properties fo:background-color="#ffffff"/>
    </style:style>
    <style:style style:name="T7_51" style:family="text">
      <style:text-properties fo:background-color="#ffffff"/>
    </style:style>
    <style:style style:name="T7_52" style:family="text">
      <style:text-properties fo:background-color="#ffffff"/>
    </style:style>
    <style:style style:name="T7_53" style:family="text">
      <style:text-properties fo:background-color="#ffffff"/>
    </style:style>
    <style:style style:name="T7_54" style:family="text">
      <style:text-properties fo:background-color="#ffffff"/>
    </style:style>
    <style:style style:name="T7_55" style:family="text">
      <style:text-properties fo:background-color="#ffffff"/>
    </style:style>
    <style:style style:name="T7_56" style:family="text">
      <style:text-properties fo:background-color="#ffffff"/>
    </style:style>
    <style:style style:name="T7_57" style:family="text">
      <style:text-properties fo:background-color="#ffffff"/>
    </style:style>
    <style:style style:name="T7_58" style:family="text">
      <style:text-properties fo:background-color="#ffffff"/>
    </style:style>
    <style:style style:name="T7_59" style:family="text">
      <style:text-properties fo:background-color="#ffffff"/>
    </style:style>
    <style:style style:name="T7_60" style:family="text">
      <style:text-properties fo:background-color="#ffffff"/>
    </style:style>
    <style:style style:name="T7_61" style:family="text">
      <style:text-properties fo:background-color="#ffffff"/>
    </style:style>
    <style:style style:name="T7_62" style:family="text">
      <style:text-properties fo:background-color="#ffffff"/>
    </style:style>
    <style:style style:name="T7_63" style:family="text">
      <style:text-properties fo:background-color="#ffffff"/>
    </style:style>
    <style:style style:name="T7_64" style:family="text">
      <style:text-properties fo:background-color="#ffffff"/>
    </style:style>
    <style:style style:name="T7_65" style:family="text">
      <style:text-properties fo:background-color="#ffffff"/>
    </style:style>
    <style:style style:name="T7_66" style:family="text">
      <style:text-properties fo:background-color="#ffffff"/>
    </style:style>
    <style:style style:name="T7_67" style:family="text">
      <style:text-properties fo:background-color="#ffffff"/>
    </style:style>
    <style:style style:name="T7_68" style:family="text">
      <style:text-properties fo:background-color="#ffffff"/>
    </style:style>
    <style:style style:name="T7_69" style:family="text">
      <style:text-properties fo:background-color="#ffffff"/>
    </style:style>
    <style:style style:name="T7_70" style:family="text">
      <style:text-properties fo:background-color="#ffffff"/>
    </style:style>
    <style:style style:name="T7_71" style:family="text">
      <style:text-properties fo:background-color="#ffffff"/>
    </style:style>
    <style:style style:name="T7_72" style:family="text">
      <style:text-properties fo:background-color="#ffffff"/>
    </style:style>
    <style:style style:name="T7_73" style:family="text">
      <style:text-properties fo:background-color="#ffffff"/>
    </style:style>
    <style:style style:name="T7_74" style:family="text">
      <style:text-properties fo:background-color="#ffffff"/>
    </style:style>
    <style:style style:name="T7_75" style:family="text">
      <style:text-properties fo:background-color="#ffffff"/>
    </style:style>
    <style:style style:name="T7_76" style:family="text">
      <style:text-properties fo:background-color="#ffffff"/>
    </style:style>
    <style:style style:name="T7_77" style:family="text">
      <style:text-properties fo:background-color="#ffffff"/>
    </style:style>
    <style:style style:name="T7_78" style:family="text">
      <style:text-properties fo:background-color="#ffffff"/>
    </style:style>
    <style:style style:name="T7_79" style:family="text">
      <style:text-properties fo:background-color="#ffffff"/>
    </style:style>
    <style:style style:name="T7_80" style:family="text">
      <style:text-properties fo:background-color="#ffffff"/>
    </style:style>
    <style:style style:name="T7_81" style:family="text">
      <style:text-properties fo:background-color="#ffffff"/>
    </style:style>
    <style:style style:name="T7_82" style:family="text">
      <style:text-properties fo:background-color="#ffffff"/>
    </style:style>
    <style:style style:name="T7_83" style:family="text">
      <style:text-properties fo:background-color="#ffffff"/>
    </style:style>
    <style:style style:name="T7_84" style:family="text">
      <style:text-properties fo:background-color="#ffffff"/>
    </style:style>
    <style:style style:name="T7_85" style:family="text">
      <style:text-properties fo:background-color="#ffffff"/>
    </style:style>
    <style:style style:name="T7_86" style:family="text">
      <style:text-properties fo:background-color="#ffffff"/>
    </style:style>
    <style:style style:name="T7_87" style:family="text">
      <style:text-properties fo:background-color="#ffffff"/>
    </style:style>
    <style:style style:name="T7_88" style:family="text">
      <style:text-properties fo:background-color="#ffffff"/>
    </style:style>
    <style:style style:name="T7_89" style:family="text">
      <style:text-properties fo:background-color="#ffffff"/>
    </style:style>
    <style:style style:name="T7_90" style:family="text">
      <style:text-properties fo:background-color="#ffffff"/>
    </style:style>
    <style:style style:name="T7_91" style:family="text">
      <style:text-properties fo:background-color="#ffffff"/>
    </style:style>
    <style:style style:name="T7_92" style:family="text">
      <style:text-properties fo:background-color="#ffffff"/>
    </style:style>
    <style:style style:name="T7_93" style:family="text">
      <style:text-properties fo:background-color="#ffffff"/>
    </style:style>
    <style:style style:name="T7_94" style:family="text">
      <style:text-properties fo:background-color="#ffffff"/>
    </style:style>
    <style:style style:name="T7_95" style:family="text">
      <style:text-properties fo:background-color="#ffffff"/>
    </style:style>
    <style:style style:name="T7_96" style:family="text">
      <style:text-properties fo:background-color="#ffffff"/>
    </style:style>
    <style:style style:name="T7_97" style:family="text">
      <style:text-properties fo:background-color="#ffffff"/>
    </style:style>
    <style:style style:name="T7_98" style:family="text">
      <style:text-properties fo:background-color="#ffffff"/>
    </style:style>
    <style:style style:name="T7_99" style:family="text">
      <style:text-properties fo:background-color="#ffffff"/>
    </style:style>
    <style:style style:name="T7_100" style:family="text">
      <style:text-properties fo:background-color="#ffffff"/>
    </style:style>
    <style:style style:name="T7_101" style:family="text">
      <style:text-properties fo:background-color="#ffffff"/>
    </style:style>
    <style:style style:name="T7_102" style:family="text">
      <style:text-properties fo:background-color="#ffffff"/>
    </style:style>
    <style:style style:name="T7_103" style:family="text">
      <style:text-properties fo:background-color="#ffffff"/>
    </style:style>
    <style:style style:name="T7_104" style:family="text">
      <style:text-properties fo:background-color="#ffffff"/>
    </style:style>
    <style:style style:name="T7_105" style:family="text">
      <style:text-properties fo:background-color="#ffffff"/>
    </style:style>
    <style:style style:name="T7_106" style:family="text">
      <style:text-properties fo:background-color="#ffffff"/>
    </style:style>
    <style:style style:name="T7_107" style:family="text">
      <style:text-properties fo:background-color="#ffffff"/>
    </style:style>
    <style:style style:name="T7_108" style:family="text">
      <style:text-properties fo:background-color="#ffffff"/>
    </style:style>
    <style:style style:name="T7_109" style:family="text">
      <style:text-properties fo:background-color="#ffffff"/>
    </style:style>
    <style:style style:name="T7_110" style:family="text">
      <style:text-properties fo:background-color="#ffffff"/>
    </style:style>
    <style:style style:name="T7_111" style:family="text">
      <style:text-properties fo:background-color="#ffffff"/>
    </style:style>
    <style:style style:name="T7_112" style:family="text">
      <style:text-properties fo:background-color="#ffffff"/>
    </style:style>
    <style:style style:name="T7_113" style:family="text">
      <style:text-properties fo:background-color="#ffffff"/>
    </style:style>
    <style:style style:name="T7_114" style:family="text">
      <style:text-properties fo:background-color="#ffffff"/>
    </style:style>
    <style:style style:name="T7_115" style:family="text">
      <style:text-properties fo:background-color="#ffffff"/>
    </style:style>
    <style:style style:name="T7_116" style:family="text">
      <style:text-properties fo:background-color="#ffffff"/>
    </style:style>
    <style:style style:name="T7_117" style:family="text">
      <style:text-properties fo:background-color="#ffffff"/>
    </style:style>
    <style:style style:name="T7_118" style:family="text">
      <style:text-properties fo:background-color="#ffffff"/>
    </style:style>
    <style:style style:name="T7_119" style:family="text">
      <style:text-properties fo:background-color="#ffffff"/>
    </style:style>
    <style:style style:name="T7_120" style:family="text">
      <style:text-properties fo:background-color="#ffffff"/>
    </style:style>
    <style:style style:name="T7_121" style:family="text">
      <style:text-properties fo:background-color="#ffffff"/>
    </style:style>
    <style:style style:name="T7_122" style:family="text">
      <style:text-properties fo:background-color="#ffffff"/>
    </style:style>
    <style:style style:name="T7_123" style:family="text">
      <style:text-properties fo:background-color="#ffffff"/>
    </style:style>
    <style:style style:name="T7_124" style:family="text">
      <style:text-properties fo:background-color="#ffffff"/>
    </style:style>
    <style:style style:name="T7_125" style:family="text">
      <style:text-properties fo:background-color="#ffffff"/>
    </style:style>
    <style:style style:name="T7_126" style:family="text">
      <style:text-properties fo:background-color="#ffffff"/>
    </style:style>
    <style:style style:name="T7_127" style:family="text">
      <style:text-properties fo:background-color="#ffffff"/>
    </style:style>
    <style:style style:name="T7_128" style:family="text">
      <style:text-properties fo:background-color="#ffffff"/>
    </style:style>
    <style:style style:name="T7_129" style:family="text">
      <style:text-properties fo:background-color="#ffffff"/>
    </style:style>
    <style:style style:name="T7_130" style:family="text">
      <style:text-properties fo:background-color="#ffffff"/>
    </style:style>
    <style:style style:name="T7_131" style:family="text">
      <style:text-properties fo:background-color="#ffffff"/>
    </style:style>
    <style:style style:name="T7_132" style:family="text">
      <style:text-properties fo:background-color="#ffffff"/>
    </style:style>
    <style:style style:name="T7_133" style:family="text">
      <style:text-properties fo:background-color="#ffffff"/>
    </style:style>
    <style:style style:name="T7_134" style:family="text">
      <style:text-properties fo:background-color="#ffffff"/>
    </style:style>
    <style:style style:name="T7_135" style:family="text">
      <style:text-properties fo:background-color="#ffffff"/>
    </style:style>
    <style:style style:name="T7_136" style:family="text">
      <style:text-properties fo:background-color="#ffffff"/>
    </style:style>
    <style:style style:name="T7_137" style:family="text">
      <style:text-properties fo:background-color="#ffffff"/>
    </style:style>
    <style:style style:name="T7_138" style:family="text">
      <style:text-properties fo:background-color="#ffffff"/>
    </style:style>
    <style:style style:name="T7_139" style:family="text">
      <style:text-properties fo:background-color="#ffffff"/>
    </style:style>
    <style:style style:name="T7_140" style:family="text">
      <style:text-properties fo:background-color="#ffffff"/>
    </style:style>
    <style:style style:name="T7_141" style:family="text">
      <style:text-properties fo:background-color="#ffffff"/>
    </style:style>
    <style:style style:name="T7_142" style:family="text">
      <style:text-properties fo:background-color="#ffffff"/>
    </style:style>
    <style:style style:name="T7_143" style:family="text">
      <style:text-properties fo:background-color="#ffffff"/>
    </style:style>
    <style:style style:name="T7_144" style:family="text">
      <style:text-properties fo:background-color="#ffffff"/>
    </style:style>
    <style:style style:name="T7_145" style:family="text">
      <style:text-properties fo:background-color="#ffffff"/>
    </style:style>
    <style:style style:name="T7_146" style:family="text">
      <style:text-properties fo:background-color="#ffffff"/>
    </style:style>
    <style:style style:name="T7_147" style:family="text">
      <style:text-properties fo:background-color="#ffffff"/>
    </style:style>
    <style:style style:name="T7_148" style:family="text">
      <style:text-properties fo:background-color="#ffffff"/>
    </style:style>
    <style:style style:name="T7_149" style:family="text">
      <style:text-properties fo:background-color="#ffffff"/>
    </style:style>
    <style:style style:name="T7_150" style:family="text">
      <style:text-properties fo:background-color="#ffffff"/>
    </style:style>
    <style:style style:name="T7_151" style:family="text">
      <style:text-properties fo:background-color="#ffffff"/>
    </style:style>
    <style:style style:name="T7_152" style:family="text">
      <style:text-properties fo:background-color="#ffffff"/>
    </style:style>
    <style:style style:name="T7_153" style:family="text">
      <style:text-properties fo:background-color="#ffffff"/>
    </style:style>
    <style:style style:name="T7_154" style:family="text">
      <style:text-properties fo:background-color="#ffffff"/>
    </style:style>
    <style:style style:name="T7_155" style:family="text">
      <style:text-properties fo:background-color="#ffffff"/>
    </style:style>
    <style:style style:name="T7_156" style:family="text">
      <style:text-properties fo:background-color="#ffffff"/>
    </style:style>
    <style:style style:name="T7_157" style:family="text">
      <style:text-properties fo:background-color="#ffffff"/>
    </style:style>
    <style:style style:name="T7_158" style:family="text">
      <style:text-properties fo:background-color="#ffffff"/>
    </style:style>
    <style:style style:name="T7_159" style:family="text">
      <style:text-properties fo:background-color="#ffffff"/>
    </style:style>
    <style:style style:name="T7_160" style:family="text">
      <style:text-properties fo:background-color="#ffffff"/>
    </style:style>
    <style:style style:name="T7_161" style:family="text">
      <style:text-properties fo:background-color="#ffffff"/>
    </style:style>
    <style:style style:name="T7_162" style:family="text">
      <style:text-properties fo:background-color="#ffffff"/>
    </style:style>
    <style:style style:name="T7_163" style:family="text">
      <style:text-properties fo:background-color="#ffffff"/>
    </style:style>
    <style:style style:name="T7_164" style:family="text">
      <style:text-properties fo:background-color="#ffffff"/>
    </style:style>
    <style:style style:name="T7_165" style:family="text">
      <style:text-properties fo:background-color="#ffffff"/>
    </style:style>
    <style:style style:name="T7_166" style:family="text">
      <style:text-properties fo:background-color="#ffffff"/>
    </style:style>
    <style:style style:name="P8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9" style:family="paragraph" style:parent-style-name="Standard">
      <style:paragraph-properties fo:break-before="auto" fo:line-height="115%" fo:margin-top="0cm" fo:margin-bottom="0cm" style:writing-mode="lr-tb"/>
    </style:style>
    <style:style style:name="T9_1" style:family="text">
      <style:text-properties fo:background-color="#ffffff"/>
    </style:style>
    <style:style style:name="T9_2" style:family="text">
      <style:text-properties fo:background-color="#ffffff"/>
    </style:style>
    <style:style style:name="T9_3" style:family="text">
      <style:text-properties fo:background-color="#ffffff"/>
    </style:style>
    <style:style style:name="T9_4" style:family="text">
      <style:text-properties fo:background-color="#ffffff"/>
    </style:style>
    <style:style style:name="T9_5" style:family="text">
      <style:text-properties fo:background-color="#ffffff"/>
    </style:style>
    <style:style style:name="T9_6" style:family="text">
      <style:text-properties fo:background-color="#ffffff"/>
    </style:style>
    <style:style style:name="T9_7" style:family="text">
      <style:text-properties fo:background-color="#ffffff"/>
    </style:style>
    <style:style style:name="T9_8" style:family="text">
      <style:text-properties fo:background-color="#ffffff"/>
    </style:style>
    <style:style style:name="T9_9" style:family="text">
      <style:text-properties fo:background-color="#ffffff"/>
    </style:style>
    <style:style style:name="T9_10" style:family="text">
      <style:text-properties fo:background-color="#ffffff"/>
    </style:style>
    <style:style style:name="T9_11" style:family="text">
      <style:text-properties fo:background-color="#ffffff"/>
    </style:style>
    <style:style style:name="T9_12" style:family="text">
      <style:text-properties fo:background-color="#ffffff"/>
    </style:style>
    <style:style style:name="T9_13" style:family="text">
      <style:text-properties fo:background-color="#ffffff"/>
    </style:style>
    <style:style style:name="T9_14" style:family="text">
      <style:text-properties fo:background-color="#ffffff"/>
    </style:style>
    <style:style style:name="T9_15" style:family="text">
      <style:text-properties fo:background-color="#ffffff"/>
    </style:style>
    <style:style style:name="T9_16" style:family="text">
      <style:text-properties fo:background-color="#ffffff"/>
    </style:style>
    <style:style style:name="T9_17" style:family="text">
      <style:text-properties fo:background-color="#ffffff"/>
    </style:style>
    <style:style style:name="T9_18" style:family="text">
      <style:text-properties fo:background-color="#ffffff"/>
    </style:style>
    <style:style style:name="T9_19" style:family="text">
      <style:text-properties fo:background-color="#ffffff"/>
    </style:style>
    <style:style style:name="T9_20" style:family="text">
      <style:text-properties fo:background-color="#ffffff"/>
    </style:style>
    <style:style style:name="T9_21" style:family="text">
      <style:text-properties fo:background-color="#ffffff"/>
    </style:style>
    <style:style style:name="T9_22" style:family="text">
      <style:text-properties fo:background-color="#ffffff"/>
    </style:style>
    <style:style style:name="T9_23" style:family="text">
      <style:text-properties fo:background-color="#ffffff"/>
    </style:style>
    <style:style style:name="T9_24" style:family="text">
      <style:text-properties fo:background-color="#ffffff"/>
    </style:style>
    <style:style style:name="T9_25" style:family="text">
      <style:text-properties fo:background-color="#ffffff"/>
    </style:style>
    <style:style style:name="T9_26" style:family="text">
      <style:text-properties fo:background-color="#ffffff"/>
    </style:style>
    <style:style style:name="T9_27" style:family="text">
      <style:text-properties fo:background-color="#ffffff"/>
    </style:style>
    <style:style style:name="T9_28" style:family="text">
      <style:text-properties fo:background-color="#ffffff"/>
    </style:style>
    <style:style style:name="T9_29" style:family="text">
      <style:text-properties fo:background-color="#ffffff"/>
    </style:style>
    <style:style style:name="T9_30" style:family="text">
      <style:text-properties fo:background-color="#ffffff"/>
    </style:style>
    <style:style style:name="T9_31" style:family="text">
      <style:text-properties fo:background-color="#ffffff"/>
    </style:style>
    <style:style style:name="T9_32" style:family="text">
      <style:text-properties fo:background-color="#ffffff"/>
    </style:style>
    <style:style style:name="T9_33" style:family="text">
      <style:text-properties fo:background-color="#ffffff"/>
    </style:style>
    <style:style style:name="T9_34" style:family="text">
      <style:text-properties fo:background-color="#ffffff"/>
    </style:style>
    <style:style style:name="T9_35" style:family="text">
      <style:text-properties fo:background-color="#ffffff"/>
    </style:style>
    <style:style style:name="T9_36" style:family="text">
      <style:text-properties fo:background-color="#ffffff"/>
    </style:style>
    <style:style style:name="T9_37" style:family="text">
      <style:text-properties fo:background-color="#ffffff"/>
    </style:style>
    <style:style style:name="T9_38" style:family="text">
      <style:text-properties fo:background-color="#ffffff"/>
    </style:style>
    <style:style style:name="T9_39" style:family="text">
      <style:text-properties fo:background-color="#ffffff"/>
    </style:style>
    <style:style style:name="T9_40" style:family="text">
      <style:text-properties fo:background-color="#ffffff"/>
    </style:style>
    <style:style style:name="T9_41" style:family="text">
      <style:text-properties fo:background-color="#ffffff"/>
    </style:style>
    <style:style style:name="T9_42" style:family="text">
      <style:text-properties fo:background-color="#ffffff"/>
    </style:style>
    <style:style style:name="T9_43" style:family="text">
      <style:text-properties fo:background-color="#ffffff"/>
    </style:style>
    <style:style style:name="T9_44" style:family="text">
      <style:text-properties fo:background-color="#ffffff"/>
    </style:style>
    <style:style style:name="T9_45" style:family="text">
      <style:text-properties fo:background-color="#ffffff"/>
    </style:style>
    <style:style style:name="T9_46" style:family="text">
      <style:text-properties fo:background-color="#ffffff"/>
    </style:style>
    <style:style style:name="T9_47" style:family="text">
      <style:text-properties fo:background-color="#ffffff"/>
    </style:style>
    <style:style style:name="T9_48" style:family="text">
      <style:text-properties fo:background-color="#ffffff"/>
    </style:style>
    <style:style style:name="T9_49" style:family="text">
      <style:text-properties fo:background-color="#ffffff"/>
    </style:style>
    <style:style style:name="T9_50" style:family="text">
      <style:text-properties fo:background-color="#ffffff"/>
    </style:style>
    <style:style style:name="T9_51" style:family="text">
      <style:text-properties fo:background-color="#ffffff"/>
    </style:style>
    <style:style style:name="T9_52" style:family="text">
      <style:text-properties fo:background-color="#ffffff"/>
    </style:style>
    <style:style style:name="T9_53" style:family="text">
      <style:text-properties fo:background-color="#ffffff"/>
    </style:style>
    <style:style style:name="T9_54" style:family="text">
      <style:text-properties fo:background-color="#ffffff"/>
    </style:style>
    <style:style style:name="T9_55" style:family="text">
      <style:text-properties fo:background-color="#ffffff"/>
    </style:style>
    <style:style style:name="T9_56" style:family="text">
      <style:text-properties fo:background-color="#ffffff"/>
    </style:style>
    <style:style style:name="T9_57" style:family="text">
      <style:text-properties fo:background-color="#ffffff"/>
    </style:style>
    <style:style style:name="T9_58" style:family="text">
      <style:text-properties fo:background-color="#ffffff"/>
    </style:style>
    <style:style style:name="T9_59" style:family="text">
      <style:text-properties fo:background-color="#ffffff"/>
    </style:style>
    <style:style style:name="T9_60" style:family="text">
      <style:text-properties fo:background-color="#ffffff"/>
    </style:style>
    <style:style style:name="T9_61" style:family="text">
      <style:text-properties fo:background-color="#ffffff"/>
    </style:style>
    <style:style style:name="T9_62" style:family="text">
      <style:text-properties fo:background-color="#ffffff"/>
    </style:style>
    <style:style style:name="T9_63" style:family="text">
      <style:text-properties fo:background-color="#ffffff"/>
    </style:style>
    <style:style style:name="T9_64" style:family="text">
      <style:text-properties fo:background-color="#ffffff"/>
    </style:style>
    <style:style style:name="T9_65" style:family="text">
      <style:text-properties fo:background-color="#ffffff"/>
    </style:style>
    <style:style style:name="T9_66" style:family="text">
      <style:text-properties fo:background-color="#ffffff"/>
    </style:style>
    <style:style style:name="T9_67" style:family="text">
      <style:text-properties fo:background-color="#ffffff"/>
    </style:style>
    <style:style style:name="T9_68" style:family="text">
      <style:text-properties fo:background-color="#ffffff"/>
    </style:style>
    <style:style style:name="T9_69" style:family="text">
      <style:text-properties fo:background-color="#ffffff"/>
    </style:style>
    <style:style style:name="T9_70" style:family="text">
      <style:text-properties fo:background-color="#ffffff"/>
    </style:style>
    <style:style style:name="T9_71" style:family="text">
      <style:text-properties fo:background-color="#ffffff"/>
    </style:style>
    <style:style style:name="T9_72" style:family="text">
      <style:text-properties fo:background-color="#ffffff"/>
    </style:style>
    <style:style style:name="T9_73" style:family="text">
      <style:text-properties fo:background-color="#ffffff"/>
    </style:style>
    <style:style style:name="T9_74" style:family="text">
      <style:text-properties fo:background-color="#ffffff"/>
    </style:style>
    <style:style style:name="T9_75" style:family="text">
      <style:text-properties fo:background-color="#ffffff"/>
    </style:style>
    <style:style style:name="T9_76" style:family="text">
      <style:text-properties fo:background-color="#ffffff"/>
    </style:style>
    <style:style style:name="P10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11" style:family="paragraph" style:parent-style-name="Standard">
      <style:paragraph-properties fo:break-before="auto" fo:line-height="115%" style:writing-mode="lr-tb"/>
    </style:style>
    <style:style style:name="T11_1" style:family="text">
      <style:text-properties fo:background-color="#ffffff"/>
    </style:style>
    <style:style style:name="T11_2" style:family="text">
      <style:text-properties fo:background-color="#ffffff"/>
    </style:style>
    <style:style style:name="T11_3" style:family="text">
      <style:text-properties fo:background-color="#ffffff"/>
    </style:style>
    <style:style style:name="T11_4" style:family="text">
      <style:text-properties fo:background-color="#ffffff"/>
    </style:style>
    <style:style style:name="T11_5" style:family="text">
      <style:text-properties fo:background-color="#ffffff"/>
    </style:style>
    <style:style style:name="T11_6" style:family="text">
      <style:text-properties fo:background-color="#ffffff"/>
    </style:style>
    <style:style style:name="T11_7" style:family="text">
      <style:text-properties fo:background-color="#ffffff"/>
    </style:style>
    <style:style style:name="T11_8" style:family="text">
      <style:text-properties fo:background-color="#ffffff"/>
    </style:style>
    <style:style style:name="T11_9" style:family="text">
      <style:text-properties fo:background-color="#ffffff"/>
    </style:style>
    <style:style style:name="T11_10" style:family="text">
      <style:text-properties fo:background-color="#ffffff"/>
    </style:style>
    <style:style style:name="T11_11" style:family="text">
      <style:text-properties fo:background-color="#ffffff"/>
    </style:style>
    <style:style style:name="T11_12" style:family="text">
      <style:text-properties fo:background-color="#ffffff"/>
    </style:style>
    <style:style style:name="T11_13" style:family="text">
      <style:text-properties fo:background-color="#ffffff"/>
    </style:style>
    <style:style style:name="T11_14" style:family="text">
      <style:text-properties fo:background-color="#ffffff"/>
    </style:style>
    <style:style style:name="T11_15" style:family="text">
      <style:text-properties fo:background-color="#ffffff"/>
    </style:style>
    <style:style style:name="T11_16" style:family="text">
      <style:text-properties fo:background-color="#ffffff"/>
    </style:style>
    <style:style style:name="T11_17" style:family="text">
      <style:text-properties fo:background-color="#ffffff"/>
    </style:style>
    <style:style style:name="T11_18" style:family="text">
      <style:text-properties fo:background-color="#ffffff"/>
    </style:style>
    <style:style style:name="T11_19" style:family="text">
      <style:text-properties fo:background-color="#ffffff"/>
    </style:style>
    <style:style style:name="T11_20" style:family="text">
      <style:text-properties fo:background-color="#ffffff"/>
    </style:style>
    <style:style style:name="T11_21" style:family="text">
      <style:text-properties fo:background-color="#ffffff"/>
    </style:style>
    <style:style style:name="T11_22" style:family="text">
      <style:text-properties fo:background-color="#ffffff"/>
    </style:style>
    <style:style style:name="T11_23" style:family="text">
      <style:text-properties fo:background-color="#ffffff"/>
    </style:style>
    <style:style style:name="T11_24" style:family="text">
      <style:text-properties fo:background-color="#ffffff"/>
    </style:style>
    <style:style style:name="T11_25" style:family="text">
      <style:text-properties fo:background-color="#ffffff"/>
    </style:style>
    <style:style style:name="T11_26" style:family="text">
      <style:text-properties fo:background-color="#ffffff"/>
    </style:style>
    <style:style style:name="T11_27" style:family="text">
      <style:text-properties fo:background-color="#ffffff"/>
    </style:style>
    <style:style style:name="T11_28" style:family="text">
      <style:text-properties fo:background-color="#ffffff"/>
    </style:style>
    <style:style style:name="T11_29" style:family="text">
      <style:text-properties fo:background-color="#ffffff"/>
    </style:style>
    <style:style style:name="T11_30" style:family="text">
      <style:text-properties fo:background-color="#ffffff"/>
    </style:style>
    <style:style style:name="T11_31" style:family="text">
      <style:text-properties fo:background-color="#ffffff"/>
    </style:style>
    <style:style style:name="T11_32" style:family="text">
      <style:text-properties fo:background-color="#ffffff"/>
    </style:style>
    <style:style style:name="T11_33" style:family="text">
      <style:text-properties fo:background-color="#ffffff"/>
    </style:style>
    <style:style style:name="T11_34" style:family="text">
      <style:text-properties fo:background-color="#ffffff"/>
    </style:style>
    <style:style style:name="T11_35" style:family="text">
      <style:text-properties fo:background-color="#ffffff"/>
    </style:style>
    <style:style style:name="T11_36" style:family="text">
      <style:text-properties fo:background-color="#ffffff"/>
    </style:style>
    <style:style style:name="T11_37" style:family="text">
      <style:text-properties fo:background-color="#ffffff"/>
    </style:style>
    <style:style style:name="T11_38" style:family="text">
      <style:text-properties fo:background-color="#ffffff"/>
    </style:style>
    <style:style style:name="T11_39" style:family="text">
      <style:text-properties fo:background-color="#ffffff"/>
    </style:style>
    <style:style style:name="T11_40" style:family="text">
      <style:text-properties fo:background-color="#ffffff"/>
    </style:style>
    <style:style style:name="T11_41" style:family="text">
      <style:text-properties fo:background-color="#ffffff"/>
    </style:style>
    <style:style style:name="T11_42" style:family="text">
      <style:text-properties fo:background-color="#ffffff"/>
    </style:style>
    <style:style style:name="T11_43" style:family="text">
      <style:text-properties fo:background-color="#ffffff"/>
    </style:style>
    <style:style style:name="T11_44" style:family="text">
      <style:text-properties fo:background-color="#ffffff"/>
    </style:style>
    <style:style style:name="T11_45" style:family="text">
      <style:text-properties fo:background-color="#ffffff"/>
    </style:style>
    <style:style style:name="T11_46" style:family="text">
      <style:text-properties fo:background-color="#ffffff"/>
    </style:style>
    <style:style style:name="T11_47" style:family="text">
      <style:text-properties fo:background-color="#ffffff"/>
    </style:style>
    <style:style style:name="T11_48" style:family="text">
      <style:text-properties fo:background-color="#ffffff"/>
    </style:style>
    <style:style style:name="P12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13" style:family="paragraph" style:parent-style-name="Standard">
      <style:paragraph-properties fo:break-before="auto" fo:line-height="115%" style:writing-mode="lr-tb"/>
    </style:style>
    <style:style style:name="T13_1" style:family="text">
      <style:text-properties fo:background-color="#ffffff"/>
    </style:style>
    <style:style style:name="T13_2" style:family="text">
      <style:text-properties fo:background-color="#ffffff"/>
    </style:style>
    <style:style style:name="T13_3" style:family="text">
      <style:text-properties fo:background-color="#ffffff"/>
    </style:style>
    <style:style style:name="T13_4" style:family="text">
      <style:text-properties fo:background-color="#ffffff"/>
    </style:style>
    <style:style style:name="T13_5" style:family="text">
      <style:text-properties fo:background-color="#ffffff"/>
    </style:style>
    <style:style style:name="T13_6" style:family="text">
      <style:text-properties fo:background-color="#ffffff"/>
    </style:style>
    <style:style style:name="T13_7" style:family="text">
      <style:text-properties fo:background-color="#ffffff"/>
    </style:style>
    <style:style style:name="T13_8" style:family="text">
      <style:text-properties fo:background-color="#ffffff"/>
    </style:style>
    <style:style style:name="T13_9" style:family="text">
      <style:text-properties fo:background-color="#ffffff"/>
    </style:style>
    <style:style style:name="T13_10" style:family="text">
      <style:text-properties fo:background-color="#ffffff"/>
    </style:style>
    <style:style style:name="T13_11" style:family="text">
      <style:text-properties fo:background-color="#ffffff"/>
    </style:style>
    <style:style style:name="T13_12" style:family="text">
      <style:text-properties fo:background-color="#ffffff"/>
    </style:style>
    <style:style style:name="T13_13" style:family="text">
      <style:text-properties fo:background-color="#ffffff"/>
    </style:style>
    <style:style style:name="T13_14" style:family="text">
      <style:text-properties fo:background-color="#ffffff"/>
    </style:style>
    <style:style style:name="T13_15" style:family="text">
      <style:text-properties fo:background-color="#ffffff"/>
    </style:style>
    <style:style style:name="T13_16" style:family="text">
      <style:text-properties fo:background-color="#ffffff"/>
    </style:style>
    <style:style style:name="T13_17" style:family="text">
      <style:text-properties fo:background-color="#ffffff"/>
    </style:style>
    <style:style style:name="T13_18" style:family="text">
      <style:text-properties fo:background-color="#ffffff"/>
    </style:style>
    <style:style style:name="T13_19" style:family="text">
      <style:text-properties fo:background-color="#ffffff"/>
    </style:style>
    <style:style style:name="T13_20" style:family="text">
      <style:text-properties fo:background-color="#ffffff"/>
    </style:style>
    <style:style style:name="T13_21" style:family="text">
      <style:text-properties fo:background-color="#ffffff"/>
    </style:style>
    <style:style style:name="T13_22" style:family="text">
      <style:text-properties fo:background-color="#ffffff"/>
    </style:style>
    <style:style style:name="T13_23" style:family="text">
      <style:text-properties fo:background-color="#ffffff"/>
    </style:style>
    <style:style style:name="T13_24" style:family="text">
      <style:text-properties fo:background-color="#ffffff"/>
    </style:style>
    <style:style style:name="T13_25" style:family="text">
      <style:text-properties fo:background-color="#ffffff"/>
    </style:style>
    <style:style style:name="T13_26" style:family="text">
      <style:text-properties fo:background-color="#ffffff"/>
    </style:style>
    <style:style style:name="T13_27" style:family="text">
      <style:text-properties fo:background-color="#ffffff"/>
    </style:style>
    <style:style style:name="T13_28" style:family="text">
      <style:text-properties fo:background-color="#ffffff"/>
    </style:style>
    <style:style style:name="T13_29" style:family="text">
      <style:text-properties fo:background-color="#ffffff"/>
    </style:style>
    <style:style style:name="T13_30" style:family="text">
      <style:text-properties fo:background-color="#ffffff"/>
    </style:style>
    <style:style style:name="T13_31" style:family="text">
      <style:text-properties fo:background-color="#ffffff"/>
    </style:style>
    <style:style style:name="T13_32" style:family="text">
      <style:text-properties fo:background-color="#ffffff"/>
    </style:style>
    <style:style style:name="T13_33" style:family="text">
      <style:text-properties fo:background-color="#ffffff"/>
    </style:style>
    <style:style style:name="T13_34" style:family="text">
      <style:text-properties fo:background-color="#ffffff"/>
    </style:style>
    <style:style style:name="T13_35" style:family="text">
      <style:text-properties fo:background-color="#ffffff"/>
    </style:style>
    <style:style style:name="T13_36" style:family="text">
      <style:text-properties fo:background-color="#ffffff"/>
    </style:style>
    <style:style style:name="T13_37" style:family="text">
      <style:text-properties fo:background-color="#ffffff"/>
    </style:style>
    <style:style style:name="T13_38" style:family="text">
      <style:text-properties fo:background-color="#ffffff"/>
    </style:style>
    <style:style style:name="T13_39" style:family="text">
      <style:text-properties fo:background-color="#ffffff"/>
    </style:style>
    <style:style style:name="T13_40" style:family="text">
      <style:text-properties fo:background-color="#ffffff"/>
    </style:style>
    <style:style style:name="T13_41" style:family="text">
      <style:text-properties fo:background-color="#ffffff"/>
    </style:style>
    <style:style style:name="T13_42" style:family="text">
      <style:text-properties fo:background-color="#ffffff"/>
    </style:style>
    <style:style style:name="T13_43" style:family="text">
      <style:text-properties fo:background-color="#ffffff"/>
    </style:style>
    <style:style style:name="T13_44" style:family="text">
      <style:text-properties fo:background-color="#ffffff"/>
    </style:style>
    <style:style style:name="T13_45" style:family="text">
      <style:text-properties fo:background-color="#ffffff"/>
    </style:style>
    <style:style style:name="T13_46" style:family="text">
      <style:text-properties fo:background-color="#ffffff"/>
    </style:style>
    <style:style style:name="T13_47" style:family="text">
      <style:text-properties fo:background-color="#ffffff"/>
    </style:style>
    <style:style style:name="T13_48" style:family="text">
      <style:text-properties fo:background-color="#ffffff"/>
    </style:style>
    <style:style style:name="T13_49" style:family="text">
      <style:text-properties fo:background-color="#ffffff"/>
    </style:style>
    <style:style style:name="T13_50" style:family="text">
      <style:text-properties fo:background-color="#ffffff"/>
    </style:style>
    <style:style style:name="T13_51" style:family="text">
      <style:text-properties fo:background-color="#ffffff"/>
    </style:style>
    <style:style style:name="T13_52" style:family="text">
      <style:text-properties fo:background-color="#ffffff"/>
    </style:style>
    <style:style style:name="T13_53" style:family="text">
      <style:text-properties fo:background-color="#ffffff"/>
    </style:style>
    <style:style style:name="T13_54" style:family="text">
      <style:text-properties fo:background-color="#ffffff"/>
    </style:style>
    <style:style style:name="T13_55" style:family="text">
      <style:text-properties fo:background-color="#ffffff"/>
    </style:style>
    <style:style style:name="T13_56" style:family="text">
      <style:text-properties fo:background-color="#ffffff"/>
    </style:style>
    <style:style style:name="T13_57" style:family="text">
      <style:text-properties fo:background-color="#ffffff"/>
    </style:style>
    <style:style style:name="T13_58" style:family="text">
      <style:text-properties fo:background-color="#ffffff"/>
    </style:style>
    <style:style style:name="T13_59" style:family="text">
      <style:text-properties fo:background-color="#ffffff"/>
    </style:style>
    <style:style style:name="T13_60" style:family="text">
      <style:text-properties fo:background-color="#ffffff"/>
    </style:style>
    <style:style style:name="T13_61" style:family="text">
      <style:text-properties fo:background-color="#ffffff"/>
    </style:style>
    <style:style style:name="T13_62" style:family="text">
      <style:text-properties fo:background-color="#ffffff"/>
    </style:style>
    <style:style style:name="T13_63" style:family="text">
      <style:text-properties fo:background-color="#ffffff"/>
    </style:style>
    <style:style style:name="T13_64" style:family="text">
      <style:text-properties fo:background-color="#ffffff"/>
    </style:style>
    <style:style style:name="T13_65" style:family="text">
      <style:text-properties fo:background-color="#ffffff"/>
    </style:style>
    <style:style style:name="T13_66" style:family="text">
      <style:text-properties fo:background-color="#ffffff"/>
    </style:style>
    <style:style style:name="T13_67" style:family="text">
      <style:text-properties fo:background-color="#ffffff"/>
    </style:style>
    <style:style style:name="T13_68" style:family="text">
      <style:text-properties fo:background-color="#ffffff"/>
    </style:style>
    <style:style style:name="T13_69" style:family="text">
      <style:text-properties fo:background-color="#ffffff"/>
    </style:style>
    <style:style style:name="T13_70" style:family="text">
      <style:text-properties fo:background-color="#ffffff"/>
    </style:style>
    <style:style style:name="T13_71" style:family="text">
      <style:text-properties fo:background-color="#ffffff"/>
    </style:style>
    <style:style style:name="T13_72" style:family="text">
      <style:text-properties fo:background-color="#ffffff"/>
    </style:style>
    <style:style style:name="T13_73" style:family="text">
      <style:text-properties fo:background-color="#ffffff"/>
    </style:style>
    <style:style style:name="T13_74" style:family="text">
      <style:text-properties fo:background-color="#ffffff"/>
    </style:style>
    <style:style style:name="T13_75" style:family="text">
      <style:text-properties fo:background-color="#ffffff"/>
    </style:style>
    <style:style style:name="T13_76" style:family="text">
      <style:text-properties fo:background-color="#ffffff"/>
    </style:style>
    <style:style style:name="T13_77" style:family="text">
      <style:text-properties fo:background-color="#ffffff"/>
    </style:style>
    <style:style style:name="T13_78" style:family="text">
      <style:text-properties fo:background-color="#ffffff"/>
    </style:style>
    <style:style style:name="T13_79" style:family="text">
      <style:text-properties fo:background-color="#ffffff"/>
    </style:style>
    <style:style style:name="T13_80" style:family="text">
      <style:text-properties fo:background-color="#ffffff"/>
    </style:style>
    <style:style style:name="T13_81" style:family="text">
      <style:text-properties fo:background-color="#ffffff"/>
    </style:style>
    <style:style style:name="T13_82" style:family="text">
      <style:text-properties fo:background-color="#ffffff"/>
    </style:style>
    <style:style style:name="T13_83" style:family="text">
      <style:text-properties fo:background-color="#ffffff"/>
    </style:style>
    <style:style style:name="T13_84" style:family="text">
      <style:text-properties fo:background-color="#ffffff"/>
    </style:style>
    <style:style style:name="T13_85" style:family="text">
      <style:text-properties fo:background-color="#ffffff"/>
    </style:style>
    <style:style style:name="T13_86" style:family="text">
      <style:text-properties fo:background-color="#ffffff"/>
    </style:style>
    <style:style style:name="T13_87" style:family="text">
      <style:text-properties fo:background-color="#ffffff"/>
    </style:style>
    <style:style style:name="T13_88" style:family="text">
      <style:text-properties fo:background-color="#ffffff"/>
    </style:style>
    <style:style style:name="T13_89" style:family="text">
      <style:text-properties fo:background-color="#ffffff"/>
    </style:style>
    <style:style style:name="T13_90" style:family="text">
      <style:text-properties fo:background-color="#ffffff"/>
    </style:style>
    <style:style style:name="T13_91" style:family="text">
      <style:text-properties fo:background-color="#ffffff"/>
    </style:style>
    <style:style style:name="T13_92" style:family="text">
      <style:text-properties fo:background-color="#ffffff"/>
    </style:style>
    <style:style style:name="T13_93" style:family="text">
      <style:text-properties fo:background-color="#ffffff"/>
    </style:style>
    <style:style style:name="T13_94" style:family="text">
      <style:text-properties fo:background-color="#ffffff"/>
    </style:style>
    <style:style style:name="T13_95" style:family="text">
      <style:text-properties fo:background-color="#ffffff"/>
    </style:style>
    <style:style style:name="T13_96" style:family="text">
      <style:text-properties fo:background-color="#ffffff"/>
    </style:style>
    <style:style style:name="T13_97" style:family="text">
      <style:text-properties fo:background-color="#ffffff"/>
    </style:style>
    <style:style style:name="T13_98" style:family="text">
      <style:text-properties fo:background-color="#ffffff"/>
    </style:style>
    <style:style style:name="T13_99" style:family="text">
      <style:text-properties fo:background-color="#ffffff"/>
    </style:style>
    <style:style style:name="T13_100" style:family="text">
      <style:text-properties fo:background-color="#ffffff"/>
    </style:style>
    <style:style style:name="T13_101" style:family="text">
      <style:text-properties fo:background-color="#ffffff"/>
    </style:style>
    <style:style style:name="T13_102" style:family="text">
      <style:text-properties fo:background-color="#ffffff"/>
    </style:style>
    <style:style style:name="T13_103" style:family="text">
      <style:text-properties fo:background-color="#ffffff"/>
    </style:style>
    <style:style style:name="T13_104" style:family="text">
      <style:text-properties fo:background-color="#ffffff"/>
    </style:style>
    <style:style style:name="T13_105" style:family="text">
      <style:text-properties fo:background-color="#ffffff"/>
    </style:style>
    <style:style style:name="T13_106" style:family="text">
      <style:text-properties fo:background-color="#ffffff"/>
    </style:style>
    <style:style style:name="T13_107" style:family="text">
      <style:text-properties fo:background-color="#ffffff"/>
    </style:style>
    <style:style style:name="T13_108" style:family="text">
      <style:text-properties fo:background-color="#ffffff"/>
    </style:style>
    <style:style style:name="T13_109" style:family="text">
      <style:text-properties fo:background-color="#ffffff"/>
    </style:style>
    <style:style style:name="T13_110" style:family="text">
      <style:text-properties fo:background-color="#ffffff"/>
    </style:style>
    <style:style style:name="T13_111" style:family="text">
      <style:text-properties fo:background-color="#ffffff"/>
    </style:style>
    <style:style style:name="T13_112" style:family="text">
      <style:text-properties fo:background-color="#ffffff"/>
    </style:style>
    <style:style style:name="T13_113" style:family="text">
      <style:text-properties fo:background-color="#ffffff"/>
    </style:style>
    <style:style style:name="T13_114" style:family="text">
      <style:text-properties fo:background-color="#ffffff"/>
    </style:style>
    <style:style style:name="T13_115" style:family="text">
      <style:text-properties fo:background-color="#ffffff"/>
    </style:style>
    <style:style style:name="T13_116" style:family="text">
      <style:text-properties fo:background-color="#ffffff"/>
    </style:style>
    <style:style style:name="T13_117" style:family="text">
      <style:text-properties fo:background-color="#ffffff"/>
    </style:style>
    <style:style style:name="T13_118" style:family="text">
      <style:text-properties fo:background-color="#ffffff"/>
    </style:style>
    <style:style style:name="T13_119" style:family="text">
      <style:text-properties fo:background-color="#ffffff"/>
    </style:style>
    <style:style style:name="T13_120" style:family="text">
      <style:text-properties fo:background-color="#ffffff"/>
    </style:style>
    <style:style style:name="T13_121" style:family="text">
      <style:text-properties fo:background-color="#ffffff"/>
    </style:style>
    <style:style style:name="T13_122" style:family="text">
      <style:text-properties fo:background-color="#ffffff"/>
    </style:style>
    <style:style style:name="T13_123" style:family="text">
      <style:text-properties fo:background-color="#ffffff"/>
    </style:style>
    <style:style style:name="T13_124" style:family="text">
      <style:text-properties fo:background-color="#ffffff"/>
    </style:style>
    <style:style style:name="T13_125" style:family="text">
      <style:text-properties fo:background-color="#ffffff"/>
    </style:style>
    <style:style style:name="T13_126" style:family="text">
      <style:text-properties fo:background-color="#ffffff"/>
    </style:style>
    <style:style style:name="T13_127" style:family="text">
      <style:text-properties fo:background-color="#ffffff"/>
    </style:style>
    <style:style style:name="T13_128" style:family="text">
      <style:text-properties fo:background-color="#ffffff"/>
    </style:style>
    <style:style style:name="T13_129" style:family="text">
      <style:text-properties fo:background-color="#ffffff"/>
    </style:style>
    <style:style style:name="T13_130" style:family="text">
      <style:text-properties fo:background-color="#ffffff"/>
    </style:style>
    <style:style style:name="T13_131" style:family="text">
      <style:text-properties fo:background-color="#ffffff"/>
    </style:style>
    <style:style style:name="T13_132" style:family="text">
      <style:text-properties fo:background-color="#ffffff"/>
    </style:style>
    <style:style style:name="T13_133" style:family="text">
      <style:text-properties fo:background-color="#ffffff"/>
    </style:style>
    <style:style style:name="T13_134" style:family="text">
      <style:text-properties fo:background-color="#ffffff"/>
    </style:style>
    <style:style style:name="T13_135" style:family="text">
      <style:text-properties fo:background-color="#ffffff"/>
    </style:style>
    <style:style style:name="T13_136" style:family="text">
      <style:text-properties fo:background-color="#ffffff"/>
    </style:style>
    <style:style style:name="T13_137" style:family="text">
      <style:text-properties fo:background-color="#ffffff"/>
    </style:style>
    <style:style style:name="T13_138" style:family="text">
      <style:text-properties fo:background-color="#ffffff"/>
    </style:style>
    <style:style style:name="T13_139" style:family="text">
      <style:text-properties fo:background-color="#ffffff"/>
    </style:style>
    <style:style style:name="T13_140" style:family="text">
      <style:text-properties fo:background-color="#ffffff"/>
    </style:style>
    <style:style style:name="T13_141" style:family="text">
      <style:text-properties fo:background-color="#ffffff"/>
    </style:style>
    <style:style style:name="T13_142" style:family="text">
      <style:text-properties fo:background-color="#ffffff"/>
    </style:style>
    <style:style style:name="T13_143" style:family="text">
      <style:text-properties fo:background-color="#ffffff"/>
    </style:style>
    <style:style style:name="T13_144" style:family="text">
      <style:text-properties fo:background-color="#ffffff"/>
    </style:style>
    <style:style style:name="T13_145" style:family="text">
      <style:text-properties fo:background-color="#ffffff"/>
    </style:style>
    <style:style style:name="T13_146" style:family="text">
      <style:text-properties fo:background-color="#ffffff"/>
    </style:style>
    <style:style style:name="T13_147" style:family="text">
      <style:text-properties fo:background-color="#ffffff"/>
    </style:style>
    <style:style style:name="T13_148" style:family="text">
      <style:text-properties fo:background-color="#ffffff"/>
    </style:style>
    <style:style style:name="T13_149" style:family="text">
      <style:text-properties fo:background-color="#ffffff"/>
    </style:style>
    <style:style style:name="T13_150" style:family="text">
      <style:text-properties fo:background-color="#ffffff"/>
    </style:style>
    <style:style style:name="T13_151" style:family="text">
      <style:text-properties fo:background-color="#ffffff"/>
    </style:style>
    <style:style style:name="T13_152" style:family="text">
      <style:text-properties fo:background-color="#ffffff"/>
    </style:style>
    <style:style style:name="T13_153" style:family="text">
      <style:text-properties fo:background-color="#ffffff"/>
    </style:style>
    <style:style style:name="T13_154" style:family="text">
      <style:text-properties fo:background-color="#ffffff"/>
    </style:style>
    <style:style style:name="T13_155" style:family="text">
      <style:text-properties fo:background-color="#ffffff"/>
    </style:style>
    <style:style style:name="T13_156" style:family="text">
      <style:text-properties fo:background-color="#ffffff"/>
    </style:style>
    <style:style style:name="T13_157" style:family="text">
      <style:text-properties fo:background-color="#ffffff"/>
    </style:style>
    <style:style style:name="T13_158" style:family="text">
      <style:text-properties fo:background-color="#ffffff"/>
    </style:style>
    <style:style style:name="T13_159" style:family="text">
      <style:text-properties fo:background-color="#ffffff"/>
    </style:style>
    <style:style style:name="T13_160" style:family="text">
      <style:text-properties fo:background-color="#ffffff"/>
    </style:style>
    <style:style style:name="T13_161" style:family="text">
      <style:text-properties fo:background-color="#ffffff"/>
    </style:style>
    <style:style style:name="T13_162" style:family="text">
      <style:text-properties fo:background-color="#ffffff"/>
    </style:style>
    <style:style style:name="T13_163" style:family="text">
      <style:text-properties fo:background-color="#ffffff"/>
    </style:style>
    <style:style style:name="T13_164" style:family="text">
      <style:text-properties fo:background-color="#ffffff"/>
    </style:style>
    <style:style style:name="T13_165" style:family="text">
      <style:text-properties fo:background-color="#ffffff"/>
    </style:style>
    <style:style style:name="T13_166" style:family="text">
      <style:text-properties fo:background-color="#ffffff"/>
    </style:style>
    <style:style style:name="T13_167" style:family="text">
      <style:text-properties fo:background-color="#ffffff"/>
    </style:style>
    <style:style style:name="T13_168" style:family="text">
      <style:text-properties fo:background-color="#ffffff"/>
    </style:style>
    <style:style style:name="T13_169" style:family="text">
      <style:text-properties fo:background-color="#ffffff"/>
    </style:style>
    <style:style style:name="T13_170" style:family="text">
      <style:text-properties fo:background-color="#ffffff"/>
    </style:style>
    <style:style style:name="T13_171" style:family="text">
      <style:text-properties fo:background-color="#ffffff"/>
    </style:style>
    <style:style style:name="T13_172" style:family="text">
      <style:text-properties fo:background-color="#ffffff"/>
    </style:style>
    <style:style style:name="T13_173" style:family="text">
      <style:text-properties fo:background-color="#ffffff"/>
    </style:style>
    <style:style style:name="T13_174" style:family="text">
      <style:text-properties fo:background-color="#ffffff"/>
    </style:style>
    <style:style style:name="T13_175" style:family="text">
      <style:text-properties fo:background-color="#ffffff"/>
    </style:style>
    <style:style style:name="T13_176" style:family="text">
      <style:text-properties fo:background-color="#ffffff"/>
    </style:style>
    <style:style style:name="T13_177" style:family="text">
      <style:text-properties fo:background-color="#ffffff"/>
    </style:style>
    <style:style style:name="T13_178" style:family="text">
      <style:text-properties fo:background-color="#ffffff"/>
    </style:style>
    <style:style style:name="T13_179" style:family="text">
      <style:text-properties fo:background-color="#ffffff"/>
    </style:style>
    <style:style style:name="T13_180" style:family="text">
      <style:text-properties fo:background-color="#ffffff"/>
    </style:style>
    <style:style style:name="T13_181" style:family="text">
      <style:text-properties fo:background-color="#ffffff"/>
    </style:style>
    <style:style style:name="T13_182" style:family="text">
      <style:text-properties fo:background-color="#ffffff"/>
    </style:style>
    <style:style style:name="T13_183" style:family="text">
      <style:text-properties fo:background-color="#ffffff"/>
    </style:style>
    <style:style style:name="T13_184" style:family="text">
      <style:text-properties fo:background-color="#ffffff"/>
    </style:style>
    <style:style style:name="T13_185" style:family="text">
      <style:text-properties fo:background-color="#ffffff"/>
    </style:style>
    <style:style style:name="T13_186" style:family="text">
      <style:text-properties fo:background-color="#ffffff"/>
    </style:style>
    <style:style style:name="T13_187" style:family="text">
      <style:text-properties fo:background-color="#ffffff"/>
    </style:style>
    <style:style style:name="T13_188" style:family="text">
      <style:text-properties fo:background-color="#ffffff"/>
    </style:style>
    <style:style style:name="T13_189" style:family="text">
      <style:text-properties fo:background-color="#ffffff"/>
    </style:style>
    <style:style style:name="T13_190" style:family="text">
      <style:text-properties fo:background-color="#ffffff"/>
    </style:style>
    <style:style style:name="T13_191" style:family="text">
      <style:text-properties fo:background-color="#ffffff"/>
    </style:style>
    <style:style style:name="T13_192" style:family="text">
      <style:text-properties fo:background-color="#ffffff"/>
    </style:style>
    <style:style style:name="T13_193" style:family="text">
      <style:text-properties fo:background-color="#ffffff"/>
    </style:style>
    <style:style style:name="T13_194" style:family="text">
      <style:text-properties fo:background-color="#ffffff"/>
    </style:style>
    <style:style style:name="T13_195" style:family="text">
      <style:text-properties fo:background-color="#ffffff"/>
    </style:style>
    <style:style style:name="T13_196" style:family="text">
      <style:text-properties fo:background-color="#ffffff"/>
    </style:style>
    <style:style style:name="T13_197" style:family="text">
      <style:text-properties fo:background-color="#ffffff"/>
    </style:style>
    <style:style style:name="T13_198" style:family="text">
      <style:text-properties fo:background-color="#ffffff"/>
    </style:style>
    <style:style style:name="T13_199" style:family="text">
      <style:text-properties fo:background-color="#ffffff"/>
    </style:style>
    <style:style style:name="T13_200" style:family="text">
      <style:text-properties fo:background-color="#ffffff"/>
    </style:style>
    <style:style style:name="T13_201" style:family="text">
      <style:text-properties fo:background-color="#ffffff"/>
    </style:style>
    <style:style style:name="T13_202" style:family="text">
      <style:text-properties fo:background-color="#ffffff"/>
    </style:style>
    <style:style style:name="T13_203" style:family="text">
      <style:text-properties fo:background-color="#ffffff"/>
    </style:style>
    <style:style style:name="T13_204" style:family="text">
      <style:text-properties fo:background-color="#ffffff"/>
    </style:style>
    <style:style style:name="T13_205" style:family="text">
      <style:text-properties fo:background-color="#ffffff"/>
    </style:style>
    <style:style style:name="T13_206" style:family="text">
      <style:text-properties fo:background-color="#ffffff"/>
    </style:style>
    <style:style style:name="T13_207" style:family="text">
      <style:text-properties fo:background-color="#ffffff"/>
    </style:style>
    <style:style style:name="T13_208" style:family="text">
      <style:text-properties fo:background-color="#ffffff"/>
    </style:style>
    <style:style style:name="T13_209" style:family="text">
      <style:text-properties fo:background-color="#ffffff"/>
    </style:style>
    <style:style style:name="T13_210" style:family="text">
      <style:text-properties fo:background-color="#ffffff"/>
    </style:style>
    <style:style style:name="T13_211" style:family="text">
      <style:text-properties fo:background-color="#ffffff"/>
    </style:style>
    <style:style style:name="T13_212" style:family="text">
      <style:text-properties fo:background-color="#ffffff"/>
    </style:style>
    <style:style style:name="T13_213" style:family="text">
      <style:text-properties fo:background-color="#ffffff"/>
    </style:style>
    <style:style style:name="T13_214" style:family="text">
      <style:text-properties fo:background-color="#ffffff"/>
    </style:style>
    <style:style style:name="T13_215" style:family="text">
      <style:text-properties fo:background-color="#ffffff"/>
    </style:style>
    <style:style style:name="T13_216" style:family="text">
      <style:text-properties fo:background-color="#ffffff"/>
    </style:style>
    <style:style style:name="T13_217" style:family="text">
      <style:text-properties fo:background-color="#ffffff"/>
    </style:style>
    <style:style style:name="T13_218" style:family="text">
      <style:text-properties fo:background-color="#ffffff"/>
    </style:style>
    <style:style style:name="T13_219" style:family="text">
      <style:text-properties fo:background-color="#ffffff"/>
    </style:style>
    <style:style style:name="T13_220" style:family="text">
      <style:text-properties fo:background-color="#ffffff"/>
    </style:style>
    <style:style style:name="T13_221" style:family="text">
      <style:text-properties fo:background-color="#ffffff"/>
    </style:style>
    <style:style style:name="T13_222" style:family="text">
      <style:text-properties fo:background-color="#ffffff"/>
    </style:style>
    <style:style style:name="T13_223" style:family="text">
      <style:text-properties fo:background-color="#ffffff"/>
    </style:style>
    <style:style style:name="T13_224" style:family="text">
      <style:text-properties fo:background-color="#ffffff"/>
    </style:style>
    <style:style style:name="T13_225" style:family="text">
      <style:text-properties fo:background-color="#ffffff"/>
    </style:style>
    <style:style style:name="T13_226" style:family="text">
      <style:text-properties fo:background-color="#ffffff"/>
    </style:style>
    <style:style style:name="T13_227" style:family="text">
      <style:text-properties fo:background-color="#ffffff"/>
    </style:style>
    <style:style style:name="T13_228" style:family="text">
      <style:text-properties fo:background-color="#ffffff"/>
    </style:style>
    <style:style style:name="T13_229" style:family="text">
      <style:text-properties fo:background-color="#ffffff"/>
    </style:style>
    <style:style style:name="T13_230" style:family="text">
      <style:text-properties fo:background-color="#ffffff"/>
    </style:style>
    <style:style style:name="T13_231" style:family="text">
      <style:text-properties fo:background-color="#ffffff"/>
    </style:style>
    <style:style style:name="T13_232" style:family="text">
      <style:text-properties fo:background-color="#ffffff"/>
    </style:style>
    <style:style style:name="T13_233" style:family="text">
      <style:text-properties fo:background-color="#ffffff"/>
    </style:style>
    <style:style style:name="T13_234" style:family="text">
      <style:text-properties fo:background-color="#ffffff"/>
    </style:style>
    <style:style style:name="T13_235" style:family="text">
      <style:text-properties fo:background-color="#ffffff"/>
    </style:style>
    <style:style style:name="T13_236" style:family="text">
      <style:text-properties fo:background-color="#ffffff"/>
    </style:style>
    <style:style style:name="P14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15" style:family="paragraph" style:parent-style-name="Standard">
      <style:paragraph-properties fo:break-before="auto" fo:line-height="115%" style:writing-mode="lr-tb"/>
    </style:style>
    <style:style style:name="T15_1" style:family="text">
      <style:text-properties fo:background-color="#ffffff"/>
    </style:style>
    <style:style style:name="T15_2" style:family="text">
      <style:text-properties fo:background-color="#ffffff"/>
    </style:style>
    <style:style style:name="T15_3" style:family="text">
      <style:text-properties fo:background-color="#ffffff"/>
    </style:style>
    <style:style style:name="T15_4" style:family="text">
      <style:text-properties fo:background-color="#ffffff"/>
    </style:style>
    <style:style style:name="T15_5" style:family="text">
      <style:text-properties fo:background-color="#ffffff"/>
    </style:style>
    <style:style style:name="T15_6" style:family="text">
      <style:text-properties fo:background-color="#ffffff"/>
    </style:style>
    <style:style style:name="T15_7" style:family="text">
      <style:text-properties fo:background-color="#ffffff"/>
    </style:style>
    <style:style style:name="T15_8" style:family="text">
      <style:text-properties fo:background-color="#ffffff"/>
    </style:style>
    <style:style style:name="T15_9" style:family="text">
      <style:text-properties fo:background-color="#ffffff"/>
    </style:style>
    <style:style style:name="T15_10" style:family="text">
      <style:text-properties fo:background-color="#ffffff"/>
    </style:style>
    <style:style style:name="T15_11" style:family="text">
      <style:text-properties fo:background-color="#ffffff"/>
    </style:style>
    <style:style style:name="T15_12" style:family="text">
      <style:text-properties fo:background-color="#ffffff"/>
    </style:style>
    <style:style style:name="T15_13" style:family="text">
      <style:text-properties fo:background-color="#ffffff"/>
    </style:style>
    <style:style style:name="T15_14" style:family="text">
      <style:text-properties fo:background-color="#ffffff"/>
    </style:style>
    <style:style style:name="T15_15" style:family="text">
      <style:text-properties fo:background-color="#ffffff"/>
    </style:style>
    <style:style style:name="T15_16" style:family="text">
      <style:text-properties fo:background-color="#ffffff"/>
    </style:style>
    <style:style style:name="T15_17" style:family="text">
      <style:text-properties fo:background-color="#ffffff"/>
    </style:style>
    <style:style style:name="T15_18" style:family="text">
      <style:text-properties fo:background-color="#ffffff"/>
    </style:style>
    <style:style style:name="T15_19" style:family="text">
      <style:text-properties fo:background-color="#ffffff"/>
    </style:style>
    <style:style style:name="T15_20" style:family="text">
      <style:text-properties fo:background-color="#ffffff"/>
    </style:style>
    <style:style style:name="T15_21" style:family="text">
      <style:text-properties fo:background-color="#ffffff"/>
    </style:style>
    <style:style style:name="T15_22" style:family="text">
      <style:text-properties fo:background-color="#ffffff"/>
    </style:style>
    <style:style style:name="T15_23" style:family="text">
      <style:text-properties fo:background-color="#ffffff"/>
    </style:style>
    <style:style style:name="T15_24" style:family="text">
      <style:text-properties fo:background-color="#ffffff"/>
    </style:style>
    <style:style style:name="T15_25" style:family="text">
      <style:text-properties fo:background-color="#ffffff"/>
    </style:style>
    <style:style style:name="T15_26" style:family="text">
      <style:text-properties fo:background-color="#ffffff"/>
    </style:style>
    <style:style style:name="T15_27" style:family="text">
      <style:text-properties fo:background-color="#ffffff"/>
    </style:style>
    <style:style style:name="T15_28" style:family="text">
      <style:text-properties fo:background-color="#ffffff"/>
    </style:style>
    <style:style style:name="T15_29" style:family="text">
      <style:text-properties fo:background-color="#ffffff"/>
    </style:style>
    <style:style style:name="T15_30" style:family="text">
      <style:text-properties fo:background-color="#ffffff"/>
    </style:style>
    <style:style style:name="T15_31" style:family="text">
      <style:text-properties fo:background-color="#ffffff"/>
    </style:style>
    <style:style style:name="T15_32" style:family="text">
      <style:text-properties fo:background-color="#ffffff"/>
    </style:style>
    <style:style style:name="T15_33" style:family="text">
      <style:text-properties fo:background-color="#ffffff"/>
    </style:style>
    <style:style style:name="T15_34" style:family="text">
      <style:text-properties fo:background-color="#ffffff"/>
    </style:style>
    <style:style style:name="T15_35" style:family="text">
      <style:text-properties fo:background-color="#ffffff"/>
    </style:style>
    <style:style style:name="T15_36" style:family="text">
      <style:text-properties fo:background-color="#ffffff"/>
    </style:style>
    <style:style style:name="T15_37" style:family="text">
      <style:text-properties fo:background-color="#ffffff"/>
    </style:style>
    <style:style style:name="T15_38" style:family="text">
      <style:text-properties fo:background-color="#ffffff"/>
    </style:style>
    <style:style style:name="T15_39" style:family="text">
      <style:text-properties fo:background-color="#ffffff"/>
    </style:style>
    <style:style style:name="T15_40" style:family="text">
      <style:text-properties fo:background-color="#ffffff"/>
    </style:style>
    <style:style style:name="T15_41" style:family="text">
      <style:text-properties fo:background-color="#ffffff"/>
    </style:style>
    <style:style style:name="T15_42" style:family="text">
      <style:text-properties fo:background-color="#ffffff"/>
    </style:style>
    <style:style style:name="T15_43" style:family="text">
      <style:text-properties fo:background-color="#ffffff"/>
    </style:style>
    <style:style style:name="T15_44" style:family="text">
      <style:text-properties fo:background-color="#ffffff"/>
    </style:style>
    <style:style style:name="T15_45" style:family="text">
      <style:text-properties fo:background-color="#ffffff"/>
    </style:style>
    <style:style style:name="T15_46" style:family="text">
      <style:text-properties fo:background-color="#ffffff"/>
    </style:style>
    <style:style style:name="T15_47" style:family="text">
      <style:text-properties fo:background-color="#ffffff"/>
    </style:style>
    <style:style style:name="T15_48" style:family="text">
      <style:text-properties fo:background-color="#ffffff"/>
    </style:style>
    <style:style style:name="T15_49" style:family="text">
      <style:text-properties fo:background-color="#ffffff"/>
    </style:style>
    <style:style style:name="T15_50" style:family="text">
      <style:text-properties fo:background-color="#ffffff"/>
    </style:style>
    <style:style style:name="T15_51" style:family="text">
      <style:text-properties fo:background-color="#ffffff"/>
    </style:style>
    <style:style style:name="T15_52" style:family="text">
      <style:text-properties fo:background-color="#ffffff"/>
    </style:style>
    <style:style style:name="T15_53" style:family="text">
      <style:text-properties fo:background-color="#ffffff"/>
    </style:style>
    <style:style style:name="T15_54" style:family="text">
      <style:text-properties fo:background-color="#ffffff"/>
    </style:style>
    <style:style style:name="T15_55" style:family="text">
      <style:text-properties fo:background-color="#ffffff"/>
    </style:style>
    <style:style style:name="T15_56" style:family="text">
      <style:text-properties fo:background-color="#ffffff"/>
    </style:style>
    <style:style style:name="T15_57" style:family="text">
      <style:text-properties fo:background-color="#ffffff"/>
    </style:style>
    <style:style style:name="T15_58" style:family="text">
      <style:text-properties fo:background-color="#ffffff"/>
    </style:style>
    <style:style style:name="T15_59" style:family="text">
      <style:text-properties fo:background-color="#ffffff"/>
    </style:style>
    <style:style style:name="T15_60" style:family="text">
      <style:text-properties fo:background-color="#ffffff"/>
    </style:style>
    <style:style style:name="T15_61" style:family="text">
      <style:text-properties fo:background-color="#ffffff"/>
    </style:style>
    <style:style style:name="T15_62" style:family="text">
      <style:text-properties fo:background-color="#ffffff"/>
    </style:style>
    <style:style style:name="T15_63" style:family="text">
      <style:text-properties fo:background-color="#ffffff"/>
    </style:style>
    <style:style style:name="T15_64" style:family="text">
      <style:text-properties fo:background-color="#ffffff"/>
    </style:style>
    <style:style style:name="T15_65" style:family="text">
      <style:text-properties fo:background-color="#ffffff"/>
    </style:style>
    <style:style style:name="T15_66" style:family="text">
      <style:text-properties fo:background-color="#ffffff"/>
    </style:style>
    <style:style style:name="T15_67" style:family="text">
      <style:text-properties fo:background-color="#ffffff"/>
    </style:style>
    <style:style style:name="T15_68" style:family="text">
      <style:text-properties fo:background-color="#ffffff"/>
    </style:style>
    <style:style style:name="T15_69" style:family="text">
      <style:text-properties fo:background-color="#ffffff"/>
    </style:style>
    <style:style style:name="T15_70" style:family="text">
      <style:text-properties fo:background-color="#ffffff"/>
    </style:style>
    <style:style style:name="T15_71" style:family="text">
      <style:text-properties fo:background-color="#ffffff"/>
    </style:style>
    <style:style style:name="T15_72" style:family="text">
      <style:text-properties fo:background-color="#ffffff"/>
    </style:style>
    <style:style style:name="T15_73" style:family="text">
      <style:text-properties fo:background-color="#ffffff"/>
    </style:style>
    <style:style style:name="T15_74" style:family="text">
      <style:text-properties fo:background-color="#ffffff"/>
    </style:style>
    <style:style style:name="T15_75" style:family="text">
      <style:text-properties fo:background-color="#ffffff"/>
    </style:style>
    <style:style style:name="T15_76" style:family="text">
      <style:text-properties fo:background-color="#ffffff"/>
    </style:style>
    <style:style style:name="T15_77" style:family="text">
      <style:text-properties fo:background-color="#ffffff"/>
    </style:style>
    <style:style style:name="T15_78" style:family="text">
      <style:text-properties fo:background-color="#ffffff"/>
    </style:style>
    <style:style style:name="T15_79" style:family="text">
      <style:text-properties fo:background-color="#ffffff"/>
    </style:style>
    <style:style style:name="T15_80" style:family="text">
      <style:text-properties fo:background-color="#ffffff"/>
    </style:style>
    <style:style style:name="T15_81" style:family="text">
      <style:text-properties fo:background-color="#ffffff"/>
    </style:style>
    <style:style style:name="T15_82" style:family="text">
      <style:text-properties fo:background-color="#ffffff"/>
    </style:style>
    <style:style style:name="T15_83" style:family="text">
      <style:text-properties fo:background-color="#ffffff"/>
    </style:style>
    <style:style style:name="T15_84" style:family="text">
      <style:text-properties fo:background-color="#ffffff"/>
    </style:style>
    <style:style style:name="T15_85" style:family="text">
      <style:text-properties fo:background-color="#ffffff"/>
    </style:style>
    <style:style style:name="T15_86" style:family="text">
      <style:text-properties fo:background-color="#ffffff"/>
    </style:style>
    <style:style style:name="T15_87" style:family="text">
      <style:text-properties fo:background-color="#ffffff"/>
    </style:style>
    <style:style style:name="T15_88" style:family="text">
      <style:text-properties fo:background-color="#ffffff"/>
    </style:style>
    <style:style style:name="T15_89" style:family="text">
      <style:text-properties fo:background-color="#ffffff"/>
    </style:style>
    <style:style style:name="T15_90" style:family="text">
      <style:text-properties fo:background-color="#ffffff"/>
    </style:style>
    <style:style style:name="T15_91" style:family="text">
      <style:text-properties fo:background-color="#ffffff"/>
    </style:style>
    <style:style style:name="T15_92" style:family="text">
      <style:text-properties fo:background-color="#ffffff"/>
    </style:style>
    <style:style style:name="T15_93" style:family="text">
      <style:text-properties fo:background-color="#ffffff"/>
    </style:style>
    <style:style style:name="T15_94" style:family="text">
      <style:text-properties fo:background-color="#ffffff"/>
    </style:style>
    <style:style style:name="T15_95" style:family="text">
      <style:text-properties fo:background-color="#ffffff"/>
    </style:style>
    <style:style style:name="T15_96" style:family="text">
      <style:text-properties fo:background-color="#ffffff"/>
    </style:style>
    <style:style style:name="T15_97" style:family="text">
      <style:text-properties fo:background-color="#ffffff"/>
    </style:style>
    <style:style style:name="T15_98" style:family="text">
      <style:text-properties fo:background-color="#ffffff"/>
    </style:style>
    <style:style style:name="T15_99" style:family="text">
      <style:text-properties fo:background-color="#ffffff"/>
    </style:style>
    <style:style style:name="T15_100" style:family="text">
      <style:text-properties fo:background-color="#ffffff"/>
    </style:style>
    <style:style style:name="T15_101" style:family="text">
      <style:text-properties fo:background-color="#ffffff"/>
    </style:style>
    <style:style style:name="T15_102" style:family="text">
      <style:text-properties fo:background-color="#ffffff"/>
    </style:style>
    <style:style style:name="T15_103" style:family="text">
      <style:text-properties fo:background-color="#ffffff"/>
    </style:style>
    <style:style style:name="T15_104" style:family="text">
      <style:text-properties fo:background-color="#ffffff"/>
    </style:style>
    <style:style style:name="T15_105" style:family="text">
      <style:text-properties fo:background-color="#ffffff"/>
    </style:style>
    <style:style style:name="T15_106" style:family="text">
      <style:text-properties fo:background-color="#ffffff"/>
    </style:style>
    <style:style style:name="T15_107" style:family="text">
      <style:text-properties fo:background-color="#ffffff"/>
    </style:style>
    <style:style style:name="T15_108" style:family="text">
      <style:text-properties fo:background-color="#ffffff"/>
    </style:style>
    <style:style style:name="T15_109" style:family="text">
      <style:text-properties fo:background-color="#ffffff"/>
    </style:style>
    <style:style style:name="T15_110" style:family="text">
      <style:text-properties fo:background-color="#ffffff"/>
    </style:style>
    <style:style style:name="T15_111" style:family="text">
      <style:text-properties fo:background-color="#ffffff"/>
    </style:style>
    <style:style style:name="T15_112" style:family="text">
      <style:text-properties fo:background-color="#ffffff"/>
    </style:style>
    <style:style style:name="T15_113" style:family="text">
      <style:text-properties fo:background-color="#ffffff"/>
    </style:style>
    <style:style style:name="T15_114" style:family="text">
      <style:text-properties fo:background-color="#ffffff"/>
    </style:style>
    <style:style style:name="T15_115" style:family="text">
      <style:text-properties fo:background-color="#ffffff"/>
    </style:style>
    <style:style style:name="T15_116" style:family="text">
      <style:text-properties fo:background-color="#ffffff"/>
    </style:style>
    <style:style style:name="T15_117" style:family="text">
      <style:text-properties fo:background-color="#ffffff"/>
    </style:style>
    <style:style style:name="T15_118" style:family="text">
      <style:text-properties fo:background-color="#ffffff"/>
    </style:style>
    <style:style style:name="T15_119" style:family="text">
      <style:text-properties fo:background-color="#ffffff"/>
    </style:style>
    <style:style style:name="T15_120" style:family="text">
      <style:text-properties fo:background-color="#ffffff"/>
    </style:style>
    <style:style style:name="T15_121" style:family="text">
      <style:text-properties fo:background-color="#ffffff"/>
    </style:style>
    <style:style style:name="T15_122" style:family="text">
      <style:text-properties fo:background-color="#ffffff"/>
    </style:style>
    <style:style style:name="T15_123" style:family="text">
      <style:text-properties fo:background-color="#ffffff"/>
    </style:style>
    <style:style style:name="T15_124" style:family="text">
      <style:text-properties fo:background-color="#ffffff"/>
    </style:style>
    <style:style style:name="T15_125" style:family="text">
      <style:text-properties fo:background-color="#ffffff"/>
    </style:style>
    <style:style style:name="T15_126" style:family="text">
      <style:text-properties fo:background-color="#ffffff"/>
    </style:style>
    <style:style style:name="T15_127" style:family="text">
      <style:text-properties fo:background-color="#ffffff"/>
    </style:style>
    <style:style style:name="T15_128" style:family="text">
      <style:text-properties fo:background-color="#ffffff"/>
    </style:style>
    <style:style style:name="T15_129" style:family="text">
      <style:text-properties fo:background-color="#ffffff"/>
    </style:style>
    <style:style style:name="T15_130" style:family="text">
      <style:text-properties fo:background-color="#ffffff"/>
    </style:style>
    <style:style style:name="T15_131" style:family="text">
      <style:text-properties fo:background-color="#ffffff"/>
    </style:style>
    <style:style style:name="T15_132" style:family="text">
      <style:text-properties fo:background-color="#ffffff"/>
    </style:style>
    <style:style style:name="T15_133" style:family="text">
      <style:text-properties fo:background-color="#ffffff"/>
    </style:style>
    <style:style style:name="T15_134" style:family="text">
      <style:text-properties fo:background-color="#ffffff"/>
    </style:style>
    <style:style style:name="T15_135" style:family="text">
      <style:text-properties fo:background-color="#ffffff"/>
    </style:style>
    <style:style style:name="T15_136" style:family="text">
      <style:text-properties fo:background-color="#ffffff"/>
    </style:style>
    <style:style style:name="T15_137" style:family="text">
      <style:text-properties fo:background-color="#ffffff"/>
    </style:style>
    <style:style style:name="T15_138" style:family="text">
      <style:text-properties fo:background-color="#ffffff"/>
    </style:style>
    <style:style style:name="T15_139" style:family="text">
      <style:text-properties fo:background-color="#ffffff"/>
    </style:style>
    <style:style style:name="T15_140" style:family="text">
      <style:text-properties fo:background-color="#ffffff"/>
    </style:style>
    <style:style style:name="T15_141" style:family="text">
      <style:text-properties fo:background-color="#ffffff"/>
    </style:style>
    <style:style style:name="T15_142" style:family="text">
      <style:text-properties fo:background-color="#ffffff"/>
    </style:style>
    <style:style style:name="T15_143" style:family="text">
      <style:text-properties fo:background-color="#ffffff"/>
    </style:style>
    <style:style style:name="T15_144" style:family="text">
      <style:text-properties fo:background-color="#ffffff"/>
    </style:style>
    <style:style style:name="T15_145" style:family="text">
      <style:text-properties fo:background-color="#ffffff"/>
    </style:style>
    <style:style style:name="T15_146" style:family="text">
      <style:text-properties fo:background-color="#ffffff"/>
    </style:style>
    <style:style style:name="T15_147" style:family="text">
      <style:text-properties fo:background-color="#ffffff"/>
    </style:style>
    <style:style style:name="T15_148" style:family="text">
      <style:text-properties fo:background-color="#ffffff"/>
    </style:style>
    <style:style style:name="T15_149" style:family="text">
      <style:text-properties fo:background-color="#ffffff"/>
    </style:style>
    <style:style style:name="T15_150" style:family="text">
      <style:text-properties fo:background-color="#ffffff"/>
    </style:style>
    <style:style style:name="T15_151" style:family="text">
      <style:text-properties fo:background-color="#ffffff"/>
    </style:style>
    <style:style style:name="T15_152" style:family="text">
      <style:text-properties fo:background-color="#ffffff"/>
    </style:style>
    <style:style style:name="T15_153" style:family="text">
      <style:text-properties fo:background-color="#ffffff"/>
    </style:style>
    <style:style style:name="T15_154" style:family="text">
      <style:text-properties fo:background-color="#ffffff"/>
    </style:style>
    <style:style style:name="T15_155" style:family="text">
      <style:text-properties fo:background-color="#ffffff"/>
    </style:style>
    <style:style style:name="T15_156" style:family="text">
      <style:text-properties fo:background-color="#ffffff"/>
    </style:style>
    <style:style style:name="T15_157" style:family="text">
      <style:text-properties fo:background-color="#ffffff"/>
    </style:style>
    <style:style style:name="T15_158" style:family="text">
      <style:text-properties fo:background-color="#ffffff"/>
    </style:style>
    <style:style style:name="T15_159" style:family="text">
      <style:text-properties fo:background-color="#ffffff"/>
    </style:style>
    <style:style style:name="T15_160" style:family="text">
      <style:text-properties fo:background-color="#ffffff"/>
    </style:style>
    <style:style style:name="T15_161" style:family="text">
      <style:text-properties fo:background-color="#ffffff"/>
    </style:style>
    <style:style style:name="T15_162" style:family="text">
      <style:text-properties fo:background-color="#ffffff"/>
    </style:style>
    <style:style style:name="T15_163" style:family="text">
      <style:text-properties fo:background-color="#ffffff"/>
    </style:style>
    <style:style style:name="T15_164" style:family="text">
      <style:text-properties fo:background-color="#ffffff"/>
    </style:style>
    <style:style style:name="T15_165" style:family="text">
      <style:text-properties fo:background-color="#ffffff"/>
    </style:style>
    <style:style style:name="T15_166" style:family="text">
      <style:text-properties fo:background-color="#ffffff"/>
    </style:style>
    <style:style style:name="T15_167" style:family="text">
      <style:text-properties fo:background-color="#ffffff"/>
    </style:style>
    <style:style style:name="T15_168" style:family="text">
      <style:text-properties fo:background-color="#ffffff"/>
    </style:style>
    <style:style style:name="T15_169" style:family="text">
      <style:text-properties fo:background-color="#ffffff"/>
    </style:style>
    <style:style style:name="T15_170" style:family="text">
      <style:text-properties fo:background-color="#ffffff"/>
    </style:style>
    <style:style style:name="T15_171" style:family="text">
      <style:text-properties fo:background-color="#ffffff"/>
    </style:style>
    <style:style style:name="T15_172" style:family="text">
      <style:text-properties fo:background-color="#ffffff"/>
    </style:style>
    <style:style style:name="T15_173" style:family="text">
      <style:text-properties fo:background-color="#ffffff"/>
    </style:style>
    <style:style style:name="T15_174" style:family="text">
      <style:text-properties fo:background-color="#ffffff"/>
    </style:style>
    <style:style style:name="T15_175" style:family="text">
      <style:text-properties fo:background-color="#ffffff"/>
    </style:style>
    <style:style style:name="T15_176" style:family="text">
      <style:text-properties fo:background-color="#ffffff"/>
    </style:style>
    <style:style style:name="T15_177" style:family="text">
      <style:text-properties fo:background-color="#ffffff"/>
    </style:style>
    <style:style style:name="T15_178" style:family="text">
      <style:text-properties fo:background-color="#ffffff"/>
    </style:style>
    <style:style style:name="T15_179" style:family="text">
      <style:text-properties fo:background-color="#ffffff"/>
    </style:style>
    <style:style style:name="T15_180" style:family="text">
      <style:text-properties fo:background-color="#ffffff"/>
    </style:style>
    <style:style style:name="T15_181" style:family="text">
      <style:text-properties fo:background-color="#ffffff"/>
    </style:style>
    <style:style style:name="T15_182" style:family="text">
      <style:text-properties fo:background-color="#ffffff"/>
    </style:style>
    <style:style style:name="T15_183" style:family="text">
      <style:text-properties fo:background-color="#ffffff"/>
    </style:style>
    <style:style style:name="T15_184" style:family="text">
      <style:text-properties fo:background-color="#ffffff"/>
    </style:style>
    <style:style style:name="T15_185" style:family="text">
      <style:text-properties fo:background-color="#ffffff"/>
    </style:style>
    <style:style style:name="T15_186" style:family="text">
      <style:text-properties fo:background-color="#ffffff"/>
    </style:style>
    <style:style style:name="T15_187" style:family="text">
      <style:text-properties fo:background-color="#ffffff"/>
    </style:style>
    <style:style style:name="T15_188" style:family="text">
      <style:text-properties fo:background-color="#ffffff"/>
    </style:style>
    <style:style style:name="T15_189" style:family="text">
      <style:text-properties fo:background-color="#ffffff"/>
    </style:style>
    <style:style style:name="T15_190" style:family="text">
      <style:text-properties fo:background-color="#ffffff"/>
    </style:style>
    <style:style style:name="T15_191" style:family="text">
      <style:text-properties fo:background-color="#ffffff"/>
    </style:style>
    <style:style style:name="T15_192" style:family="text">
      <style:text-properties fo:background-color="#ffffff"/>
    </style:style>
    <style:style style:name="T15_193" style:family="text">
      <style:text-properties fo:background-color="#ffffff"/>
    </style:style>
    <style:style style:name="T15_194" style:family="text">
      <style:text-properties fo:background-color="#ffffff"/>
    </style:style>
    <style:style style:name="T15_195" style:family="text">
      <style:text-properties fo:background-color="#ffffff"/>
    </style:style>
    <style:style style:name="T15_196" style:family="text">
      <style:text-properties fo:background-color="#ffffff"/>
    </style:style>
    <style:style style:name="T15_197" style:family="text">
      <style:text-properties fo:background-color="#ffffff"/>
    </style:style>
    <style:style style:name="T15_198" style:family="text">
      <style:text-properties fo:background-color="#ffffff"/>
    </style:style>
    <style:style style:name="T15_199" style:family="text">
      <style:text-properties fo:background-color="#ffffff"/>
    </style:style>
    <style:style style:name="T15_200" style:family="text">
      <style:text-properties fo:background-color="#ffffff"/>
    </style:style>
    <style:style style:name="T15_201" style:family="text">
      <style:text-properties fo:background-color="#ffffff"/>
    </style:style>
    <style:style style:name="T15_202" style:family="text">
      <style:text-properties fo:background-color="#ffffff"/>
    </style:style>
    <style:style style:name="T15_203" style:family="text">
      <style:text-properties fo:background-color="#ffffff"/>
    </style:style>
    <style:style style:name="T15_204" style:family="text">
      <style:text-properties fo:background-color="#ffffff"/>
    </style:style>
    <style:style style:name="T15_205" style:family="text">
      <style:text-properties fo:background-color="#ffffff"/>
    </style:style>
    <style:style style:name="T15_206" style:family="text">
      <style:text-properties fo:background-color="#ffffff"/>
    </style:style>
    <style:style style:name="T15_207" style:family="text">
      <style:text-properties fo:background-color="#ffffff"/>
    </style:style>
    <style:style style:name="T15_208" style:family="text">
      <style:text-properties fo:background-color="#ffffff"/>
    </style:style>
    <style:style style:name="P16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17" style:family="paragraph" style:parent-style-name="Standard">
      <style:paragraph-properties fo:break-before="auto" fo:line-height="115%" style:writing-mode="lr-tb"/>
    </style:style>
    <style:style style:name="T17_1" style:family="text">
      <style:text-properties fo:background-color="#ffffff"/>
    </style:style>
    <style:style style:name="T17_2" style:family="text">
      <style:text-properties fo:background-color="#ffffff"/>
    </style:style>
    <style:style style:name="T17_3" style:family="text">
      <style:text-properties fo:background-color="#ffffff"/>
    </style:style>
    <style:style style:name="T17_4" style:family="text">
      <style:text-properties fo:background-color="#ffffff"/>
    </style:style>
    <style:style style:name="T17_5" style:family="text">
      <style:text-properties fo:background-color="#ffffff"/>
    </style:style>
    <style:style style:name="T17_6" style:family="text">
      <style:text-properties fo:background-color="#ffffff"/>
    </style:style>
    <style:style style:name="T17_7" style:family="text">
      <style:text-properties fo:background-color="#ffffff"/>
    </style:style>
    <style:style style:name="T17_8" style:family="text">
      <style:text-properties fo:background-color="#ffffff"/>
    </style:style>
    <style:style style:name="T17_9" style:family="text">
      <style:text-properties fo:background-color="#ffffff"/>
    </style:style>
    <style:style style:name="T17_10" style:family="text">
      <style:text-properties fo:background-color="#ffffff"/>
    </style:style>
    <style:style style:name="T17_11" style:family="text">
      <style:text-properties fo:background-color="#ffffff"/>
    </style:style>
    <style:style style:name="T17_12" style:family="text">
      <style:text-properties fo:background-color="#ffffff"/>
    </style:style>
    <style:style style:name="T17_13" style:family="text">
      <style:text-properties fo:background-color="#ffffff"/>
    </style:style>
    <style:style style:name="T17_14" style:family="text">
      <style:text-properties fo:background-color="#ffffff"/>
    </style:style>
    <style:style style:name="T17_15" style:family="text">
      <style:text-properties fo:background-color="#ffffff"/>
    </style:style>
    <style:style style:name="T17_16" style:family="text">
      <style:text-properties fo:background-color="#ffffff"/>
    </style:style>
    <style:style style:name="T17_17" style:family="text">
      <style:text-properties fo:background-color="#ffffff"/>
    </style:style>
    <style:style style:name="T17_18" style:family="text">
      <style:text-properties fo:background-color="#ffffff"/>
    </style:style>
    <style:style style:name="T17_19" style:family="text">
      <style:text-properties fo:background-color="#ffffff"/>
    </style:style>
    <style:style style:name="T17_20" style:family="text">
      <style:text-properties fo:background-color="#ffffff"/>
    </style:style>
    <style:style style:name="T17_21" style:family="text">
      <style:text-properties fo:background-color="#ffffff"/>
    </style:style>
    <style:style style:name="T17_22" style:family="text">
      <style:text-properties fo:background-color="#ffffff"/>
    </style:style>
    <style:style style:name="T17_23" style:family="text">
      <style:text-properties fo:background-color="#ffffff"/>
    </style:style>
    <style:style style:name="T17_24" style:family="text">
      <style:text-properties fo:background-color="#ffffff"/>
    </style:style>
    <style:style style:name="T17_25" style:family="text">
      <style:text-properties fo:background-color="#ffffff"/>
    </style:style>
    <style:style style:name="T17_26" style:family="text">
      <style:text-properties fo:background-color="#ffffff"/>
    </style:style>
    <style:style style:name="T17_27" style:family="text">
      <style:text-properties fo:background-color="#ffffff"/>
    </style:style>
    <style:style style:name="T17_28" style:family="text">
      <style:text-properties fo:background-color="#ffffff"/>
    </style:style>
    <style:style style:name="T17_29" style:family="text">
      <style:text-properties fo:background-color="#ffffff"/>
    </style:style>
    <style:style style:name="T17_30" style:family="text">
      <style:text-properties fo:background-color="#ffffff"/>
    </style:style>
    <style:style style:name="T17_31" style:family="text">
      <style:text-properties fo:background-color="#ffffff"/>
    </style:style>
    <style:style style:name="T17_32" style:family="text">
      <style:text-properties fo:background-color="#ffffff"/>
    </style:style>
    <style:style style:name="T17_33" style:family="text">
      <style:text-properties fo:background-color="#ffffff"/>
    </style:style>
    <style:style style:name="T17_34" style:family="text">
      <style:text-properties fo:background-color="#ffffff"/>
    </style:style>
    <style:style style:name="T17_35" style:family="text">
      <style:text-properties fo:background-color="#ffffff"/>
    </style:style>
    <style:style style:name="T17_36" style:family="text">
      <style:text-properties fo:background-color="#ffffff"/>
    </style:style>
    <style:style style:name="T17_37" style:family="text">
      <style:text-properties fo:background-color="#ffffff"/>
    </style:style>
    <style:style style:name="T17_38" style:family="text">
      <style:text-properties fo:background-color="#ffffff"/>
    </style:style>
    <style:style style:name="T17_39" style:family="text">
      <style:text-properties fo:background-color="#ffffff"/>
    </style:style>
    <style:style style:name="T17_40" style:family="text">
      <style:text-properties fo:background-color="#ffffff"/>
    </style:style>
    <style:style style:name="T17_41" style:family="text">
      <style:text-properties fo:background-color="#ffffff"/>
    </style:style>
    <style:style style:name="T17_42" style:family="text">
      <style:text-properties fo:background-color="#ffffff"/>
    </style:style>
    <style:style style:name="T17_43" style:family="text">
      <style:text-properties fo:background-color="#ffffff"/>
    </style:style>
    <style:style style:name="T17_44" style:family="text">
      <style:text-properties fo:background-color="#ffffff"/>
    </style:style>
    <style:style style:name="T17_45" style:family="text">
      <style:text-properties fo:background-color="#ffffff"/>
    </style:style>
    <style:style style:name="T17_46" style:family="text">
      <style:text-properties fo:background-color="#ffffff"/>
    </style:style>
    <style:style style:name="T17_47" style:family="text">
      <style:text-properties fo:background-color="#ffffff"/>
    </style:style>
    <style:style style:name="T17_48" style:family="text">
      <style:text-properties fo:background-color="#ffffff"/>
    </style:style>
    <style:style style:name="T17_49" style:family="text">
      <style:text-properties fo:background-color="#ffffff"/>
    </style:style>
    <style:style style:name="T17_50" style:family="text">
      <style:text-properties fo:background-color="#ffffff"/>
    </style:style>
    <style:style style:name="T17_51" style:family="text">
      <style:text-properties fo:background-color="#ffffff"/>
    </style:style>
    <style:style style:name="T17_52" style:family="text">
      <style:text-properties fo:background-color="#ffffff"/>
    </style:style>
    <style:style style:name="T17_53" style:family="text">
      <style:text-properties fo:background-color="#ffffff"/>
    </style:style>
    <style:style style:name="T17_54" style:family="text">
      <style:text-properties fo:background-color="#ffffff"/>
    </style:style>
    <style:style style:name="T17_55" style:family="text">
      <style:text-properties fo:background-color="#ffffff"/>
    </style:style>
    <style:style style:name="T17_56" style:family="text">
      <style:text-properties fo:background-color="#ffffff"/>
    </style:style>
    <style:style style:name="T17_57" style:family="text">
      <style:text-properties fo:background-color="#ffffff"/>
    </style:style>
    <style:style style:name="T17_58" style:family="text">
      <style:text-properties fo:background-color="#ffffff"/>
    </style:style>
    <style:style style:name="T17_59" style:family="text">
      <style:text-properties fo:background-color="#ffffff"/>
    </style:style>
    <style:style style:name="T17_60" style:family="text">
      <style:text-properties fo:background-color="#ffffff"/>
    </style:style>
    <style:style style:name="T17_61" style:family="text">
      <style:text-properties fo:background-color="#ffffff"/>
    </style:style>
    <style:style style:name="T17_62" style:family="text">
      <style:text-properties fo:background-color="#ffffff"/>
    </style:style>
    <style:style style:name="T17_63" style:family="text">
      <style:text-properties fo:background-color="#ffffff"/>
    </style:style>
    <style:style style:name="T17_64" style:family="text">
      <style:text-properties fo:background-color="#ffffff"/>
    </style:style>
    <style:style style:name="T17_65" style:family="text">
      <style:text-properties fo:background-color="#ffffff"/>
    </style:style>
    <style:style style:name="T17_66" style:family="text">
      <style:text-properties fo:background-color="#ffffff"/>
    </style:style>
    <style:style style:name="T17_67" style:family="text">
      <style:text-properties fo:background-color="#ffffff"/>
    </style:style>
    <style:style style:name="T17_68" style:family="text">
      <style:text-properties fo:background-color="#ffffff"/>
    </style:style>
    <style:style style:name="T17_69" style:family="text">
      <style:text-properties fo:background-color="#ffffff"/>
    </style:style>
    <style:style style:name="T17_70" style:family="text">
      <style:text-properties fo:background-color="#ffffff"/>
    </style:style>
    <style:style style:name="T17_71" style:family="text">
      <style:text-properties fo:background-color="#ffffff"/>
    </style:style>
    <style:style style:name="T17_72" style:family="text">
      <style:text-properties fo:background-color="#ffffff"/>
    </style:style>
    <style:style style:name="T17_73" style:family="text">
      <style:text-properties fo:background-color="#ffffff"/>
    </style:style>
    <style:style style:name="T17_74" style:family="text">
      <style:text-properties fo:background-color="#ffffff"/>
    </style:style>
    <style:style style:name="T17_75" style:family="text">
      <style:text-properties fo:background-color="#ffffff"/>
    </style:style>
    <style:style style:name="T17_76" style:family="text">
      <style:text-properties fo:background-color="#ffffff"/>
    </style:style>
    <style:style style:name="T17_77" style:family="text">
      <style:text-properties fo:background-color="#ffffff"/>
    </style:style>
    <style:style style:name="T17_78" style:family="text">
      <style:text-properties fo:background-color="#ffffff"/>
    </style:style>
    <style:style style:name="T17_79" style:family="text">
      <style:text-properties fo:background-color="#ffffff"/>
    </style:style>
    <style:style style:name="T17_80" style:family="text">
      <style:text-properties fo:background-color="#ffffff"/>
    </style:style>
    <style:style style:name="T17_81" style:family="text">
      <style:text-properties fo:background-color="#ffffff"/>
    </style:style>
    <style:style style:name="T17_82" style:family="text">
      <style:text-properties fo:background-color="#ffffff"/>
    </style:style>
    <style:style style:name="T17_83" style:family="text">
      <style:text-properties fo:background-color="#ffffff"/>
    </style:style>
    <style:style style:name="T17_84" style:family="text">
      <style:text-properties fo:background-color="#ffffff"/>
    </style:style>
    <style:style style:name="T17_85" style:family="text">
      <style:text-properties fo:background-color="#ffffff"/>
    </style:style>
    <style:style style:name="T17_86" style:family="text">
      <style:text-properties fo:background-color="#ffffff"/>
    </style:style>
    <style:style style:name="T17_87" style:family="text">
      <style:text-properties fo:background-color="#ffffff"/>
    </style:style>
    <style:style style:name="T17_88" style:family="text">
      <style:text-properties fo:background-color="#ffffff"/>
    </style:style>
    <style:style style:name="T17_89" style:family="text">
      <style:text-properties fo:background-color="#ffffff"/>
    </style:style>
    <style:style style:name="T17_90" style:family="text">
      <style:text-properties fo:background-color="#ffffff"/>
    </style:style>
    <style:style style:name="T17_91" style:family="text">
      <style:text-properties fo:background-color="#ffffff"/>
    </style:style>
    <style:style style:name="T17_92" style:family="text">
      <style:text-properties fo:background-color="#ffffff"/>
    </style:style>
    <style:style style:name="P18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19" style:family="paragraph" style:parent-style-name="Standard">
      <style:paragraph-properties fo:break-before="auto" fo:line-height="115%" style:writing-mode="lr-tb"/>
    </style:style>
    <style:style style:name="T19_1" style:family="text">
      <style:text-properties fo:background-color="#ffffff"/>
    </style:style>
    <style:style style:name="T19_2" style:family="text">
      <style:text-properties fo:background-color="#ffffff"/>
    </style:style>
    <style:style style:name="T19_3" style:family="text">
      <style:text-properties fo:background-color="#ffffff"/>
    </style:style>
    <style:style style:name="T19_4" style:family="text">
      <style:text-properties fo:background-color="#ffffff"/>
    </style:style>
    <style:style style:name="T19_5" style:family="text">
      <style:text-properties fo:background-color="#ffffff"/>
    </style:style>
    <style:style style:name="T19_6" style:family="text">
      <style:text-properties fo:background-color="#ffffff"/>
    </style:style>
    <style:style style:name="T19_7" style:family="text">
      <style:text-properties fo:background-color="#ffffff"/>
    </style:style>
    <style:style style:name="T19_8" style:family="text">
      <style:text-properties fo:background-color="#ffffff"/>
    </style:style>
    <style:style style:name="T19_9" style:family="text">
      <style:text-properties fo:background-color="#ffffff"/>
    </style:style>
    <style:style style:name="T19_10" style:family="text">
      <style:text-properties fo:background-color="#ffffff"/>
    </style:style>
    <style:style style:name="T19_11" style:family="text">
      <style:text-properties fo:background-color="#ffffff"/>
    </style:style>
    <style:style style:name="T19_12" style:family="text">
      <style:text-properties fo:background-color="#ffffff"/>
    </style:style>
    <style:style style:name="T19_13" style:family="text">
      <style:text-properties fo:background-color="#ffffff"/>
    </style:style>
    <style:style style:name="T19_14" style:family="text">
      <style:text-properties fo:background-color="#ffffff"/>
    </style:style>
    <style:style style:name="T19_15" style:family="text">
      <style:text-properties fo:background-color="#ffffff"/>
    </style:style>
    <style:style style:name="T19_16" style:family="text">
      <style:text-properties fo:background-color="#ffffff"/>
    </style:style>
    <style:style style:name="T19_17" style:family="text">
      <style:text-properties fo:background-color="#ffffff"/>
    </style:style>
    <style:style style:name="T19_18" style:family="text">
      <style:text-properties fo:background-color="#ffffff"/>
    </style:style>
    <style:style style:name="T19_19" style:family="text">
      <style:text-properties fo:background-color="#ffffff"/>
    </style:style>
    <style:style style:name="T19_20" style:family="text">
      <style:text-properties fo:background-color="#ffffff"/>
    </style:style>
    <style:style style:name="T19_21" style:family="text">
      <style:text-properties fo:background-color="#ffffff"/>
    </style:style>
    <style:style style:name="T19_22" style:family="text">
      <style:text-properties fo:background-color="#ffffff"/>
    </style:style>
    <style:style style:name="T19_23" style:family="text">
      <style:text-properties fo:background-color="#ffffff"/>
    </style:style>
    <style:style style:name="T19_24" style:family="text">
      <style:text-properties fo:background-color="#ffffff"/>
    </style:style>
    <style:style style:name="T19_25" style:family="text">
      <style:text-properties fo:background-color="#ffffff"/>
    </style:style>
    <style:style style:name="T19_26" style:family="text">
      <style:text-properties fo:background-color="#ffffff"/>
    </style:style>
    <style:style style:name="T19_27" style:family="text">
      <style:text-properties fo:background-color="#ffffff"/>
    </style:style>
    <style:style style:name="T19_28" style:family="text">
      <style:text-properties fo:background-color="#ffffff"/>
    </style:style>
    <style:style style:name="T19_29" style:family="text">
      <style:text-properties fo:background-color="#ffffff"/>
    </style:style>
    <style:style style:name="T19_30" style:family="text">
      <style:text-properties fo:background-color="#ffffff"/>
    </style:style>
    <style:style style:name="T19_31" style:family="text">
      <style:text-properties fo:background-color="#ffffff"/>
    </style:style>
    <style:style style:name="T19_32" style:family="text">
      <style:text-properties fo:background-color="#ffffff"/>
    </style:style>
    <style:style style:name="T19_33" style:family="text">
      <style:text-properties fo:background-color="#ffffff"/>
    </style:style>
    <style:style style:name="T19_34" style:family="text">
      <style:text-properties fo:background-color="#ffffff"/>
    </style:style>
    <style:style style:name="T19_35" style:family="text">
      <style:text-properties fo:background-color="#ffffff"/>
    </style:style>
    <style:style style:name="T19_36" style:family="text">
      <style:text-properties fo:background-color="#ffffff"/>
    </style:style>
    <style:style style:name="T19_37" style:family="text">
      <style:text-properties fo:background-color="#ffffff"/>
    </style:style>
    <style:style style:name="T19_38" style:family="text">
      <style:text-properties fo:background-color="#ffffff"/>
    </style:style>
    <style:style style:name="T19_39" style:family="text">
      <style:text-properties fo:background-color="#ffffff"/>
    </style:style>
    <style:style style:name="T19_40" style:family="text">
      <style:text-properties fo:background-color="#ffffff"/>
    </style:style>
    <style:style style:name="T19_41" style:family="text">
      <style:text-properties fo:background-color="#ffffff"/>
    </style:style>
    <style:style style:name="T19_42" style:family="text">
      <style:text-properties fo:background-color="#ffffff"/>
    </style:style>
    <style:style style:name="T19_43" style:family="text">
      <style:text-properties fo:background-color="#ffffff"/>
    </style:style>
    <style:style style:name="T19_44" style:family="text">
      <style:text-properties fo:background-color="#ffffff"/>
    </style:style>
    <style:style style:name="T19_45" style:family="text">
      <style:text-properties fo:background-color="#ffffff"/>
    </style:style>
    <style:style style:name="T19_46" style:family="text">
      <style:text-properties fo:background-color="#ffffff"/>
    </style:style>
    <style:style style:name="T19_47" style:family="text">
      <style:text-properties fo:background-color="#ffffff"/>
    </style:style>
    <style:style style:name="T19_48" style:family="text">
      <style:text-properties fo:background-color="#ffffff"/>
    </style:style>
    <style:style style:name="T19_49" style:family="text">
      <style:text-properties fo:background-color="#ffffff"/>
    </style:style>
    <style:style style:name="T19_50" style:family="text">
      <style:text-properties fo:background-color="#ffffff"/>
    </style:style>
    <style:style style:name="T19_51" style:family="text">
      <style:text-properties fo:background-color="#ffffff"/>
    </style:style>
    <style:style style:name="T19_52" style:family="text">
      <style:text-properties fo:background-color="#ffffff"/>
    </style:style>
    <style:style style:name="T19_53" style:family="text">
      <style:text-properties fo:background-color="#ffffff"/>
    </style:style>
    <style:style style:name="T19_54" style:family="text">
      <style:text-properties fo:background-color="#ffffff"/>
    </style:style>
    <style:style style:name="T19_55" style:family="text">
      <style:text-properties fo:background-color="#ffffff"/>
    </style:style>
    <style:style style:name="T19_56" style:family="text">
      <style:text-properties fo:background-color="#ffffff"/>
    </style:style>
    <style:style style:name="T19_57" style:family="text">
      <style:text-properties fo:background-color="#ffffff"/>
    </style:style>
    <style:style style:name="T19_58" style:family="text">
      <style:text-properties fo:background-color="#ffffff"/>
    </style:style>
    <style:style style:name="T19_59" style:family="text">
      <style:text-properties fo:background-color="#ffffff"/>
    </style:style>
    <style:style style:name="T19_60" style:family="text">
      <style:text-properties fo:background-color="#ffffff"/>
    </style:style>
    <style:style style:name="T19_61" style:family="text">
      <style:text-properties fo:background-color="#ffffff"/>
    </style:style>
    <style:style style:name="T19_62" style:family="text">
      <style:text-properties fo:background-color="#ffffff"/>
    </style:style>
    <style:style style:name="T19_63" style:family="text">
      <style:text-properties fo:background-color="#ffffff"/>
    </style:style>
    <style:style style:name="T19_64" style:family="text">
      <style:text-properties fo:background-color="#ffffff"/>
    </style:style>
    <style:style style:name="T19_65" style:family="text">
      <style:text-properties fo:background-color="#ffffff"/>
    </style:style>
    <style:style style:name="T19_66" style:family="text">
      <style:text-properties fo:background-color="#ffffff"/>
    </style:style>
    <style:style style:name="T19_67" style:family="text">
      <style:text-properties fo:background-color="#ffffff"/>
    </style:style>
    <style:style style:name="T19_68" style:family="text">
      <style:text-properties fo:background-color="#ffffff"/>
    </style:style>
    <style:style style:name="T19_69" style:family="text">
      <style:text-properties fo:background-color="#ffffff"/>
    </style:style>
    <style:style style:name="T19_70" style:family="text">
      <style:text-properties fo:background-color="#ffffff"/>
    </style:style>
    <style:style style:name="T19_71" style:family="text">
      <style:text-properties fo:background-color="#ffffff"/>
    </style:style>
    <style:style style:name="T19_72" style:family="text">
      <style:text-properties fo:background-color="#ffffff"/>
    </style:style>
    <style:style style:name="T19_73" style:family="text">
      <style:text-properties fo:background-color="#ffffff"/>
    </style:style>
    <style:style style:name="T19_74" style:family="text">
      <style:text-properties fo:background-color="#ffffff"/>
    </style:style>
    <style:style style:name="T19_75" style:family="text">
      <style:text-properties fo:background-color="#ffffff"/>
    </style:style>
    <style:style style:name="T19_76" style:family="text">
      <style:text-properties fo:background-color="#ffffff"/>
    </style:style>
    <style:style style:name="T19_77" style:family="text">
      <style:text-properties fo:background-color="#ffffff"/>
    </style:style>
    <style:style style:name="T19_78" style:family="text">
      <style:text-properties fo:background-color="#ffffff"/>
    </style:style>
    <style:style style:name="T19_79" style:family="text">
      <style:text-properties fo:background-color="#ffffff"/>
    </style:style>
    <style:style style:name="T19_80" style:family="text">
      <style:text-properties fo:background-color="#ffffff"/>
    </style:style>
    <style:style style:name="T19_81" style:family="text">
      <style:text-properties fo:background-color="#ffffff"/>
    </style:style>
    <style:style style:name="T19_82" style:family="text">
      <style:text-properties fo:background-color="#ffffff"/>
    </style:style>
    <style:style style:name="T19_83" style:family="text">
      <style:text-properties fo:background-color="#ffffff"/>
    </style:style>
    <style:style style:name="T19_84" style:family="text">
      <style:text-properties fo:background-color="#ffffff"/>
    </style:style>
    <style:style style:name="T19_85" style:family="text">
      <style:text-properties fo:background-color="#ffffff"/>
    </style:style>
    <style:style style:name="T19_86" style:family="text">
      <style:text-properties fo:background-color="#ffffff"/>
    </style:style>
    <style:style style:name="T19_87" style:family="text">
      <style:text-properties fo:background-color="#ffffff"/>
    </style:style>
    <style:style style:name="T19_88" style:family="text">
      <style:text-properties fo:background-color="#ffffff"/>
    </style:style>
    <style:style style:name="T19_89" style:family="text">
      <style:text-properties fo:background-color="#ffffff"/>
    </style:style>
    <style:style style:name="T19_90" style:family="text">
      <style:text-properties fo:background-color="#ffffff"/>
    </style:style>
    <style:style style:name="T19_91" style:family="text">
      <style:text-properties fo:background-color="#ffffff"/>
    </style:style>
    <style:style style:name="T19_92" style:family="text">
      <style:text-properties fo:background-color="#ffffff"/>
    </style:style>
    <style:style style:name="T19_93" style:family="text">
      <style:text-properties fo:background-color="#ffffff"/>
    </style:style>
    <style:style style:name="T19_94" style:family="text">
      <style:text-properties fo:background-color="#ffffff"/>
    </style:style>
    <style:style style:name="T19_95" style:family="text">
      <style:text-properties fo:background-color="#ffffff"/>
    </style:style>
    <style:style style:name="T19_96" style:family="text">
      <style:text-properties fo:background-color="#ffffff"/>
    </style:style>
    <style:style style:name="T19_97" style:family="text">
      <style:text-properties fo:background-color="#ffffff"/>
    </style:style>
    <style:style style:name="T19_98" style:family="text">
      <style:text-properties fo:background-color="#ffffff"/>
    </style:style>
    <style:style style:name="T19_99" style:family="text">
      <style:text-properties fo:background-color="#ffffff"/>
    </style:style>
    <style:style style:name="T19_100" style:family="text">
      <style:text-properties fo:background-color="#ffffff"/>
    </style:style>
    <style:style style:name="T19_101" style:family="text">
      <style:text-properties fo:background-color="#ffffff"/>
    </style:style>
    <style:style style:name="T19_102" style:family="text">
      <style:text-properties fo:background-color="#ffffff"/>
    </style:style>
    <style:style style:name="T19_103" style:family="text">
      <style:text-properties fo:background-color="#ffffff"/>
    </style:style>
    <style:style style:name="T19_104" style:family="text">
      <style:text-properties fo:background-color="#ffffff"/>
    </style:style>
    <style:style style:name="T19_105" style:family="text">
      <style:text-properties fo:background-color="#ffffff"/>
    </style:style>
    <style:style style:name="T19_106" style:family="text">
      <style:text-properties fo:background-color="#ffffff"/>
    </style:style>
    <style:style style:name="T19_107" style:family="text">
      <style:text-properties fo:background-color="#ffffff"/>
    </style:style>
    <style:style style:name="T19_108" style:family="text">
      <style:text-properties fo:background-color="#ffffff"/>
    </style:style>
    <style:style style:name="T19_109" style:family="text">
      <style:text-properties fo:background-color="#ffffff"/>
    </style:style>
    <style:style style:name="T19_110" style:family="text">
      <style:text-properties fo:background-color="#ffffff"/>
    </style:style>
    <style:style style:name="T19_111" style:family="text">
      <style:text-properties fo:background-color="#ffffff"/>
    </style:style>
    <style:style style:name="T19_112" style:family="text">
      <style:text-properties fo:background-color="#ffffff"/>
    </style:style>
    <style:style style:name="T19_113" style:family="text">
      <style:text-properties fo:background-color="#ffffff"/>
    </style:style>
    <style:style style:name="T19_114" style:family="text">
      <style:text-properties fo:background-color="#ffffff"/>
    </style:style>
    <style:style style:name="T19_115" style:family="text">
      <style:text-properties fo:background-color="#ffffff"/>
    </style:style>
    <style:style style:name="T19_116" style:family="text">
      <style:text-properties fo:background-color="#ffffff"/>
    </style:style>
    <style:style style:name="T19_117" style:family="text">
      <style:text-properties fo:background-color="#ffffff"/>
    </style:style>
    <style:style style:name="T19_118" style:family="text">
      <style:text-properties fo:background-color="#ffffff"/>
    </style:style>
    <style:style style:name="T19_119" style:family="text">
      <style:text-properties fo:background-color="#ffffff"/>
    </style:style>
    <style:style style:name="T19_120" style:family="text">
      <style:text-properties fo:background-color="#ffffff"/>
    </style:style>
    <style:style style:name="T19_121" style:family="text">
      <style:text-properties fo:background-color="#ffffff"/>
    </style:style>
    <style:style style:name="T19_122" style:family="text">
      <style:text-properties fo:background-color="#ffffff"/>
    </style:style>
    <style:style style:name="T19_123" style:family="text">
      <style:text-properties fo:background-color="#ffffff"/>
    </style:style>
    <style:style style:name="T19_124" style:family="text">
      <style:text-properties fo:background-color="#ffffff"/>
    </style:style>
    <style:style style:name="T19_125" style:family="text">
      <style:text-properties fo:background-color="#ffffff"/>
    </style:style>
    <style:style style:name="T19_126" style:family="text">
      <style:text-properties fo:background-color="#ffffff"/>
    </style:style>
    <style:style style:name="T19_127" style:family="text">
      <style:text-properties fo:background-color="#ffffff"/>
    </style:style>
    <style:style style:name="T19_128" style:family="text">
      <style:text-properties fo:background-color="#ffffff"/>
    </style:style>
    <style:style style:name="T19_129" style:family="text">
      <style:text-properties fo:background-color="#ffffff"/>
    </style:style>
    <style:style style:name="T19_130" style:family="text">
      <style:text-properties fo:background-color="#ffffff"/>
    </style:style>
    <style:style style:name="T19_131" style:family="text">
      <style:text-properties fo:background-color="#ffffff"/>
    </style:style>
    <style:style style:name="T19_132" style:family="text">
      <style:text-properties fo:background-color="#ffffff"/>
    </style:style>
    <style:style style:name="T19_133" style:family="text">
      <style:text-properties fo:background-color="#ffffff"/>
    </style:style>
    <style:style style:name="T19_134" style:family="text">
      <style:text-properties fo:background-color="#ffffff"/>
    </style:style>
    <style:style style:name="T19_135" style:family="text">
      <style:text-properties fo:background-color="#ffffff"/>
    </style:style>
    <style:style style:name="T19_136" style:family="text">
      <style:text-properties fo:background-color="#ffffff"/>
    </style:style>
    <style:style style:name="T19_137" style:family="text">
      <style:text-properties fo:background-color="#ffffff"/>
    </style:style>
    <style:style style:name="T19_138" style:family="text">
      <style:text-properties fo:background-color="#ffffff"/>
    </style:style>
    <style:style style:name="T19_139" style:family="text">
      <style:text-properties fo:background-color="#ffffff"/>
    </style:style>
    <style:style style:name="T19_140" style:family="text">
      <style:text-properties fo:background-color="#ffffff"/>
    </style:style>
    <style:style style:name="T19_141" style:family="text">
      <style:text-properties fo:background-color="#ffffff"/>
    </style:style>
    <style:style style:name="T19_142" style:family="text">
      <style:text-properties fo:background-color="#ffffff"/>
    </style:style>
    <style:style style:name="T19_143" style:family="text">
      <style:text-properties fo:background-color="#ffffff"/>
    </style:style>
    <style:style style:name="T19_144" style:family="text">
      <style:text-properties fo:background-color="#ffffff"/>
    </style:style>
    <style:style style:name="T19_145" style:family="text">
      <style:text-properties fo:background-color="#ffffff"/>
    </style:style>
    <style:style style:name="T19_146" style:family="text">
      <style:text-properties fo:background-color="#ffffff"/>
    </style:style>
    <style:style style:name="T19_147" style:family="text">
      <style:text-properties fo:background-color="#ffffff"/>
    </style:style>
    <style:style style:name="T19_148" style:family="text">
      <style:text-properties fo:background-color="#ffffff"/>
    </style:style>
    <style:style style:name="T19_149" style:family="text">
      <style:text-properties fo:background-color="#ffffff"/>
    </style:style>
    <style:style style:name="T19_150" style:family="text">
      <style:text-properties fo:background-color="#ffffff"/>
    </style:style>
    <style:style style:name="T19_151" style:family="text">
      <style:text-properties fo:background-color="#ffffff"/>
    </style:style>
    <style:style style:name="P20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21" style:family="paragraph" style:parent-style-name="Standard">
      <style:paragraph-properties fo:break-before="auto" fo:line-height="115%" style:writing-mode="lr-tb"/>
    </style:style>
    <style:style style:name="T21_1" style:family="text">
      <style:text-properties fo:background-color="#ffffff"/>
    </style:style>
    <style:style style:name="T21_2" style:family="text">
      <style:text-properties fo:background-color="#ffffff"/>
    </style:style>
    <style:style style:name="T21_3" style:family="text">
      <style:text-properties fo:background-color="#ffffff"/>
    </style:style>
    <style:style style:name="T21_4" style:family="text">
      <style:text-properties fo:background-color="#ffffff"/>
    </style:style>
    <style:style style:name="T21_5" style:family="text">
      <style:text-properties fo:background-color="#ffffff"/>
    </style:style>
    <style:style style:name="T21_6" style:family="text">
      <style:text-properties fo:background-color="#ffffff"/>
    </style:style>
    <style:style style:name="T21_7" style:family="text">
      <style:text-properties fo:background-color="#ffffff"/>
    </style:style>
    <style:style style:name="T21_8" style:family="text">
      <style:text-properties fo:background-color="#ffffff"/>
    </style:style>
    <style:style style:name="P22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23" style:family="paragraph" style:parent-style-name="Standard">
      <style:paragraph-properties fo:break-before="auto" fo:line-height="115%" fo:margin-top="0cm" style:writing-mode="lr-tb"/>
    </style:style>
    <style:style style:name="T23_1" style:family="text">
      <style:text-properties fo:background-color="#ffffff"/>
    </style:style>
    <style:style style:name="T23_2" style:family="text">
      <style:text-properties fo:background-color="#ffffff"/>
    </style:style>
    <style:style style:name="T23_3" style:family="text">
      <style:text-properties fo:background-color="#ffffff"/>
    </style:style>
    <style:style style:name="T23_4" style:family="text">
      <style:text-properties fo:background-color="#ffffff"/>
    </style:style>
    <style:style style:name="T23_5" style:family="text">
      <style:text-properties fo:background-color="#ffffff"/>
    </style:style>
    <style:style style:name="T23_6" style:family="text">
      <style:text-properties fo:background-color="#ffffff"/>
    </style:style>
    <style:style style:name="T23_7" style:family="text">
      <style:text-properties fo:background-color="#ffffff"/>
    </style:style>
    <style:style style:name="T23_8" style:family="text">
      <style:text-properties fo:background-color="#ffffff"/>
    </style:style>
    <style:style style:name="T23_9" style:family="text">
      <style:text-properties fo:background-color="#ffffff"/>
    </style:style>
    <style:style style:name="T23_10" style:family="text">
      <style:text-properties fo:background-color="#ffffff"/>
    </style:style>
    <style:style style:name="T23_11" style:family="text">
      <style:text-properties fo:background-color="#ffffff"/>
    </style:style>
    <style:style style:name="T23_12" style:family="text">
      <style:text-properties fo:background-color="#ffffff"/>
    </style:style>
    <style:style style:name="T23_13" style:family="text">
      <style:text-properties fo:background-color="#ffffff"/>
    </style:style>
    <style:style style:name="T23_14" style:family="text">
      <style:text-properties fo:background-color="#ffffff"/>
    </style:style>
    <style:style style:name="T23_15" style:family="text">
      <style:text-properties fo:background-color="#ffffff"/>
    </style:style>
    <style:style style:name="T23_16" style:family="text">
      <style:text-properties fo:background-color="#ffffff"/>
    </style:style>
    <style:style style:name="T23_17" style:family="text">
      <style:text-properties fo:background-color="#ffffff"/>
    </style:style>
    <style:style style:name="T23_18" style:family="text">
      <style:text-properties fo:background-color="#ffffff"/>
    </style:style>
    <style:style style:name="T23_19" style:family="text">
      <style:text-properties fo:background-color="#ffffff"/>
    </style:style>
    <style:style style:name="T23_20" style:family="text">
      <style:text-properties fo:background-color="#ffffff"/>
    </style:style>
    <style:style style:name="T23_21" style:family="text">
      <style:text-properties fo:background-color="#ffffff"/>
    </style:style>
    <style:style style:name="T23_22" style:family="text">
      <style:text-properties fo:background-color="#ffffff"/>
    </style:style>
    <style:style style:name="T23_23" style:family="text">
      <style:text-properties fo:background-color="#ffffff"/>
    </style:style>
    <style:style style:name="T23_24" style:family="text">
      <style:text-properties fo:background-color="#ffffff"/>
    </style:style>
    <style:style style:name="T23_25" style:family="text">
      <style:text-properties fo:background-color="#ffffff"/>
    </style:style>
    <style:style style:name="T23_26" style:family="text">
      <style:text-properties fo:background-color="#ffffff"/>
    </style:style>
    <style:style style:name="T23_27" style:family="text">
      <style:text-properties fo:background-color="#ffffff"/>
    </style:style>
    <style:style style:name="T23_28" style:family="text">
      <style:text-properties fo:background-color="#ffffff"/>
    </style:style>
    <style:style style:name="T23_29" style:family="text">
      <style:text-properties fo:background-color="#ffffff"/>
    </style:style>
    <style:style style:name="T23_30" style:family="text">
      <style:text-properties fo:background-color="#ffffff"/>
    </style:style>
    <style:style style:name="T23_31" style:family="text">
      <style:text-properties fo:background-color="#ffffff"/>
    </style:style>
    <style:style style:name="T23_32" style:family="text">
      <style:text-properties fo:background-color="#ffffff"/>
    </style:style>
    <style:style style:name="T23_33" style:family="text">
      <style:text-properties fo:background-color="#ffffff"/>
    </style:style>
    <style:style style:name="T23_34" style:family="text">
      <style:text-properties fo:background-color="#ffffff"/>
    </style:style>
    <style:style style:name="T23_35" style:family="text">
      <style:text-properties fo:background-color="#ffffff"/>
    </style:style>
    <style:style style:name="T23_36" style:family="text">
      <style:text-properties fo:background-color="#ffffff"/>
    </style:style>
    <style:style style:name="T23_37" style:family="text">
      <style:text-properties fo:background-color="#ffffff"/>
    </style:style>
    <style:style style:name="T23_38" style:family="text">
      <style:text-properties fo:background-color="#ffffff"/>
    </style:style>
    <style:style style:name="T23_39" style:family="text">
      <style:text-properties fo:background-color="#ffffff"/>
    </style:style>
    <style:style style:name="T23_40" style:family="text">
      <style:text-properties fo:background-color="#ffffff"/>
    </style:style>
    <style:style style:name="T23_41" style:family="text">
      <style:text-properties fo:background-color="#ffffff"/>
    </style:style>
    <style:style style:name="T23_42" style:family="text">
      <style:text-properties fo:background-color="#ffffff"/>
    </style:style>
    <style:style style:name="T23_43" style:family="text">
      <style:text-properties fo:background-color="#ffffff"/>
    </style:style>
    <style:style style:name="T23_44" style:family="text">
      <style:text-properties fo:background-color="#ffffff"/>
    </style:style>
    <style:style style:name="T23_45" style:family="text">
      <style:text-properties fo:background-color="#ffffff"/>
    </style:style>
    <style:style style:name="T23_46" style:family="text">
      <style:text-properties fo:background-color="#ffffff"/>
    </style:style>
    <style:style style:name="T23_47" style:family="text">
      <style:text-properties fo:background-color="#ffffff"/>
    </style:style>
    <style:style style:name="T23_48" style:family="text">
      <style:text-properties fo:background-color="#ffffff"/>
    </style:style>
    <style:style style:name="T23_49" style:family="text">
      <style:text-properties fo:background-color="#ffffff"/>
    </style:style>
    <style:style style:name="T23_50" style:family="text">
      <style:text-properties fo:background-color="#ffffff"/>
    </style:style>
    <style:style style:name="T23_51" style:family="text">
      <style:text-properties fo:background-color="#ffffff"/>
    </style:style>
    <style:style style:name="T23_52" style:family="text">
      <style:text-properties fo:background-color="#ffffff"/>
    </style:style>
    <style:style style:name="T23_53" style:family="text">
      <style:text-properties fo:background-color="#ffffff"/>
    </style:style>
    <style:style style:name="T23_54" style:family="text">
      <style:text-properties fo:background-color="#ffffff"/>
    </style:style>
    <style:style style:name="T23_55" style:family="text">
      <style:text-properties fo:background-color="#ffffff"/>
    </style:style>
    <style:style style:name="T23_56" style:family="text">
      <style:text-properties fo:background-color="#ffffff"/>
    </style:style>
    <style:style style:name="T23_57" style:family="text">
      <style:text-properties fo:background-color="#ffffff"/>
    </style:style>
    <style:style style:name="T23_58" style:family="text">
      <style:text-properties fo:background-color="#ffffff"/>
    </style:style>
    <style:style style:name="T23_59" style:family="text">
      <style:text-properties fo:background-color="#ffffff"/>
    </style:style>
    <style:style style:name="T23_60" style:family="text">
      <style:text-properties fo:background-color="#ffffff"/>
    </style:style>
    <style:style style:name="T23_61" style:family="text">
      <style:text-properties fo:background-color="#ffffff"/>
    </style:style>
    <style:style style:name="T23_62" style:family="text">
      <style:text-properties fo:background-color="#ffffff"/>
    </style:style>
    <style:style style:name="T23_63" style:family="text">
      <style:text-properties fo:background-color="#ffffff"/>
    </style:style>
    <style:style style:name="T23_64" style:family="text">
      <style:text-properties fo:background-color="#ffffff"/>
    </style:style>
    <style:style style:name="T23_65" style:family="text">
      <style:text-properties fo:background-color="#ffffff"/>
    </style:style>
    <style:style style:name="T23_66" style:family="text">
      <style:text-properties fo:background-color="#ffffff"/>
    </style:style>
    <style:style style:name="T23_67" style:family="text">
      <style:text-properties fo:background-color="#ffffff"/>
    </style:style>
    <style:style style:name="T23_68" style:family="text">
      <style:text-properties fo:background-color="#ffffff"/>
    </style:style>
    <style:style style:name="T23_69" style:family="text">
      <style:text-properties fo:background-color="#ffffff"/>
    </style:style>
    <style:style style:name="T23_70" style:family="text">
      <style:text-properties fo:background-color="#ffffff"/>
    </style:style>
    <style:style style:name="P24" style:family="paragraph" style:parent-style-name="Standard">
      <style:paragraph-properties fo:break-before="auto" fo:line-height="115%" fo:margin-top="0cm" style:writing-mode="lr-tb"/>
    </style:style>
    <style:style style:name="T24_1" style:family="text">
      <style:text-properties fo:background-color="#ffffff"/>
    </style:style>
    <style:style style:name="T24_2" style:family="text">
      <style:text-properties fo:background-color="#ffffff"/>
    </style:style>
    <style:style style:name="T24_3" style:family="text">
      <style:text-properties fo:background-color="#ffffff"/>
    </style:style>
    <style:style style:name="T24_4" style:family="text">
      <style:text-properties fo:background-color="#ffffff"/>
    </style:style>
    <style:style style:name="T24_5" style:family="text">
      <style:text-properties fo:background-color="#ffffff"/>
    </style:style>
    <style:style style:name="T24_6" style:family="text">
      <style:text-properties fo:background-color="#ffffff"/>
    </style:style>
    <style:style style:name="T24_7" style:family="text">
      <style:text-properties fo:background-color="#ffffff"/>
    </style:style>
    <style:style style:name="T24_8" style:family="text">
      <style:text-properties fo:background-color="#ffffff"/>
    </style:style>
    <style:style style:name="T24_9" style:family="text">
      <style:text-properties fo:background-color="#ffffff"/>
    </style:style>
    <style:style style:name="T24_10" style:family="text">
      <style:text-properties fo:background-color="#ffffff"/>
    </style:style>
    <style:style style:name="T24_11" style:family="text">
      <style:text-properties fo:background-color="#ffffff"/>
    </style:style>
    <style:style style:name="T24_12" style:family="text">
      <style:text-properties fo:background-color="#ffffff"/>
    </style:style>
    <style:style style:name="T24_13" style:family="text">
      <style:text-properties fo:background-color="#ffffff"/>
    </style:style>
    <style:style style:name="T24_14" style:family="text">
      <style:text-properties fo:background-color="#ffffff"/>
    </style:style>
    <style:style style:name="T24_15" style:family="text">
      <style:text-properties fo:background-color="#ffffff"/>
    </style:style>
    <style:style style:name="T24_16" style:family="text">
      <style:text-properties fo:background-color="#ffffff"/>
    </style:style>
    <style:style style:name="T24_17" style:family="text">
      <style:text-properties fo:background-color="#ffffff"/>
    </style:style>
    <style:style style:name="T24_18" style:family="text">
      <style:text-properties fo:background-color="#ffffff"/>
    </style:style>
    <style:style style:name="T24_19" style:family="text">
      <style:text-properties fo:background-color="#ffffff"/>
    </style:style>
    <style:style style:name="T24_20" style:family="text">
      <style:text-properties fo:background-color="#ffffff"/>
    </style:style>
    <style:style style:name="T24_21" style:family="text">
      <style:text-properties fo:background-color="#ffffff"/>
    </style:style>
    <style:style style:name="T24_22" style:family="text">
      <style:text-properties fo:background-color="#ffffff"/>
    </style:style>
    <style:style style:name="T24_23" style:family="text">
      <style:text-properties fo:background-color="#ffffff"/>
    </style:style>
    <style:style style:name="T24_24" style:family="text">
      <style:text-properties fo:background-color="#ffffff"/>
    </style:style>
    <style:style style:name="T24_25" style:family="text">
      <style:text-properties fo:background-color="#ffffff"/>
    </style:style>
    <style:style style:name="T24_26" style:family="text">
      <style:text-properties fo:background-color="#ffffff"/>
    </style:style>
    <style:style style:name="T24_27" style:family="text">
      <style:text-properties fo:background-color="#ffffff"/>
    </style:style>
    <style:style style:name="T24_28" style:family="text">
      <style:text-properties fo:background-color="#ffffff"/>
    </style:style>
    <style:style style:name="T24_29" style:family="text">
      <style:text-properties fo:background-color="#ffffff"/>
    </style:style>
    <style:style style:name="T24_30" style:family="text">
      <style:text-properties fo:background-color="#ffffff"/>
    </style:style>
    <style:style style:name="T24_31" style:family="text">
      <style:text-properties fo:background-color="#ffffff"/>
    </style:style>
    <style:style style:name="T24_32" style:family="text">
      <style:text-properties fo:background-color="#ffffff"/>
    </style:style>
    <style:style style:name="T24_33" style:family="text">
      <style:text-properties fo:background-color="#ffffff"/>
    </style:style>
    <style:style style:name="T24_34" style:family="text">
      <style:text-properties fo:background-color="#ffffff"/>
    </style:style>
    <style:style style:name="T24_35" style:family="text">
      <style:text-properties fo:background-color="#ffffff"/>
    </style:style>
    <style:style style:name="T24_36" style:family="text">
      <style:text-properties fo:background-color="#ffffff"/>
    </style:style>
    <style:style style:name="T24_37" style:family="text">
      <style:text-properties fo:background-color="#ffffff"/>
    </style:style>
    <style:style style:name="T24_38" style:family="text">
      <style:text-properties fo:background-color="#ffffff"/>
    </style:style>
    <style:style style:name="T24_39" style:family="text">
      <style:text-properties fo:background-color="#ffffff"/>
    </style:style>
    <style:style style:name="T24_40" style:family="text">
      <style:text-properties fo:background-color="#ffffff"/>
    </style:style>
    <style:style style:name="T24_41" style:family="text">
      <style:text-properties fo:background-color="#ffffff"/>
    </style:style>
    <style:style style:name="T24_42" style:family="text">
      <style:text-properties fo:background-color="#ffffff"/>
    </style:style>
    <style:style style:name="T24_43" style:family="text">
      <style:text-properties fo:background-color="#ffffff"/>
    </style:style>
    <style:style style:name="T24_44" style:family="text">
      <style:text-properties fo:background-color="#ffffff"/>
    </style:style>
    <style:style style:name="T24_45" style:family="text">
      <style:text-properties fo:background-color="#ffffff"/>
    </style:style>
    <style:style style:name="T24_46" style:family="text">
      <style:text-properties fo:background-color="#ffffff"/>
    </style:style>
    <style:style style:name="T24_47" style:family="text">
      <style:text-properties fo:background-color="#ffffff"/>
    </style:style>
    <style:style style:name="T24_48" style:family="text">
      <style:text-properties fo:background-color="#ffffff"/>
    </style:style>
    <style:style style:name="T24_49" style:family="text">
      <style:text-properties fo:background-color="#ffffff"/>
    </style:style>
    <style:style style:name="T24_50" style:family="text">
      <style:text-properties fo:background-color="#ffffff"/>
    </style:style>
    <style:style style:name="T24_51" style:family="text">
      <style:text-properties fo:background-color="#ffffff"/>
    </style:style>
    <style:style style:name="T24_52" style:family="text">
      <style:text-properties fo:background-color="#ffffff"/>
    </style:style>
    <style:style style:name="T24_53" style:family="text">
      <style:text-properties fo:background-color="#ffffff"/>
    </style:style>
    <style:style style:name="T24_54" style:family="text">
      <style:text-properties fo:background-color="#ffffff"/>
    </style:style>
    <style:style style:name="T24_55" style:family="text">
      <style:text-properties fo:background-color="#ffffff"/>
    </style:style>
    <style:style style:name="T24_56" style:family="text">
      <style:text-properties fo:background-color="#ffffff"/>
    </style:style>
    <style:style style:name="T24_57" style:family="text">
      <style:text-properties fo:background-color="#ffffff"/>
    </style:style>
    <style:style style:name="T24_58" style:family="text">
      <style:text-properties fo:background-color="#ffffff"/>
    </style:style>
    <style:style style:name="T24_59" style:family="text">
      <style:text-properties fo:background-color="#ffffff"/>
    </style:style>
    <style:style style:name="T24_60" style:family="text">
      <style:text-properties fo:background-color="#ffffff"/>
    </style:style>
    <style:style style:name="T24_61" style:family="text">
      <style:text-properties fo:background-color="#ffffff"/>
    </style:style>
    <style:style style:name="T24_62" style:family="text">
      <style:text-properties fo:background-color="#ffffff"/>
    </style:style>
    <style:style style:name="P25" style:family="paragraph" style:parent-style-name="Standard">
      <style:paragraph-properties fo:break-before="auto" fo:line-height="115%" fo:margin-top="0cm" style:writing-mode="lr-tb"/>
    </style:style>
    <style:style style:name="T25_1" style:family="text">
      <style:text-properties fo:background-color="#ffffff"/>
    </style:style>
    <style:style style:name="T25_2" style:family="text">
      <style:text-properties fo:background-color="#ffffff"/>
    </style:style>
    <style:style style:name="T25_3" style:family="text">
      <style:text-properties fo:background-color="#ffffff"/>
    </style:style>
    <style:style style:name="T25_4" style:family="text">
      <style:text-properties fo:background-color="#ffffff"/>
    </style:style>
    <style:style style:name="T25_5" style:family="text">
      <style:text-properties fo:background-color="#ffffff"/>
    </style:style>
    <style:style style:name="T25_6" style:family="text">
      <style:text-properties fo:background-color="#ffffff"/>
    </style:style>
    <style:style style:name="T25_7" style:family="text">
      <style:text-properties fo:background-color="#ffffff"/>
    </style:style>
    <style:style style:name="T25_8" style:family="text">
      <style:text-properties fo:background-color="#ffffff"/>
    </style:style>
    <style:style style:name="T25_9" style:family="text">
      <style:text-properties fo:background-color="#ffffff"/>
    </style:style>
    <style:style style:name="T25_10" style:family="text">
      <style:text-properties fo:background-color="#ffffff"/>
    </style:style>
    <style:style style:name="T25_11" style:family="text">
      <style:text-properties fo:background-color="#ffffff"/>
    </style:style>
    <style:style style:name="T25_12" style:family="text">
      <style:text-properties fo:background-color="#ffffff"/>
    </style:style>
    <style:style style:name="T25_13" style:family="text">
      <style:text-properties fo:background-color="#ffffff"/>
    </style:style>
    <style:style style:name="T25_14" style:family="text">
      <style:text-properties fo:background-color="#ffffff"/>
    </style:style>
    <style:style style:name="T25_15" style:family="text">
      <style:text-properties fo:background-color="#ffffff"/>
    </style:style>
    <style:style style:name="T25_16" style:family="text">
      <style:text-properties fo:background-color="#ffffff"/>
    </style:style>
    <style:style style:name="T25_17" style:family="text">
      <style:text-properties fo:background-color="#ffffff"/>
    </style:style>
    <style:style style:name="T25_18" style:family="text">
      <style:text-properties fo:background-color="#ffffff"/>
    </style:style>
    <style:style style:name="T25_19" style:family="text">
      <style:text-properties fo:background-color="#ffffff"/>
    </style:style>
    <style:style style:name="T25_20" style:family="text">
      <style:text-properties fo:background-color="#ffffff"/>
    </style:style>
    <style:style style:name="T25_21" style:family="text">
      <style:text-properties fo:background-color="#ffffff"/>
    </style:style>
    <style:style style:name="T25_22" style:family="text">
      <style:text-properties fo:background-color="#ffffff"/>
    </style:style>
    <style:style style:name="T25_23" style:family="text">
      <style:text-properties fo:background-color="#ffffff"/>
    </style:style>
    <style:style style:name="T25_24" style:family="text">
      <style:text-properties fo:background-color="#ffffff"/>
    </style:style>
    <style:style style:name="T25_25" style:family="text">
      <style:text-properties fo:background-color="#ffffff"/>
    </style:style>
    <style:style style:name="T25_26" style:family="text">
      <style:text-properties fo:background-color="#ffffff"/>
    </style:style>
    <style:style style:name="T25_27" style:family="text">
      <style:text-properties fo:background-color="#ffffff"/>
    </style:style>
    <style:style style:name="T25_28" style:family="text">
      <style:text-properties fo:background-color="#ffffff"/>
    </style:style>
    <style:style style:name="T25_29" style:family="text">
      <style:text-properties fo:background-color="#ffffff"/>
    </style:style>
    <style:style style:name="T25_30" style:family="text">
      <style:text-properties fo:background-color="#ffffff"/>
    </style:style>
    <style:style style:name="T25_31" style:family="text">
      <style:text-properties fo:background-color="#ffffff"/>
    </style:style>
    <style:style style:name="T25_32" style:family="text">
      <style:text-properties fo:background-color="#ffffff"/>
    </style:style>
    <style:style style:name="T25_33" style:family="text">
      <style:text-properties fo:background-color="#ffffff"/>
    </style:style>
    <style:style style:name="T25_34" style:family="text">
      <style:text-properties fo:background-color="#ffffff"/>
    </style:style>
    <style:style style:name="T25_35" style:family="text">
      <style:text-properties fo:background-color="#ffffff"/>
    </style:style>
    <style:style style:name="T25_36" style:family="text">
      <style:text-properties fo:background-color="#ffffff"/>
    </style:style>
    <style:style style:name="T25_37" style:family="text">
      <style:text-properties fo:background-color="#ffffff"/>
    </style:style>
    <style:style style:name="T25_38" style:family="text">
      <style:text-properties fo:background-color="#ffffff"/>
    </style:style>
    <style:style style:name="T25_39" style:family="text">
      <style:text-properties fo:background-color="#ffffff"/>
    </style:style>
    <style:style style:name="T25_40" style:family="text">
      <style:text-properties fo:background-color="#ffffff"/>
    </style:style>
    <style:style style:name="T25_41" style:family="text">
      <style:text-properties fo:background-color="#ffffff"/>
    </style:style>
    <style:style style:name="T25_42" style:family="text">
      <style:text-properties fo:background-color="#ffffff"/>
    </style:style>
    <style:style style:name="T25_43" style:family="text">
      <style:text-properties fo:background-color="#ffffff"/>
    </style:style>
    <style:style style:name="T25_44" style:family="text">
      <style:text-properties fo:background-color="#ffffff"/>
    </style:style>
    <style:style style:name="T25_45" style:family="text">
      <style:text-properties fo:background-color="#ffffff"/>
    </style:style>
    <style:style style:name="T25_46" style:family="text">
      <style:text-properties fo:background-color="#ffffff"/>
    </style:style>
    <style:style style:name="T25_47" style:family="text">
      <style:text-properties fo:background-color="#ffffff"/>
    </style:style>
    <style:style style:name="T25_48" style:family="text">
      <style:text-properties fo:background-color="#ffffff"/>
    </style:style>
    <style:style style:name="P26" style:family="paragraph" style:parent-style-name="Standard">
      <style:paragraph-properties fo:break-before="auto" fo:line-height="115%" fo:margin-top="0cm" style:writing-mode="lr-tb"/>
    </style:style>
    <style:style style:name="T26_1" style:family="text">
      <style:text-properties fo:background-color="#ffffff"/>
    </style:style>
    <style:style style:name="T26_2" style:family="text">
      <style:text-properties fo:background-color="#ffffff"/>
    </style:style>
    <style:style style:name="T26_3" style:family="text">
      <style:text-properties fo:background-color="#ffffff"/>
    </style:style>
    <style:style style:name="T26_4" style:family="text">
      <style:text-properties fo:background-color="#ffffff"/>
    </style:style>
    <style:style style:name="T26_5" style:family="text">
      <style:text-properties fo:background-color="#ffffff"/>
    </style:style>
    <style:style style:name="T26_6" style:family="text">
      <style:text-properties fo:background-color="#ffffff"/>
    </style:style>
    <style:style style:name="T26_7" style:family="text">
      <style:text-properties fo:background-color="#ffffff"/>
    </style:style>
    <style:style style:name="T26_8" style:family="text">
      <style:text-properties fo:background-color="#ffffff"/>
    </style:style>
    <style:style style:name="T26_9" style:family="text">
      <style:text-properties fo:background-color="#ffffff"/>
    </style:style>
    <style:style style:name="T26_10" style:family="text">
      <style:text-properties fo:background-color="#ffffff"/>
    </style:style>
    <style:style style:name="T26_11" style:family="text">
      <style:text-properties fo:background-color="#ffffff"/>
    </style:style>
    <style:style style:name="T26_12" style:family="text">
      <style:text-properties fo:background-color="#ffffff"/>
    </style:style>
    <style:style style:name="T26_13" style:family="text">
      <style:text-properties fo:background-color="#ffffff"/>
    </style:style>
    <style:style style:name="T26_14" style:family="text">
      <style:text-properties fo:background-color="#ffffff"/>
    </style:style>
    <style:style style:name="T26_15" style:family="text">
      <style:text-properties fo:background-color="#ffffff"/>
    </style:style>
    <style:style style:name="T26_16" style:family="text">
      <style:text-properties fo:background-color="#ffffff"/>
    </style:style>
    <style:style style:name="T26_17" style:family="text">
      <style:text-properties fo:background-color="#ffffff"/>
    </style:style>
    <style:style style:name="T26_18" style:family="text">
      <style:text-properties fo:background-color="#ffffff"/>
    </style:style>
    <style:style style:name="T26_19" style:family="text">
      <style:text-properties fo:background-color="#ffffff"/>
    </style:style>
    <style:style style:name="T26_20" style:family="text">
      <style:text-properties fo:background-color="#ffffff"/>
    </style:style>
    <style:style style:name="T26_21" style:family="text">
      <style:text-properties fo:background-color="#ffffff"/>
    </style:style>
    <style:style style:name="T26_22" style:family="text">
      <style:text-properties fo:background-color="#ffffff"/>
    </style:style>
    <style:style style:name="T26_23" style:family="text">
      <style:text-properties fo:background-color="#ffffff"/>
    </style:style>
    <style:style style:name="T26_24" style:family="text">
      <style:text-properties fo:background-color="#ffffff"/>
    </style:style>
    <style:style style:name="T26_25" style:family="text">
      <style:text-properties fo:background-color="#ffffff"/>
    </style:style>
    <style:style style:name="T26_26" style:family="text">
      <style:text-properties fo:background-color="#ffffff"/>
    </style:style>
    <style:style style:name="T26_27" style:family="text">
      <style:text-properties fo:background-color="#ffffff"/>
    </style:style>
    <style:style style:name="T26_28" style:family="text">
      <style:text-properties fo:background-color="#ffffff"/>
    </style:style>
    <style:style style:name="T26_29" style:family="text">
      <style:text-properties fo:background-color="#ffffff"/>
    </style:style>
    <style:style style:name="T26_30" style:family="text">
      <style:text-properties fo:background-color="#ffffff"/>
    </style:style>
    <style:style style:name="T26_31" style:family="text">
      <style:text-properties fo:background-color="#ffffff"/>
    </style:style>
    <style:style style:name="T26_32" style:family="text">
      <style:text-properties fo:background-color="#ffffff"/>
    </style:style>
    <style:style style:name="P27" style:family="paragraph" style:parent-style-name="Standard">
      <style:paragraph-properties fo:break-before="auto" fo:line-height="115%" fo:margin-top="0cm" fo:margin-bottom="0cm" style:writing-mode="lr-tb"/>
    </style:style>
    <style:style style:name="T27_1" style:family="text">
      <style:text-properties fo:background-color="#ffffff"/>
    </style:style>
    <style:style style:name="T27_2" style:family="text">
      <style:text-properties fo:background-color="#ffffff"/>
    </style:style>
    <style:style style:name="T27_3" style:family="text">
      <style:text-properties fo:background-color="#ffffff"/>
    </style:style>
    <style:style style:name="T27_4" style:family="text">
      <style:text-properties fo:background-color="#ffffff"/>
    </style:style>
    <style:style style:name="T27_5" style:family="text">
      <style:text-properties fo:background-color="#ffffff"/>
    </style:style>
    <style:style style:name="T27_6" style:family="text">
      <style:text-properties fo:background-color="#ffffff"/>
    </style:style>
    <style:style style:name="T27_7" style:family="text">
      <style:text-properties fo:background-color="#ffffff"/>
    </style:style>
    <style:style style:name="T27_8" style:family="text">
      <style:text-properties fo:background-color="#ffffff"/>
    </style:style>
    <style:style style:name="T27_9" style:family="text">
      <style:text-properties fo:background-color="#ffffff"/>
    </style:style>
    <style:style style:name="T27_10" style:family="text">
      <style:text-properties fo:background-color="#ffffff"/>
    </style:style>
    <style:style style:name="T27_11" style:family="text">
      <style:text-properties fo:background-color="#ffffff"/>
    </style:style>
    <style:style style:name="T27_12" style:family="text">
      <style:text-properties fo:background-color="#ffffff"/>
    </style:style>
    <style:style style:name="T27_13" style:family="text">
      <style:text-properties fo:background-color="#ffffff"/>
    </style:style>
    <style:style style:name="T27_14" style:family="text">
      <style:text-properties fo:background-color="#ffffff"/>
    </style:style>
    <style:style style:name="T27_15" style:family="text">
      <style:text-properties fo:background-color="#ffffff"/>
    </style:style>
    <style:style style:name="T27_16" style:family="text">
      <style:text-properties fo:background-color="#ffffff"/>
    </style:style>
    <style:style style:name="T27_17" style:family="text">
      <style:text-properties fo:background-color="#ffffff"/>
    </style:style>
    <style:style style:name="T27_18" style:family="text">
      <style:text-properties fo:background-color="#ffffff"/>
    </style:style>
    <style:style style:name="T27_19" style:family="text">
      <style:text-properties fo:background-color="#ffffff"/>
    </style:style>
    <style:style style:name="T27_20" style:family="text">
      <style:text-properties fo:background-color="#ffffff"/>
    </style:style>
    <style:style style:name="T27_21" style:family="text">
      <style:text-properties fo:background-color="#ffffff"/>
    </style:style>
    <style:style style:name="T27_22" style:family="text">
      <style:text-properties fo:background-color="#ffffff"/>
    </style:style>
    <style:style style:name="T27_23" style:family="text">
      <style:text-properties fo:background-color="#ffffff"/>
    </style:style>
    <style:style style:name="T27_24" style:family="text">
      <style:text-properties fo:background-color="#ffffff"/>
    </style:style>
    <style:style style:name="T27_25" style:family="text">
      <style:text-properties fo:background-color="#ffffff"/>
    </style:style>
    <style:style style:name="T27_26" style:family="text">
      <style:text-properties fo:background-color="#ffffff"/>
    </style:style>
    <style:style style:name="T27_27" style:family="text">
      <style:text-properties fo:background-color="#ffffff"/>
    </style:style>
    <style:style style:name="T27_28" style:family="text">
      <style:text-properties fo:background-color="#ffffff"/>
    </style:style>
    <style:style style:name="T27_29" style:family="text">
      <style:text-properties fo:background-color="#ffffff"/>
    </style:style>
    <style:style style:name="T27_30" style:family="text">
      <style:text-properties fo:background-color="#ffffff"/>
    </style:style>
    <style:style style:name="T27_31" style:family="text">
      <style:text-properties fo:background-color="#ffffff"/>
    </style:style>
    <style:style style:name="T27_32" style:family="text">
      <style:text-properties fo:background-color="#ffffff"/>
    </style:style>
    <style:style style:name="T27_33" style:family="text">
      <style:text-properties fo:background-color="#ffffff"/>
    </style:style>
    <style:style style:name="T27_34" style:family="text">
      <style:text-properties fo:background-color="#ffffff"/>
    </style:style>
    <style:style style:name="T27_35" style:family="text">
      <style:text-properties fo:background-color="#ffffff"/>
    </style:style>
    <style:style style:name="T27_36" style:family="text">
      <style:text-properties fo:background-color="#ffffff"/>
    </style:style>
    <style:style style:name="T27_37" style:family="text">
      <style:text-properties fo:background-color="#ffffff"/>
    </style:style>
    <style:style style:name="T27_38" style:family="text">
      <style:text-properties fo:background-color="#ffffff"/>
    </style:style>
    <style:style style:name="T27_39" style:family="text">
      <style:text-properties fo:background-color="#ffffff"/>
    </style:style>
    <style:style style:name="T27_40" style:family="text">
      <style:text-properties fo:background-color="#ffffff"/>
    </style:style>
    <style:style style:name="T27_41" style:family="text">
      <style:text-properties fo:background-color="#ffffff"/>
    </style:style>
    <style:style style:name="T27_42" style:family="text">
      <style:text-properties fo:background-color="#ffffff"/>
    </style:style>
    <style:style style:name="T27_43" style:family="text">
      <style:text-properties fo:background-color="#ffffff"/>
    </style:style>
    <style:style style:name="T27_44" style:family="text">
      <style:text-properties fo:background-color="#ffffff"/>
    </style:style>
    <style:style style:name="T27_45" style:family="text">
      <style:text-properties fo:background-color="#ffffff"/>
    </style:style>
    <style:style style:name="T27_46" style:family="text">
      <style:text-properties fo:background-color="#ffffff"/>
    </style:style>
    <style:style style:name="T27_47" style:family="text">
      <style:text-properties fo:background-color="#ffffff"/>
    </style:style>
    <style:style style:name="T27_48" style:family="text">
      <style:text-properties fo:background-color="#ffffff"/>
    </style:style>
    <style:style style:name="T27_49" style:family="text">
      <style:text-properties fo:background-color="#ffffff"/>
    </style:style>
    <style:style style:name="T27_50" style:family="text">
      <style:text-properties fo:background-color="#ffffff"/>
    </style:style>
    <style:style style:name="T27_51" style:family="text">
      <style:text-properties fo:background-color="#ffffff"/>
    </style:style>
    <style:style style:name="T27_52" style:family="text">
      <style:text-properties fo:background-color="#ffffff"/>
    </style:style>
    <style:style style:name="T27_53" style:family="text">
      <style:text-properties fo:background-color="#ffffff"/>
    </style:style>
    <style:style style:name="T27_54" style:family="text">
      <style:text-properties fo:background-color="#ffffff"/>
    </style:style>
    <style:style style:name="T27_55" style:family="text">
      <style:text-properties fo:background-color="#ffffff"/>
    </style:style>
    <style:style style:name="T27_56" style:family="text">
      <style:text-properties fo:background-color="#ffffff"/>
    </style:style>
    <style:style style:name="T27_57" style:family="text">
      <style:text-properties fo:background-color="#ffffff"/>
    </style:style>
    <style:style style:name="T27_58" style:family="text">
      <style:text-properties fo:background-color="#ffffff"/>
    </style:style>
    <style:style style:name="T27_59" style:family="text">
      <style:text-properties fo:background-color="#ffffff"/>
    </style:style>
    <style:style style:name="T27_60" style:family="text">
      <style:text-properties fo:background-color="#ffffff"/>
    </style:style>
    <style:style style:name="T27_61" style:family="text">
      <style:text-properties fo:background-color="#ffffff"/>
    </style:style>
    <style:style style:name="T27_62" style:family="text">
      <style:text-properties fo:background-color="#ffffff"/>
    </style:style>
    <style:style style:name="T27_63" style:family="text">
      <style:text-properties fo:background-color="#ffffff"/>
    </style:style>
    <style:style style:name="T27_64" style:family="text">
      <style:text-properties fo:background-color="#ffffff"/>
    </style:style>
    <style:style style:name="T27_65" style:family="text">
      <style:text-properties fo:background-color="#ffffff"/>
    </style:style>
    <style:style style:name="T27_66" style:family="text">
      <style:text-properties fo:background-color="#ffffff"/>
    </style:style>
    <style:style style:name="T27_67" style:family="text">
      <style:text-properties fo:background-color="#ffffff"/>
    </style:style>
    <style:style style:name="T27_68" style:family="text">
      <style:text-properties fo:background-color="#ffffff"/>
    </style:style>
    <style:style style:name="T27_69" style:family="text">
      <style:text-properties fo:background-color="#ffffff"/>
    </style:style>
    <style:style style:name="T27_70" style:family="text">
      <style:text-properties fo:background-color="#ffffff"/>
    </style:style>
    <style:style style:name="T27_71" style:family="text">
      <style:text-properties fo:background-color="#ffffff"/>
    </style:style>
    <style:style style:name="T27_72" style:family="text">
      <style:text-properties fo:background-color="#ffffff"/>
    </style:style>
    <style:style style:name="T27_73" style:family="text">
      <style:text-properties fo:background-color="#ffffff"/>
    </style:style>
    <style:style style:name="T27_74" style:family="text">
      <style:text-properties fo:background-color="#ffffff"/>
    </style:style>
    <style:style style:name="T27_75" style:family="text">
      <style:text-properties fo:background-color="#ffffff"/>
    </style:style>
    <style:style style:name="T27_76" style:family="text">
      <style:text-properties fo:background-color="#ffffff"/>
    </style:style>
    <style:style style:name="T27_77" style:family="text">
      <style:text-properties fo:background-color="#ffffff"/>
    </style:style>
    <style:style style:name="T27_78" style:family="text">
      <style:text-properties fo:background-color="#ffffff"/>
    </style:style>
    <style:style style:name="T27_79" style:family="text">
      <style:text-properties fo:background-color="#ffffff"/>
    </style:style>
    <style:style style:name="T27_80" style:family="text">
      <style:text-properties fo:background-color="#ffffff"/>
    </style:style>
    <style:style style:name="T27_81" style:family="text">
      <style:text-properties fo:background-color="#ffffff"/>
    </style:style>
    <style:style style:name="T27_82" style:family="text">
      <style:text-properties fo:background-color="#ffffff"/>
    </style:style>
    <style:style style:name="T27_83" style:family="text">
      <style:text-properties fo:background-color="#ffffff"/>
    </style:style>
    <style:style style:name="T27_84" style:family="text">
      <style:text-properties fo:background-color="#ffffff"/>
    </style:style>
    <style:style style:name="T27_85" style:family="text">
      <style:text-properties fo:background-color="#ffffff"/>
    </style:style>
    <style:style style:name="T27_86" style:family="text">
      <style:text-properties fo:background-color="#ffffff"/>
    </style:style>
    <style:style style:name="T27_87" style:family="text">
      <style:text-properties fo:background-color="#ffffff"/>
    </style:style>
    <style:style style:name="T27_88" style:family="text">
      <style:text-properties fo:background-color="#ffffff"/>
    </style:style>
    <style:style style:name="T27_89" style:family="text">
      <style:text-properties fo:background-color="#ffffff"/>
    </style:style>
    <style:style style:name="T27_90" style:family="text">
      <style:text-properties fo:background-color="#ffffff"/>
    </style:style>
    <style:style style:name="T27_91" style:family="text">
      <style:text-properties fo:background-color="#ffffff"/>
    </style:style>
    <style:style style:name="T27_92" style:family="text">
      <style:text-properties fo:background-color="#ffffff"/>
    </style:style>
    <style:style style:name="T27_93" style:family="text">
      <style:text-properties fo:background-color="#ffffff"/>
    </style:style>
    <style:style style:name="T27_94" style:family="text">
      <style:text-properties fo:background-color="#ffffff"/>
    </style:style>
    <style:style style:name="T27_95" style:family="text">
      <style:text-properties fo:background-color="#ffffff"/>
    </style:style>
    <style:style style:name="T27_96" style:family="text">
      <style:text-properties fo:background-color="#ffffff"/>
    </style:style>
    <style:style style:name="T27_97" style:family="text">
      <style:text-properties fo:background-color="#ffffff"/>
    </style:style>
    <style:style style:name="T27_98" style:family="text">
      <style:text-properties fo:background-color="#ffffff"/>
    </style:style>
    <style:style style:name="T27_99" style:family="text">
      <style:text-properties fo:background-color="#ffffff"/>
    </style:style>
    <style:style style:name="T27_100" style:family="text">
      <style:text-properties fo:background-color="#ffffff"/>
    </style:style>
    <style:style style:name="T27_101" style:family="text">
      <style:text-properties fo:background-color="#ffffff"/>
    </style:style>
    <style:style style:name="T27_102" style:family="text">
      <style:text-properties fo:background-color="#ffffff"/>
    </style:style>
    <style:style style:name="P28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29" style:family="paragraph" style:parent-style-name="Heading_20_3">
      <style:paragraph-properties fo:break-before="auto" fo:line-height="115%" fo:margin-top="0.282cm" fo:keep-with-next="always" fo:keep-together="always" style:writing-mode="lr-tb"/>
    </style:style>
    <style:style style:name="T29_1" style:family="text">
      <style:text-properties fo:color="#000000" style:font-name="Arial" style:font-name-asian="Arial" style:font-name-complex="Arial"/>
    </style:style>
    <style:style style:name="T29_2" style:family="text">
      <style:text-properties fo:color="#000000" style:font-name="Arial" style:font-name-asian="Arial" style:font-name-complex="Arial"/>
    </style:style>
    <style:style style:name="T29_3" style:family="text">
      <style:text-properties fo:color="#000000" style:font-name="Arial" style:font-name-asian="Arial" style:font-name-complex="Arial"/>
    </style:style>
    <style:style style:name="P30" style:family="paragraph" style:parent-style-name="Standard">
      <style:paragraph-properties fo:break-before="auto" fo:line-height="115%" style:writing-mode="lr-tb"/>
    </style:style>
    <style:style style:name="P31" style:family="paragraph" style:parent-style-name="Standard">
      <style:paragraph-properties fo:break-before="auto" fo:line-height="115%" style:writing-mode="lr-tb"/>
    </style:style>
    <style:style style:name="T31_1" style:family="text">
      <style:text-properties fo:background-color="#ffffff" fo:font-weight="bold" style:font-weight-asian="bold" style:font-weight-complex="bold"/>
    </style:style>
    <style:style style:name="T31_2" style:family="text">
      <style:text-properties fo:background-color="#ffffff" fo:font-weight="bold" style:font-weight-asian="bold" style:font-weight-complex="bold"/>
    </style:style>
    <style:style style:name="T31_3" style:family="text">
      <style:text-properties fo:background-color="#ffffff" fo:font-weight="bold" style:font-weight-asian="bold" style:font-weight-complex="bold"/>
    </style:style>
    <style:style style:name="T31_4" style:family="text">
      <style:text-properties fo:background-color="#ffffff"/>
    </style:style>
    <style:style style:name="T31_5" style:family="text">
      <style:text-properties fo:background-color="#ffffff"/>
    </style:style>
    <style:style style:name="T31_6" style:family="text">
      <style:text-properties fo:background-color="#ffffff"/>
    </style:style>
    <style:style style:name="T31_7" style:family="text">
      <style:text-properties fo:background-color="#ffffff"/>
    </style:style>
    <style:style style:name="P32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33" style:family="paragraph" style:parent-style-name="Heading_20_3">
      <style:paragraph-properties fo:break-before="auto" fo:line-height="115%" fo:margin-top="0.282cm" fo:keep-with-next="always" fo:keep-together="always" style:writing-mode="lr-tb"/>
    </style:style>
    <style:style style:name="T33_1" style:family="text">
      <style:text-properties fo:color="#000000" style:font-name="Arial" style:font-name-asian="Arial" style:font-name-complex="Arial"/>
    </style:style>
    <style:style style:name="T33_2" style:family="text">
      <style:text-properties fo:color="#000000" style:font-name="Arial" style:font-name-asian="Arial" style:font-name-complex="Arial"/>
    </style:style>
    <style:style style:name="T33_3" style:family="text">
      <style:text-properties fo:color="#000000" style:font-name="Arial" style:font-name-asian="Arial" style:font-name-complex="Arial"/>
    </style:style>
    <style:style style:name="P34" style:family="paragraph" style:parent-style-name="Standard">
      <style:paragraph-properties fo:break-before="auto" fo:line-height="115%" style:writing-mode="lr-tb"/>
    </style:style>
    <style:style style:name="P35" style:family="paragraph" style:parent-style-name="Standard">
      <style:paragraph-properties fo:break-before="auto" fo:line-height="115%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T35_7" style:family="text"/>
    <style:style style:name="T35_8" style:family="text"/>
    <style:style style:name="T35_9" style:family="text"/>
    <style:style style:name="T35_10" style:family="text"/>
    <style:style style:name="T35_11" style:family="text"/>
    <style:style style:name="T35_12" style:family="text"/>
    <style:style style:name="T35_13" style:family="text"/>
    <style:style style:name="T35_14" style:family="text"/>
    <style:style style:name="T35_15" style:family="text"/>
    <style:style style:name="T35_16" style:family="text"/>
    <style:style style:name="T35_17" style:family="text"/>
    <style:style style:name="T35_18" style:family="text"/>
    <style:style style:name="T35_19" style:family="text"/>
    <style:style style:name="T35_20" style:family="text"/>
    <style:style style:name="T35_21" style:family="text"/>
    <style:style style:name="T35_22" style:family="text"/>
    <style:style style:name="T35_23" style:family="text"/>
    <style:style style:name="T35_24" style:family="text"/>
    <style:style style:name="T35_25" style:family="text"/>
    <style:style style:name="T35_26" style:family="text"/>
    <style:style style:name="T35_27" style:family="text"/>
    <style:style style:name="T35_28" style:family="text"/>
    <style:style style:name="T35_29" style:family="text"/>
    <style:style style:name="T35_30" style:family="text"/>
    <style:style style:name="T35_31" style:family="text"/>
    <style:style style:name="T35_32" style:family="text"/>
    <style:style style:name="T35_33" style:family="text"/>
    <style:style style:name="T35_34" style:family="text"/>
    <style:style style:name="P36" style:family="paragraph" style:parent-style-name="Standard">
      <style:paragraph-properties fo:break-before="auto" fo:line-height="115%" style:writing-mode="lr-tb"/>
    </style:style>
    <style:style style:name="P37" style:family="paragraph" style:parent-style-name="Standard">
      <style:paragraph-properties fo:break-before="auto" fo:line-height="115%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T37_6" style:family="text"/>
    <style:style style:name="T37_7" style:family="text"/>
    <style:style style:name="T37_8" style:family="text"/>
    <style:style style:name="T37_9" style:family="text"/>
    <style:style style:name="T37_10" style:family="text"/>
    <style:style style:name="T37_11" style:family="text"/>
    <style:style style:name="T37_12" style:family="text"/>
    <style:style style:name="T37_13" style:family="text"/>
    <style:style style:name="T37_14" style:family="text"/>
    <style:style style:name="T37_15" style:family="text"/>
    <style:style style:name="T37_16" style:family="text"/>
    <style:style style:name="T37_17" style:family="text"/>
    <style:style style:name="T37_18" style:family="text"/>
    <style:style style:name="T37_19" style:family="text"/>
    <style:style style:name="T37_20" style:family="text"/>
    <style:style style:name="T37_21" style:family="text"/>
    <style:style style:name="T37_22" style:family="text"/>
    <style:style style:name="T37_23" style:family="text"/>
    <style:style style:name="T37_24" style:family="text"/>
    <style:style style:name="T37_25" style:family="text"/>
    <style:style style:name="T37_26" style:family="text"/>
    <style:style style:name="T37_27" style:family="text"/>
    <style:style style:name="T37_28" style:family="text"/>
    <style:style style:name="T37_29" style:family="text"/>
    <style:style style:name="T37_30" style:family="text"/>
    <style:style style:name="T37_31" style:family="text"/>
    <style:style style:name="T37_32" style:family="text"/>
    <style:style style:name="T37_33" style:family="text"/>
    <style:style style:name="T37_34" style:family="text"/>
    <style:style style:name="T37_35" style:family="text"/>
    <style:style style:name="T37_36" style:family="text"/>
    <style:style style:name="T37_37" style:family="text"/>
    <style:style style:name="T37_38" style:family="text"/>
    <style:style style:name="T37_39" style:family="text"/>
    <style:style style:name="T37_40" style:family="text"/>
    <style:style style:name="T37_41" style:family="text"/>
    <style:style style:name="T37_42" style:family="text"/>
    <style:style style:name="T37_43" style:family="text"/>
    <style:style style:name="T37_44" style:family="text"/>
    <style:style style:name="T37_45" style:family="text"/>
    <style:style style:name="T37_46" style:family="text"/>
    <style:style style:name="T37_47" style:family="text"/>
    <style:style style:name="T37_48" style:family="text"/>
    <style:style style:name="T37_49" style:family="text"/>
    <style:style style:name="T37_50" style:family="text"/>
    <style:style style:name="T37_51" style:family="text"/>
    <style:style style:name="T37_52" style:family="text"/>
    <style:style style:name="P38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39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40" style:family="paragraph" style:parent-style-name="Heading_20_3">
      <style:paragraph-properties fo:break-before="auto" fo:line-height="115%" fo:margin-top="0.282cm" fo:keep-with-next="always" fo:keep-together="always" style:writing-mode="lr-tb"/>
    </style:style>
    <style:style style:name="T40_1" style:family="text">
      <style:text-properties fo:color="#000000" style:font-name="Arial" style:font-name-asian="Arial" style:font-name-complex="Arial"/>
    </style:style>
    <style:style style:name="T40_2" style:family="text">
      <style:text-properties fo:color="#000000" style:font-name="Arial" style:font-name-asian="Arial" style:font-name-complex="Arial"/>
    </style:style>
    <style:style style:name="T40_3" style:family="text">
      <style:text-properties fo:color="#000000" style:font-name="Arial" style:font-name-asian="Arial" style:font-name-complex="Arial"/>
    </style:style>
    <style:style style:name="P41" style:family="paragraph" style:parent-style-name="Standard">
      <style:paragraph-properties fo:break-before="auto" fo:line-height="115%" fo:margin-top="0cm" style:writing-mode="lr-tb"/>
    </style:style>
    <style:style style:name="T41_1" style:family="text">
      <style:text-properties fo:background-color="#ffffff"/>
    </style:style>
    <style:style style:name="T41_2" style:family="text">
      <style:text-properties fo:background-color="#ffffff"/>
    </style:style>
    <style:style style:name="T41_3" style:family="text">
      <style:text-properties fo:background-color="#ffffff"/>
    </style:style>
    <style:style style:name="T41_4" style:family="text">
      <style:text-properties fo:background-color="#ffffff"/>
    </style:style>
    <style:style style:name="T41_5" style:family="text">
      <style:text-properties fo:background-color="#ffffff"/>
    </style:style>
    <style:style style:name="T41_6" style:family="text">
      <style:text-properties fo:background-color="#ffffff"/>
    </style:style>
    <style:style style:name="T41_7" style:family="text">
      <style:text-properties fo:background-color="#ffffff"/>
    </style:style>
    <style:style style:name="T41_8" style:family="text">
      <style:text-properties fo:background-color="#ffffff"/>
    </style:style>
    <style:style style:name="T41_9" style:family="text">
      <style:text-properties fo:background-color="#ffffff"/>
    </style:style>
    <style:style style:name="P42" style:family="paragraph" style:parent-style-name="Standard">
      <style:paragraph-properties fo:break-before="auto" fo:line-height="115%" fo:margin-top="0cm" style:writing-mode="lr-tb"/>
    </style:style>
    <style:style style:name="T42_1" style:family="text">
      <style:text-properties fo:background-color="#ffffff"/>
    </style:style>
    <style:style style:name="T42_2" style:family="text">
      <style:text-properties fo:background-color="#ffffff"/>
    </style:style>
    <style:style style:name="T42_3" style:family="text">
      <style:text-properties fo:background-color="#ffffff"/>
    </style:style>
    <style:style style:name="T42_4" style:family="text">
      <style:text-properties fo:background-color="#ffffff"/>
    </style:style>
    <style:style style:name="T42_5" style:family="text">
      <style:text-properties fo:background-color="#ffffff"/>
    </style:style>
    <style:style style:name="T42_6" style:family="text">
      <style:text-properties fo:background-color="#ffffff"/>
    </style:style>
    <style:style style:name="T42_7" style:family="text">
      <style:text-properties fo:background-color="#ffffff"/>
    </style:style>
    <style:style style:name="T42_8" style:family="text">
      <style:text-properties fo:background-color="#ffffff"/>
    </style:style>
    <style:style style:name="T42_9" style:family="text">
      <style:text-properties fo:background-color="#ffffff"/>
    </style:style>
    <style:style style:name="T42_10" style:family="text">
      <style:text-properties fo:background-color="#ffffff"/>
    </style:style>
    <style:style style:name="T42_11" style:family="text">
      <style:text-properties fo:background-color="#ffffff"/>
    </style:style>
    <style:style style:name="T42_12" style:family="text">
      <style:text-properties fo:background-color="#ffffff"/>
    </style:style>
    <style:style style:name="T42_13" style:family="text">
      <style:text-properties fo:background-color="#ffffff"/>
    </style:style>
    <style:style style:name="T42_14" style:family="text">
      <style:text-properties fo:background-color="#ffffff"/>
    </style:style>
    <style:style style:name="T42_15" style:family="text">
      <style:text-properties fo:background-color="#ffffff"/>
    </style:style>
    <style:style style:name="T42_16" style:family="text">
      <style:text-properties fo:background-color="#ffffff"/>
    </style:style>
    <style:style style:name="T42_17" style:family="text">
      <style:text-properties fo:background-color="#ffffff"/>
    </style:style>
    <style:style style:name="T42_18" style:family="text">
      <style:text-properties fo:background-color="#ffffff"/>
    </style:style>
    <style:style style:name="T42_19" style:family="text">
      <style:text-properties fo:background-color="#ffffff"/>
    </style:style>
    <style:style style:name="T42_20" style:family="text">
      <style:text-properties fo:background-color="#ffffff"/>
    </style:style>
    <style:style style:name="T42_21" style:family="text">
      <style:text-properties fo:background-color="#ffffff"/>
    </style:style>
    <style:style style:name="T42_22" style:family="text">
      <style:text-properties fo:background-color="#ffffff"/>
    </style:style>
    <style:style style:name="T42_23" style:family="text">
      <style:text-properties fo:background-color="#ffffff"/>
    </style:style>
    <style:style style:name="T42_24" style:family="text">
      <style:text-properties fo:background-color="#ffffff"/>
    </style:style>
    <style:style style:name="T42_25" style:family="text">
      <style:text-properties fo:background-color="#ffffff"/>
    </style:style>
    <style:style style:name="T42_26" style:family="text">
      <style:text-properties fo:background-color="#ffffff"/>
    </style:style>
    <style:style style:name="T42_27" style:family="text">
      <style:text-properties fo:background-color="#ffffff"/>
    </style:style>
    <style:style style:name="T42_28" style:family="text">
      <style:text-properties fo:background-color="#ffffff"/>
    </style:style>
    <style:style style:name="T42_29" style:family="text">
      <style:text-properties fo:background-color="#ffffff"/>
    </style:style>
    <style:style style:name="T42_30" style:family="text">
      <style:text-properties fo:background-color="#ffffff"/>
    </style:style>
    <style:style style:name="T42_31" style:family="text">
      <style:text-properties fo:background-color="#ffffff"/>
    </style:style>
    <style:style style:name="T42_32" style:family="text">
      <style:text-properties fo:background-color="#ffffff"/>
    </style:style>
    <style:style style:name="T42_33" style:family="text">
      <style:text-properties fo:background-color="#ffffff"/>
    </style:style>
    <style:style style:name="T42_34" style:family="text">
      <style:text-properties fo:background-color="#ffffff"/>
    </style:style>
    <style:style style:name="P43" style:family="paragraph" style:parent-style-name="Standard">
      <style:paragraph-properties fo:break-before="auto" fo:line-height="115%" fo:margin-top="0cm" style:writing-mode="lr-tb"/>
    </style:style>
    <style:style style:name="T43_1" style:family="text">
      <style:text-properties fo:background-color="#ffffff"/>
    </style:style>
    <style:style style:name="T43_2" style:family="text">
      <style:text-properties fo:background-color="#ffffff"/>
    </style:style>
    <style:style style:name="T43_3" style:family="text">
      <style:text-properties fo:background-color="#ffffff"/>
    </style:style>
    <style:style style:name="T43_4" style:family="text">
      <style:text-properties fo:background-color="#ffffff"/>
    </style:style>
    <style:style style:name="T43_5" style:family="text">
      <style:text-properties fo:background-color="#ffffff"/>
    </style:style>
    <style:style style:name="T43_6" style:family="text">
      <style:text-properties fo:background-color="#ffffff"/>
    </style:style>
    <style:style style:name="T43_7" style:family="text">
      <style:text-properties fo:background-color="#ffffff"/>
    </style:style>
    <style:style style:name="T43_8" style:family="text">
      <style:text-properties fo:background-color="#ffffff"/>
    </style:style>
    <style:style style:name="T43_9" style:family="text">
      <style:text-properties fo:background-color="#ffffff"/>
    </style:style>
    <style:style style:name="T43_10" style:family="text">
      <style:text-properties fo:background-color="#ffffff"/>
    </style:style>
    <style:style style:name="T43_11" style:family="text">
      <style:text-properties fo:background-color="#ffffff"/>
    </style:style>
    <style:style style:name="T43_12" style:family="text">
      <style:text-properties fo:background-color="#ffffff"/>
    </style:style>
    <style:style style:name="T43_13" style:family="text">
      <style:text-properties fo:background-color="#ffffff"/>
    </style:style>
    <style:style style:name="T43_14" style:family="text">
      <style:text-properties fo:background-color="#ffffff"/>
    </style:style>
    <style:style style:name="T43_15" style:family="text">
      <style:text-properties fo:background-color="#ffffff"/>
    </style:style>
    <style:style style:name="P44" style:family="paragraph" style:parent-style-name="Standard">
      <style:paragraph-properties fo:break-before="auto" fo:line-height="115%" fo:margin-top="0cm" style:writing-mode="lr-tb"/>
    </style:style>
    <style:style style:name="T44_1" style:family="text">
      <style:text-properties fo:background-color="#ffffff"/>
    </style:style>
    <style:style style:name="T44_2" style:family="text">
      <style:text-properties fo:background-color="#ffffff"/>
    </style:style>
    <style:style style:name="T44_3" style:family="text">
      <style:text-properties fo:background-color="#ffffff"/>
    </style:style>
    <style:style style:name="T44_4" style:family="text">
      <style:text-properties fo:background-color="#ffffff"/>
    </style:style>
    <style:style style:name="T44_5" style:family="text">
      <style:text-properties fo:background-color="#ffffff"/>
    </style:style>
    <style:style style:name="T44_6" style:family="text">
      <style:text-properties fo:background-color="#ffffff"/>
    </style:style>
    <style:style style:name="T44_7" style:family="text">
      <style:text-properties fo:background-color="#ffffff"/>
    </style:style>
    <style:style style:name="T44_8" style:family="text">
      <style:text-properties fo:background-color="#ffffff"/>
    </style:style>
    <style:style style:name="T44_9" style:family="text">
      <style:text-properties fo:background-color="#ffffff"/>
    </style:style>
    <style:style style:name="T44_10" style:family="text">
      <style:text-properties fo:background-color="#ffffff"/>
    </style:style>
    <style:style style:name="T44_11" style:family="text">
      <style:text-properties fo:background-color="#ffffff"/>
    </style:style>
    <style:style style:name="T44_12" style:family="text">
      <style:text-properties fo:background-color="#ffffff"/>
    </style:style>
    <style:style style:name="T44_13" style:family="text">
      <style:text-properties fo:background-color="#ffffff"/>
    </style:style>
    <style:style style:name="T44_14" style:family="text">
      <style:text-properties fo:background-color="#ffffff"/>
    </style:style>
    <style:style style:name="T44_15" style:family="text">
      <style:text-properties fo:background-color="#ffffff"/>
    </style:style>
    <style:style style:name="T44_16" style:family="text">
      <style:text-properties fo:background-color="#ffffff"/>
    </style:style>
    <style:style style:name="T44_17" style:family="text">
      <style:text-properties fo:background-color="#ffffff"/>
    </style:style>
    <style:style style:name="T44_18" style:family="text">
      <style:text-properties fo:background-color="#ffffff"/>
    </style:style>
    <style:style style:name="T44_19" style:family="text">
      <style:text-properties fo:background-color="#ffffff"/>
    </style:style>
    <style:style style:name="T44_20" style:family="text">
      <style:text-properties fo:background-color="#ffffff"/>
    </style:style>
    <style:style style:name="T44_21" style:family="text">
      <style:text-properties fo:background-color="#ffffff"/>
    </style:style>
    <style:style style:name="T44_22" style:family="text">
      <style:text-properties fo:background-color="#ffffff"/>
    </style:style>
    <style:style style:name="T44_23" style:family="text">
      <style:text-properties fo:background-color="#ffffff"/>
    </style:style>
    <style:style style:name="T44_24" style:family="text">
      <style:text-properties fo:background-color="#ffffff"/>
    </style:style>
    <style:style style:name="T44_25" style:family="text">
      <style:text-properties fo:background-color="#ffffff"/>
    </style:style>
    <style:style style:name="T44_26" style:family="text">
      <style:text-properties fo:background-color="#ffffff"/>
    </style:style>
    <style:style style:name="T44_27" style:family="text">
      <style:text-properties fo:background-color="#ffffff"/>
    </style:style>
    <style:style style:name="T44_28" style:family="text">
      <style:text-properties fo:background-color="#ffffff"/>
    </style:style>
    <style:style style:name="T44_29" style:family="text">
      <style:text-properties fo:background-color="#ffffff"/>
    </style:style>
    <style:style style:name="T44_30" style:family="text">
      <style:text-properties fo:background-color="#ffffff"/>
    </style:style>
    <style:style style:name="T44_31" style:family="text">
      <style:text-properties fo:background-color="#ffffff"/>
    </style:style>
    <style:style style:name="P45" style:family="paragraph" style:parent-style-name="Standard">
      <style:paragraph-properties fo:break-before="auto" fo:line-height="115%" fo:margin-top="0cm" style:writing-mode="lr-tb"/>
    </style:style>
    <style:style style:name="T45_1" style:family="text">
      <style:text-properties fo:background-color="#ffffff"/>
    </style:style>
    <style:style style:name="T45_2" style:family="text">
      <style:text-properties fo:background-color="#ffffff"/>
    </style:style>
    <style:style style:name="T45_3" style:family="text">
      <style:text-properties fo:background-color="#ffffff"/>
    </style:style>
    <style:style style:name="T45_4" style:family="text">
      <style:text-properties fo:background-color="#ffffff"/>
    </style:style>
    <style:style style:name="T45_5" style:family="text">
      <style:text-properties fo:background-color="#ffffff"/>
    </style:style>
    <style:style style:name="T45_6" style:family="text">
      <style:text-properties fo:background-color="#ffffff"/>
    </style:style>
    <style:style style:name="T45_7" style:family="text">
      <style:text-properties fo:background-color="#ffffff"/>
    </style:style>
    <style:style style:name="T45_8" style:family="text">
      <style:text-properties fo:background-color="#ffffff"/>
    </style:style>
    <style:style style:name="T45_9" style:family="text">
      <style:text-properties fo:background-color="#ffffff"/>
    </style:style>
    <style:style style:name="T45_10" style:family="text">
      <style:text-properties fo:background-color="#ffffff"/>
    </style:style>
    <style:style style:name="T45_11" style:family="text">
      <style:text-properties fo:background-color="#ffffff"/>
    </style:style>
    <style:style style:name="T45_12" style:family="text">
      <style:text-properties fo:background-color="#ffffff"/>
    </style:style>
    <style:style style:name="T45_13" style:family="text">
      <style:text-properties fo:background-color="#ffffff"/>
    </style:style>
    <style:style style:name="T45_14" style:family="text">
      <style:text-properties fo:background-color="#ffffff"/>
    </style:style>
    <style:style style:name="T45_15" style:family="text">
      <style:text-properties fo:background-color="#ffffff"/>
    </style:style>
    <style:style style:name="T45_16" style:family="text">
      <style:text-properties fo:background-color="#ffffff"/>
    </style:style>
    <style:style style:name="T45_17" style:family="text">
      <style:text-properties fo:background-color="#ffffff"/>
    </style:style>
    <style:style style:name="T45_18" style:family="text">
      <style:text-properties fo:background-color="#ffffff"/>
    </style:style>
    <style:style style:name="T45_19" style:family="text">
      <style:text-properties fo:background-color="#ffffff"/>
    </style:style>
    <style:style style:name="T45_20" style:family="text">
      <style:text-properties fo:background-color="#ffffff"/>
    </style:style>
    <style:style style:name="T45_21" style:family="text">
      <style:text-properties fo:background-color="#ffffff"/>
    </style:style>
    <style:style style:name="T45_22" style:family="text">
      <style:text-properties fo:background-color="#ffffff"/>
    </style:style>
    <style:style style:name="T45_23" style:family="text">
      <style:text-properties fo:background-color="#ffffff"/>
    </style:style>
    <style:style style:name="T45_24" style:family="text">
      <style:text-properties fo:background-color="#ffffff"/>
    </style:style>
    <style:style style:name="T45_25" style:family="text">
      <style:text-properties fo:background-color="#ffffff"/>
    </style:style>
    <style:style style:name="T45_26" style:family="text">
      <style:text-properties fo:background-color="#ffffff"/>
    </style:style>
    <style:style style:name="P46" style:family="paragraph" style:parent-style-name="Standard">
      <style:paragraph-properties fo:break-before="auto" fo:line-height="115%" fo:margin-top="0cm" style:writing-mode="lr-tb"/>
    </style:style>
    <style:style style:name="T46_1" style:family="text">
      <style:text-properties fo:background-color="#ffffff"/>
    </style:style>
    <style:style style:name="T46_2" style:family="text">
      <style:text-properties fo:background-color="#ffffff"/>
    </style:style>
    <style:style style:name="T46_3" style:family="text">
      <style:text-properties fo:background-color="#ffffff"/>
    </style:style>
    <style:style style:name="T46_4" style:family="text">
      <style:text-properties fo:background-color="#ffffff"/>
    </style:style>
    <style:style style:name="T46_5" style:family="text">
      <style:text-properties fo:background-color="#ffffff"/>
    </style:style>
    <style:style style:name="T46_6" style:family="text">
      <style:text-properties fo:background-color="#ffffff"/>
    </style:style>
    <style:style style:name="T46_7" style:family="text">
      <style:text-properties fo:background-color="#ffffff"/>
    </style:style>
    <style:style style:name="T46_8" style:family="text">
      <style:text-properties fo:background-color="#ffffff"/>
    </style:style>
    <style:style style:name="T46_9" style:family="text">
      <style:text-properties fo:background-color="#ffffff"/>
    </style:style>
    <style:style style:name="T46_10" style:family="text">
      <style:text-properties fo:background-color="#ffffff"/>
    </style:style>
    <style:style style:name="T46_11" style:family="text">
      <style:text-properties fo:background-color="#ffffff"/>
    </style:style>
    <style:style style:name="T46_12" style:family="text">
      <style:text-properties fo:background-color="#ffffff"/>
    </style:style>
    <style:style style:name="T46_13" style:family="text">
      <style:text-properties fo:background-color="#ffffff"/>
    </style:style>
    <style:style style:name="T46_14" style:family="text">
      <style:text-properties fo:background-color="#ffffff"/>
    </style:style>
    <style:style style:name="T46_15" style:family="text">
      <style:text-properties fo:background-color="#ffffff"/>
    </style:style>
    <style:style style:name="T46_16" style:family="text">
      <style:text-properties fo:background-color="#ffffff"/>
    </style:style>
    <style:style style:name="P47" style:family="paragraph" style:parent-style-name="Standard">
      <style:paragraph-properties fo:break-before="auto" fo:line-height="115%" fo:margin-top="0cm" fo:margin-bottom="0cm" style:writing-mode="lr-tb"/>
    </style:style>
    <style:style style:name="T47_1" style:family="text">
      <style:text-properties fo:background-color="#ffffff"/>
    </style:style>
    <style:style style:name="T47_2" style:family="text">
      <style:text-properties fo:background-color="#ffffff"/>
    </style:style>
    <style:style style:name="T47_3" style:family="text">
      <style:text-properties fo:background-color="#ffffff"/>
    </style:style>
    <style:style style:name="T47_4" style:family="text">
      <style:text-properties fo:background-color="#ffffff"/>
    </style:style>
    <style:style style:name="T47_5" style:family="text">
      <style:text-properties fo:background-color="#ffffff"/>
    </style:style>
    <style:style style:name="P48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49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bookmark-start text:name="h.exg16aox58ns"/><text:bookmark-end text:name="h.exg16aox58ns"/><text:span text:style-name="T1_1">James</text:span><text:span text:style-name="T1_2"><text:s/></text:span><text:span text:style-name="T1_3">Farthing</text:span><text:span text:style-name="T1_4"><text:s/></text:span></text:p>
      <text:p text:style-name="P2"/>
      <text:p text:style-name="P3"><text:span text:style-name="T3_1">You</text:span><text:span text:style-name="T3_2"><text:s/></text:span><text:span text:style-name="T3_3">are</text:span><text:span text:style-name="T3_4"><text:s/></text:span><text:span text:style-name="T3_5">James</text:span><text:span text:style-name="T3_6"><text:s/></text:span><text:span text:style-name="T3_7">Farthing</text:span><text:span text:style-name="T3_8">,<text:s/></text:span><text:span text:style-name="T3_9">staunch</text:span><text:span text:style-name="T3_10"><text:s/></text:span><text:span text:style-name="T3_11">Puritan</text:span><text:span text:style-name="T3_12"><text:s/></text:span><text:span text:style-name="T3_13">and</text:span><text:span text:style-name="T3_14"><text:s/></text:span><text:span text:style-name="T3_15">Parliamentarian</text:span><text:span text:style-name="T3_16">.</text:span></text:p>
      <text:p text:style-name="P4"/>
      <text:p text:style-name="P5"><text:span text:style-name="T5_1">This</text:span><text:span text:style-name="T5_2"><text:s/></text:span><text:span text:style-name="T5_3">murder</text:span><text:span text:style-name="T5_4"><text:s/></text:span><text:span text:style-name="T5_5">of</text:span><text:span text:style-name="T5_6"><text:s/></text:span><text:span text:style-name="T5_7">Duke</text:span><text:span text:style-name="T5_8"><text:s/></text:span><text:span text:style-name="T5_9">Smallwood</text:span><text:span text:style-name="T5_10"><text:s/></text:span><text:span text:style-name="T5_11">is</text:span><text:span text:style-name="T5_12"><text:s/></text:span><text:span text:style-name="T5_13">just</text:span><text:span text:style-name="T5_14"><text:s/></text:span><text:span text:style-name="T5_15">one</text:span><text:span text:style-name="T5_16"><text:s/></text:span><text:span text:style-name="T5_17">more</text:span><text:span text:style-name="T5_18"><text:s/></text:span><text:span text:style-name="T5_19">example</text:span><text:span text:style-name="T5_20"><text:s/></text:span><text:span text:style-name="T5_21">in</text:span><text:span text:style-name="T5_22"><text:s/></text:span><text:span text:style-name="T5_23">a</text:span><text:span text:style-name="T5_24"><text:s/></text:span><text:span text:style-name="T5_25">long</text:span><text:span text:style-name="T5_26"><text:s/></text:span><text:span text:style-name="T5_27">list</text:span><text:span text:style-name="T5_28"><text:s/></text:span><text:span text:style-name="T5_29">of</text:span><text:span text:style-name="T5_30"><text:s/></text:span><text:span text:style-name="T5_31">reasons</text:span><text:span text:style-name="T5_32"><text:s/></text:span><text:span text:style-name="T5_33">of</text:span><text:span text:style-name="T5_34"><text:s/></text:span><text:span text:style-name="T5_35">why</text:span><text:span text:style-name="T5_36"><text:s/></text:span><text:span text:style-name="T5_37">this</text:span><text:span text:style-name="T5_38"><text:s/></text:span><text:span text:style-name="T5_39">country</text:span><text:span text:style-name="T5_40"><text:s/></text:span><text:span text:style-name="T5_41">is</text:span><text:span text:style-name="T5_42"><text:s/></text:span><text:span text:style-name="T5_43">going</text:span><text:span text:style-name="T5_44"><text:s/></text:span><text:span text:style-name="T5_45">to</text:span><text:span text:style-name="T5_46"><text:s/></text:span><text:span text:style-name="T5_47">the</text:span><text:span text:style-name="T5_48"><text:s/></text:span><text:span text:style-name="T5_49">dogs</text:span><text:span text:style-name="T5_50">:</text:span></text:p>
      <text:p text:style-name="P6"/>
      <text:list text:style-name="LS1" xml:id="list0">
        <text:list-item>
          <text:p text:style-name="P7"><text:span text:style-name="T7_1">The</text:span><text:span text:style-name="T7_2"><text:s/></text:span><text:span text:style-name="T7_3">local</text:span><text:span text:style-name="T7_4"><text:s/></text:span><text:span text:style-name="T7_5">butchery</text:span><text:span text:style-name="T7_6"><text:s/></text:span><text:span text:style-name="T7_7">is</text:span><text:span text:style-name="T7_8"><text:s/></text:span><text:span text:style-name="T7_9">being</text:span><text:span text:style-name="T7_10"><text:s/></text:span><text:span text:style-name="T7_11">run</text:span><text:span text:style-name="T7_12"><text:s/></text:span><text:span text:style-name="T7_13">by</text:span><text:span text:style-name="T7_14"><text:s/></text:span><text:span text:style-name="T7_15">a</text:span><text:span text:style-name="T7_16"><text:s/></text:span><text:span text:style-name="T7_17">woman</text:span><text:span text:style-name="T7_18">!<text:s/></text:span><text:span text:style-name="T7_19">The</text:span><text:span text:style-name="T7_20"><text:s/></text:span><text:span text:style-name="T7_21">widow</text:span><text:span text:style-name="T7_22"><text:s/></text:span><text:span text:style-name="T7_23">Helen</text:span><text:span text:style-name="T7_24"><text:s/></text:span><text:span text:style-name="T7_25">Blythe</text:span><text:span text:style-name="T7_26"><text:s/></text:span><text:span text:style-name="T7_27">has</text:span><text:span text:style-name="T7_28"><text:s/></text:span><text:span text:style-name="T7_29">taken</text:span><text:span text:style-name="T7_30"><text:s/></text:span><text:span text:style-name="T7_31">over</text:span><text:span text:style-name="T7_32"><text:s/></text:span><text:span text:style-name="T7_33">her</text:span><text:span text:style-name="T7_34"><text:s/></text:span><text:span text:style-name="T7_35">husband</text:span><text:span text:style-name="T7_36">’</text:span><text:span text:style-name="T7_37">s</text:span><text:span text:style-name="T7_38"><text:s/></text:span><text:span text:style-name="T7_39">mantle</text:span><text:span text:style-name="T7_40">.<text:s/></text:span><text:span text:style-name="T7_41">You</text:span><text:span text:style-name="T7_42"><text:s/></text:span><text:span text:style-name="T7_43">have</text:span><text:span text:style-name="T7_44"><text:s/></text:span><text:span text:style-name="T7_45">since</text:span><text:span text:style-name="T7_46"><text:s/></text:span><text:span text:style-name="T7_47">boycotted</text:span><text:span text:style-name="T7_48"><text:s/></text:span><text:span text:style-name="T7_49">the</text:span><text:span text:style-name="T7_50"><text:s/></text:span><text:span text:style-name="T7_51">establishment</text:span><text:span text:style-name="T7_52"><text:s/></text:span><text:span text:style-name="T7_53">but</text:span><text:span text:style-name="T7_54"><text:s/></text:span><text:span text:style-name="T7_55">sometimes</text:span><text:span text:style-name="T7_56"><text:s/></text:span><text:span text:style-name="T7_57">you</text:span><text:span text:style-name="T7_58"><text:s/></text:span><text:span text:style-name="T7_59">think</text:span><text:span text:style-name="T7_60"><text:s/></text:span><text:span text:style-name="T7_61">that</text:span><text:span text:style-name="T7_62"><text:s/></text:span><text:span text:style-name="T7_63">doesn</text:span><text:span text:style-name="T7_64">’</text:span><text:span text:style-name="T7_65">t</text:span><text:span text:style-name="T7_66"><text:s/></text:span><text:span text:style-name="T7_67">quite</text:span><text:span text:style-name="T7_68"><text:s/></text:span><text:span text:style-name="T7_69">go</text:span><text:span text:style-name="T7_70"><text:s/></text:span><text:span text:style-name="T7_71">far</text:span><text:span text:style-name="T7_72"><text:s/></text:span><text:span text:style-name="T7_73">enough</text:span><text:span text:style-name="T7_74">.<text:s/></text:span><text:span text:style-name="T7_75">The</text:span><text:span text:style-name="T7_76"><text:s/></text:span><text:span text:style-name="T7_77">woman</text:span><text:span text:style-name="T7_78"><text:s/></text:span><text:span text:style-name="T7_79">needs</text:span><text:span text:style-name="T7_80"><text:s/></text:span><text:span text:style-name="T7_81">to</text:span><text:span text:style-name="T7_82"><text:s/></text:span><text:span text:style-name="T7_83">be</text:span><text:span text:style-name="T7_84"><text:s/></text:span><text:span text:style-name="T7_85">taught</text:span><text:span text:style-name="T7_86"><text:s/></text:span><text:span text:style-name="T7_87">her</text:span><text:span text:style-name="T7_88"><text:s/></text:span><text:span text:style-name="T7_89">place</text:span><text:span text:style-name="T7_90">!<text:s text:c="2"/></text:span><text:span text:style-name="T7_91">You</text:span><text:span text:style-name="T7_92"><text:s/></text:span><text:span text:style-name="T7_93">intend</text:span><text:span text:style-name="T7_94"><text:s/></text:span><text:span text:style-name="T7_95">to</text:span><text:span text:style-name="T7_96"><text:s/></text:span><text:span text:style-name="T7_97">set</text:span><text:span text:style-name="T7_98"><text:s/></text:span><text:span text:style-name="T7_99">her</text:span><text:span text:style-name="T7_100"><text:s/></text:span><text:span text:style-name="T7_101">up</text:span><text:span text:style-name="T7_102"><text:s/></text:span><text:span text:style-name="T7_103">as</text:span><text:span text:style-name="T7_104"><text:s/></text:span><text:span text:style-name="T7_105">a</text:span><text:span text:style-name="T7_106"><text:s/></text:span><text:span text:style-name="T7_107">witch</text:span><text:span text:style-name="T7_108"><text:s/></text:span><text:span text:style-name="T7_109">by</text:span><text:span text:style-name="T7_110"><text:s/></text:span><text:span text:style-name="T7_111">buying</text:span><text:span text:style-name="T7_112"><text:s/></text:span><text:span text:style-name="T7_113">items</text:span><text:span text:style-name="T7_114"><text:s/></text:span><text:span text:style-name="T7_115">associated</text:span><text:span text:style-name="T7_116"><text:s/></text:span><text:span text:style-name="T7_117">with</text:span><text:span text:style-name="T7_118"><text:s/></text:span><text:span text:style-name="T7_119">witchcraft</text:span><text:span text:style-name="T7_120"><text:s/></text:span><text:span text:style-name="T7_121">and</text:span><text:span text:style-name="T7_122"><text:s/></text:span><text:span text:style-name="T7_123">planting</text:span><text:span text:style-name="T7_124"><text:s/></text:span><text:span text:style-name="T7_125">them</text:span><text:span text:style-name="T7_126"><text:s/></text:span><text:span text:style-name="T7_127">on</text:span><text:span text:style-name="T7_128"><text:s/></text:span><text:span text:style-name="T7_129">her</text:span><text:span text:style-name="T7_130">.<text:s/></text:span><text:span text:style-name="T7_131">You</text:span><text:span text:style-name="T7_132"><text:s/></text:span><text:span text:style-name="T7_133">are</text:span><text:span text:style-name="T7_134"><text:s/></text:span><text:span text:style-name="T7_135">considering</text:span><text:span text:style-name="T7_136"><text:s/></text:span><text:span text:style-name="T7_137">asking</text:span><text:span text:style-name="T7_138"><text:s/></text:span><text:span text:style-name="T7_139">Alister</text:span><text:span text:style-name="T7_140"><text:s/></text:span><text:span text:style-name="T7_141">Rudden</text:span><text:span text:style-name="T7_142"><text:s/></text:span><text:span text:style-name="T7_143">or</text:span><text:span text:style-name="T7_144"><text:s/></text:span><text:span text:style-name="T7_145">Susannah</text:span><text:span text:style-name="T7_146"><text:s/></text:span><text:span text:style-name="T7_147">Silvester</text:span><text:span text:style-name="T7_148"><text:s/>(</text:span><text:span text:style-name="T7_149">the</text:span><text:span text:style-name="T7_150"><text:s/></text:span><text:span text:style-name="T7_151">type</text:span><text:span text:style-name="T7_152"><text:s/></text:span><text:span text:style-name="T7_153">of</text:span><text:span text:style-name="T7_154"><text:s/></text:span><text:span text:style-name="T7_155">people</text:span><text:span text:style-name="T7_156"><text:s/></text:span><text:span text:style-name="T7_157">who</text:span><text:span text:style-name="T7_158"><text:s/></text:span><text:span text:style-name="T7_159">may</text:span><text:span text:style-name="T7_160"><text:s/></text:span><text:span text:style-name="T7_161">sell</text:span><text:span text:style-name="T7_162"><text:s/></text:span><text:span text:style-name="T7_163">such</text:span><text:span text:style-name="T7_164"><text:s/></text:span><text:span text:style-name="T7_165">things</text:span><text:span text:style-name="T7_166">).<text:s/></text:span></text:p>
        </text:list-item>
      </text:list>
      <text:p text:style-name="P8"/>
      <text:list text:style-name="LS1" xml:id="list1">
        <text:list-item>
          <text:p text:style-name="P9"><text:span text:style-name="T9_1">If</text:span><text:span text:style-name="T9_2"><text:s/></text:span><text:span text:style-name="T9_3">this</text:span><text:span text:style-name="T9_4"><text:s/></text:span><text:span text:style-name="T9_5">wasn</text:span><text:span text:style-name="T9_6">’</text:span><text:span text:style-name="T9_7">t</text:span><text:span text:style-name="T9_8"><text:s/></text:span><text:span text:style-name="T9_9">all</text:span><text:span text:style-name="T9_10"><text:s/></text:span><text:span text:style-name="T9_11">bad</text:span><text:span text:style-name="T9_12"><text:s/></text:span><text:span text:style-name="T9_13">enough</text:span><text:span text:style-name="T9_14">,<text:s/></text:span><text:span text:style-name="T9_15">once</text:span><text:span text:style-name="T9_16"><text:s/></text:span><text:span text:style-name="T9_17">again</text:span><text:span text:style-name="T9_18"><text:s/></text:span><text:span text:style-name="T9_19">you</text:span><text:span text:style-name="T9_20"><text:s/></text:span><text:span text:style-name="T9_21">have</text:span><text:span text:style-name="T9_22"><text:s/></text:span><text:span text:style-name="T9_23">to</text:span><text:span text:style-name="T9_24"><text:s/></text:span><text:span text:style-name="T9_25">suffer</text:span><text:span text:style-name="T9_26"><text:s/></text:span><text:span text:style-name="T9_27">through</text:span><text:span text:style-name="T9_28"><text:s/></text:span><text:span text:style-name="T9_29">Christmas</text:span><text:span text:style-name="T9_30">.<text:s/></text:span><text:span text:style-name="T9_31">Christmas</text:span><text:span text:style-name="T9_32">!<text:s/></text:span><text:span text:style-name="T9_33">A</text:span><text:span text:style-name="T9_34"><text:s/></text:span><text:span text:style-name="T9_35">pagan</text:span><text:span text:style-name="T9_36"><text:s/></text:span><text:span text:style-name="T9_37">festival</text:span><text:span text:style-name="T9_38"><text:s/></text:span><text:span text:style-name="T9_39">with</text:span><text:span text:style-name="T9_40"><text:s/></text:span><text:span text:style-name="T9_41">no</text:span><text:span text:style-name="T9_42"><text:s/></text:span><text:span text:style-name="T9_43">biblical</text:span><text:span text:style-name="T9_44"><text:s/></text:span><text:span text:style-name="T9_45">justification</text:span><text:span text:style-name="T9_46">.<text:s/></text:span><text:span text:style-name="T9_47">As</text:span><text:span text:style-name="T9_48"><text:s/></text:span><text:span text:style-name="T9_49">far</text:span><text:span text:style-name="T9_50"><text:s/></text:span><text:span text:style-name="T9_51">as</text:span><text:span text:style-name="T9_52"><text:s/></text:span><text:span text:style-name="T9_53">you</text:span><text:span text:style-name="T9_54">’</text:span><text:span text:style-name="T9_55">re</text:span><text:span text:style-name="T9_56"><text:s/></text:span><text:span text:style-name="T9_57">concerned</text:span><text:span text:style-name="T9_58"><text:s/></text:span><text:span text:style-name="T9_59">its</text:span><text:span text:style-name="T9_60"><text:s/></text:span><text:span text:style-name="T9_61">just</text:span><text:span text:style-name="T9_62"><text:s/></text:span><text:span text:style-name="T9_63">an</text:span><text:span text:style-name="T9_64"><text:s/></text:span><text:span text:style-name="T9_65">excuse</text:span><text:span text:style-name="T9_66"><text:s/></text:span><text:span text:style-name="T9_67">for</text:span><text:span text:style-name="T9_68"><text:s/></text:span><text:span text:style-name="T9_69">wasteful</text:span><text:span text:style-name="T9_70"><text:s/></text:span><text:span text:style-name="T9_71">and</text:span><text:span text:style-name="T9_72"><text:s/></text:span><text:span text:style-name="T9_73">immoral</text:span><text:span text:style-name="T9_74"><text:s/></text:span><text:span text:style-name="T9_75">behavior</text:span><text:span text:style-name="T9_76">.</text:span></text:p>
        </text:list-item>
      </text:list>
      <text:p text:style-name="P10"/>
      <text:p text:style-name="P11"><text:span text:style-name="T11_1">That</text:span><text:span text:style-name="T11_2"><text:s/></text:span><text:span text:style-name="T11_3">idiot</text:span><text:span text:style-name="T11_4">,<text:s/></text:span><text:span text:style-name="T11_5">Charles</text:span><text:span text:style-name="T11_6"><text:s/></text:span><text:span text:style-name="T11_7">II</text:span><text:span text:style-name="T11_8">,<text:s/></text:span><text:span text:style-name="T11_9">sits</text:span><text:span text:style-name="T11_10"><text:s/></text:span><text:span text:style-name="T11_11">on</text:span><text:span text:style-name="T11_12"><text:s/></text:span><text:span text:style-name="T11_13">the</text:span><text:span text:style-name="T11_14"><text:s/></text:span><text:span text:style-name="T11_15">throne</text:span><text:span text:style-name="T11_16"><text:s/></text:span><text:span text:style-name="T11_17">once</text:span><text:span text:style-name="T11_18"><text:s/></text:span><text:span text:style-name="T11_19">again</text:span><text:span text:style-name="T11_20">.<text:s/></text:span><text:span text:style-name="T11_21">Your</text:span><text:span text:style-name="T11_22"><text:s/></text:span><text:span text:style-name="T11_23">beloved</text:span><text:span text:style-name="T11_24"><text:s/></text:span><text:span text:style-name="T11_25">Puritan</text:span><text:span text:style-name="T11_26"><text:s/></text:span><text:span text:style-name="T11_27">Parliament</text:span><text:span text:style-name="T11_28"><text:s/></text:span><text:span text:style-name="T11_29">has</text:span><text:span text:style-name="T11_30"><text:s/></text:span><text:span text:style-name="T11_31">been</text:span><text:span text:style-name="T11_32"><text:s/></text:span><text:span text:style-name="T11_33">disbanded</text:span><text:span text:style-name="T11_34"><text:s/></text:span><text:span text:style-name="T11_35">and</text:span><text:span text:style-name="T11_36"><text:s/></text:span><text:span text:style-name="T11_37">your</text:span><text:span text:style-name="T11_38"><text:s/></text:span><text:span text:style-name="T11_39">revolutionary</text:span><text:span text:style-name="T11_40"><text:s/></text:span><text:span text:style-name="T11_41">leader</text:span><text:span text:style-name="T11_42"><text:s/></text:span><text:span text:style-name="T11_43">Oliver</text:span><text:span text:style-name="T11_44"><text:s/></text:span><text:span text:style-name="T11_45">Cromwell</text:span><text:span text:style-name="T11_46"><text:s/></text:span><text:span text:style-name="T11_47">beheaded</text:span><text:span text:style-name="T11_48">.</text:span></text:p>
      <text:p text:style-name="P12"/>
      <text:p text:style-name="P13"><text:span text:style-name="T13_1">The</text:span><text:span text:style-name="T13_2"><text:s/></text:span><text:span text:style-name="T13_3">Puritan</text:span><text:span text:style-name="T13_4"><text:s/></text:span><text:span text:style-name="T13_5">Parliamentarian</text:span><text:span text:style-name="T13_6"><text:s/></text:span><text:span text:style-name="T13_7">ideal</text:span><text:span text:style-name="T13_8"><text:s/></text:span><text:span text:style-name="T13_9">has</text:span><text:span text:style-name="T13_10"><text:s/></text:span><text:span text:style-name="T13_11">not</text:span><text:span text:style-name="T13_12"><text:s/></text:span><text:span text:style-name="T13_13">been</text:span><text:span text:style-name="T13_14"><text:s/></text:span><text:span text:style-name="T13_15">fulfilled</text:span><text:span text:style-name="T13_16"><text:s/></text:span><text:span text:style-name="T13_17">but</text:span><text:span text:style-name="T13_18"><text:s/></text:span><text:span text:style-name="T13_19">there</text:span><text:span text:style-name="T13_20"><text:s/></text:span><text:span text:style-name="T13_21">is</text:span><text:span text:style-name="T13_22"><text:s/></text:span><text:span text:style-name="T13_23">no</text:span><text:span text:style-name="T13_24"><text:s/></text:span><text:span text:style-name="T13_25">time</text:span><text:span text:style-name="T13_26"><text:s/></text:span><text:span text:style-name="T13_27">like</text:span><text:span text:style-name="T13_28"><text:s/></text:span><text:span text:style-name="T13_29">the</text:span><text:span text:style-name="T13_30"><text:s/></text:span><text:span text:style-name="T13_31">present</text:span><text:span text:style-name="T13_32"><text:s/></text:span><text:span text:style-name="T13_33">to</text:span><text:span text:style-name="T13_34"><text:s/></text:span><text:span text:style-name="T13_35">stir</text:span><text:span text:style-name="T13_36"><text:s/></text:span><text:span text:style-name="T13_37">up</text:span><text:span text:style-name="T13_38"><text:s/></text:span><text:span text:style-name="T13_39">a</text:span><text:span text:style-name="T13_40"><text:s/></text:span><text:span text:style-name="T13_41">little</text:span><text:span text:style-name="T13_42"><text:s/></text:span><text:span text:style-name="T13_43">revolution</text:span><text:span text:style-name="T13_44">.<text:s/></text:span><text:span text:style-name="T13_45">In</text:span><text:span text:style-name="T13_46"><text:s/></text:span><text:span text:style-name="T13_47">fact</text:span><text:span text:style-name="T13_48"><text:s/></text:span><text:span text:style-name="T13_49">you</text:span><text:span text:style-name="T13_50"><text:s/></text:span><text:span text:style-name="T13_51">have</text:span><text:span text:style-name="T13_52"><text:s/></text:span><text:span text:style-name="T13_53">heard</text:span><text:span text:style-name="T13_54"><text:s/></text:span><text:span text:style-name="T13_55">that</text:span><text:span text:style-name="T13_56"><text:s/></text:span><text:span text:style-name="T13_57">an</text:span><text:span text:style-name="T13_58"><text:s/></text:span><text:span text:style-name="T13_59">item</text:span><text:span text:style-name="T13_60"><text:s/></text:span><text:span text:style-name="T13_61">of</text:span><text:span text:style-name="T13_62"><text:s/></text:span><text:span text:style-name="T13_63">great</text:span><text:span text:style-name="T13_64"><text:s/></text:span><text:span text:style-name="T13_65">power</text:span><text:span text:style-name="T13_66"><text:s/></text:span><text:span text:style-name="T13_67">has</text:span><text:span text:style-name="T13_68"><text:s/></text:span><text:span text:style-name="T13_69">found</text:span><text:span text:style-name="T13_70"><text:s/></text:span><text:span text:style-name="T13_71">its</text:span><text:span text:style-name="T13_72"><text:s/></text:span><text:span text:style-name="T13_73">way</text:span><text:span text:style-name="T13_74"><text:s/></text:span><text:span text:style-name="T13_75">to</text:span><text:span text:style-name="T13_76"><text:s/></text:span><text:span text:style-name="T13_77">Luton</text:span><text:span text:style-name="T13_78">.<text:s/></text:span><text:span text:style-name="T13_79">An</text:span><text:span text:style-name="T13_80"><text:s/></text:span><text:span text:style-name="T13_81">item</text:span><text:span text:style-name="T13_82"><text:s/></text:span><text:span text:style-name="T13_83">that</text:span><text:span text:style-name="T13_84"><text:s/></text:span><text:span text:style-name="T13_85">belonged</text:span><text:span text:style-name="T13_86"><text:s/></text:span><text:span text:style-name="T13_87">to</text:span><text:span text:style-name="T13_88"><text:s/></text:span><text:span text:style-name="T13_89">none</text:span><text:span text:style-name="T13_90"><text:s/></text:span><text:span text:style-name="T13_91">other</text:span><text:span text:style-name="T13_92"><text:s/></text:span><text:span text:style-name="T13_93">than</text:span><text:span text:style-name="T13_94"><text:s/></text:span><text:span text:style-name="T13_95">Cromwell</text:span><text:span text:style-name="T13_96"><text:s/></text:span><text:span text:style-name="T13_97">himself</text:span><text:span text:style-name="T13_98"><text:s/>-<text:s/></text:span><text:span text:style-name="T13_99">the</text:span><text:span text:style-name="T13_100"><text:s/></text:span><text:span text:style-name="T13_101">fabled</text:span><text:span text:style-name="T13_102"><text:s/></text:span><text:span text:style-name="T13_103">Ring</text:span><text:span text:style-name="T13_104"><text:s/></text:span><text:span text:style-name="T13_105">of</text:span><text:span text:style-name="T13_106"><text:s/></text:span><text:span text:style-name="T13_107">Solomon</text:span><text:span text:style-name="T13_108">.<text:s/></text:span><text:span text:style-name="T13_109">An</text:span><text:span text:style-name="T13_110"><text:s/></text:span><text:span text:style-name="T13_111">item</text:span><text:span text:style-name="T13_112"><text:s/></text:span><text:span text:style-name="T13_113">rumoured</text:span><text:span text:style-name="T13_114"><text:s/></text:span><text:span text:style-name="T13_115">to</text:span><text:span text:style-name="T13_116"><text:s/></text:span><text:span text:style-name="T13_117">have</text:span><text:span text:style-name="T13_118"><text:s/></text:span><text:span text:style-name="T13_119">been</text:span><text:span text:style-name="T13_120"><text:s/></text:span><text:span text:style-name="T13_121">instrumental</text:span><text:span text:style-name="T13_122"><text:s/></text:span><text:span text:style-name="T13_123">in</text:span><text:span text:style-name="T13_124"><text:s/></text:span><text:span text:style-name="T13_125">the</text:span><text:span text:style-name="T13_126"><text:s/></text:span><text:span text:style-name="T13_127">First</text:span><text:span text:style-name="T13_128"><text:s/></text:span><text:span text:style-name="T13_129">Civil</text:span><text:span text:style-name="T13_130"><text:s/></text:span><text:span text:style-name="T13_131">War</text:span><text:span text:style-name="T13_132">.<text:s/></text:span><text:span text:style-name="T13_133">Cromwell</text:span><text:span text:style-name="T13_134"><text:s/></text:span><text:span text:style-name="T13_135">always</text:span><text:span text:style-name="T13_136"><text:s/></text:span><text:span text:style-name="T13_137">believed</text:span><text:span text:style-name="T13_138"><text:s/></text:span><text:span text:style-name="T13_139">in</text:span><text:span text:style-name="T13_140"><text:s/></text:span><text:span text:style-name="T13_141">merit</text:span><text:span text:style-name="T13_142"><text:s/></text:span><text:span text:style-name="T13_143">and</text:span><text:span text:style-name="T13_144"><text:s/></text:span><text:span text:style-name="T13_145">therefore</text:span><text:span text:style-name="T13_146"><text:s/></text:span><text:span text:style-name="T13_147">rather</text:span><text:span text:style-name="T13_148"><text:s/></text:span><text:span text:style-name="T13_149">than</text:span><text:span text:style-name="T13_150"><text:s/></text:span><text:span text:style-name="T13_151">leave</text:span><text:span text:style-name="T13_152"><text:s/></text:span><text:span text:style-name="T13_153">the</text:span><text:span text:style-name="T13_154"><text:s/></text:span><text:span text:style-name="T13_155">Ring</text:span><text:span text:style-name="T13_156"><text:s/></text:span><text:span text:style-name="T13_157">to</text:span><text:span text:style-name="T13_158"><text:s/></text:span><text:span text:style-name="T13_159">his</text:span><text:span text:style-name="T13_160"><text:s/></text:span><text:span text:style-name="T13_161">weak</text:span><text:span text:style-name="T13_162">-</text:span><text:span text:style-name="T13_163">willed</text:span><text:span text:style-name="T13_164"><text:s/></text:span><text:span text:style-name="T13_165">son</text:span><text:span text:style-name="T13_166">,<text:s/></text:span><text:span text:style-name="T13_167">in</text:span><text:span text:style-name="T13_168"><text:s/></text:span><text:span text:style-name="T13_169">his</text:span><text:span text:style-name="T13_170"><text:s/></text:span><text:span text:style-name="T13_171">final</text:span><text:span text:style-name="T13_172"><text:s/></text:span><text:span text:style-name="T13_173">illness</text:span><text:span text:style-name="T13_174"><text:s/></text:span><text:span text:style-name="T13_175">filled</text:span><text:span text:style-name="T13_176"><text:s/></text:span><text:span text:style-name="T13_177">days</text:span><text:span text:style-name="T13_178"><text:s/></text:span><text:span text:style-name="T13_179">hid</text:span><text:span text:style-name="T13_180"><text:s/></text:span><text:span text:style-name="T13_181">it</text:span><text:span text:style-name="T13_182"><text:s/></text:span><text:span text:style-name="T13_183">deep</text:span><text:span text:style-name="T13_184"><text:s/></text:span><text:span text:style-name="T13_185">in</text:span><text:span text:style-name="T13_186"><text:s/></text:span><text:span text:style-name="T13_187">the</text:span><text:span text:style-name="T13_188"><text:s/></text:span><text:span text:style-name="T13_189">English</text:span><text:span text:style-name="T13_190"><text:s/></text:span><text:span text:style-name="T13_191">countryside</text:span><text:span text:style-name="T13_192"><text:s/></text:span><text:span text:style-name="T13_193">in</text:span><text:span text:style-name="T13_194"><text:s/></text:span><text:span text:style-name="T13_195">which</text:span><text:span text:style-name="T13_196"><text:s/></text:span><text:span text:style-name="T13_197">he</text:span><text:span text:style-name="T13_198"><text:s/></text:span><text:span text:style-name="T13_199">was</text:span><text:span text:style-name="T13_200"><text:s/></text:span><text:span text:style-name="T13_201">born</text:span><text:span text:style-name="T13_202">.<text:s/></text:span><text:span text:style-name="T13_203">You</text:span><text:span text:style-name="T13_204"><text:s/></text:span><text:span text:style-name="T13_205">have</text:span><text:span text:style-name="T13_206"><text:s/></text:span><text:span text:style-name="T13_207">recently</text:span><text:span text:style-name="T13_208"><text:s/></text:span><text:span text:style-name="T13_209">learnt</text:span><text:span text:style-name="T13_210"><text:s/></text:span><text:span text:style-name="T13_211">that</text:span><text:span text:style-name="T13_212"><text:s/></text:span><text:span text:style-name="T13_213">it</text:span><text:span text:style-name="T13_214"><text:s/></text:span><text:span text:style-name="T13_215">was</text:span><text:span text:style-name="T13_216"><text:s/></text:span><text:span text:style-name="T13_217">Luton</text:span><text:span text:style-name="T13_218"><text:s/></text:span><text:span text:style-name="T13_219">of</text:span><text:span text:style-name="T13_220"><text:s/></text:span><text:span text:style-name="T13_221">all</text:span><text:span text:style-name="T13_222"><text:s/></text:span><text:span text:style-name="T13_223">places</text:span><text:span text:style-name="T13_224"><text:s/></text:span><text:span text:style-name="T13_225">in</text:span><text:span text:style-name="T13_226"><text:s/></text:span><text:span text:style-name="T13_227">which</text:span><text:span text:style-name="T13_228"><text:s/></text:span><text:span text:style-name="T13_229">the</text:span><text:span text:style-name="T13_230"><text:s/></text:span><text:span text:style-name="T13_231">Ring</text:span><text:span text:style-name="T13_232"><text:s/></text:span><text:span text:style-name="T13_233">was</text:span><text:span text:style-name="T13_234"><text:s/></text:span><text:span text:style-name="T13_235">hidden</text:span><text:span text:style-name="T13_236">.</text:span></text:p>
      <text:p text:style-name="P14"/>
      <text:p text:style-name="P15"><text:span text:style-name="T15_1">To</text:span><text:span text:style-name="T15_2"><text:s/></text:span><text:span text:style-name="T15_3">confound</text:span><text:span text:style-name="T15_4"><text:s/></text:span><text:span text:style-name="T15_5">matters</text:span><text:span text:style-name="T15_6">,<text:s/></text:span><text:span text:style-name="T15_7">you</text:span><text:span text:style-name="T15_8"><text:s/></text:span><text:span text:style-name="T15_9">learnt</text:span><text:span text:style-name="T15_10"><text:s/></text:span><text:span text:style-name="T15_11">that</text:span><text:span text:style-name="T15_12"><text:s/></text:span><text:span text:style-name="T15_13">adventurer</text:span><text:span text:style-name="T15_14">,<text:s/></text:span><text:span text:style-name="T15_15">up</text:span><text:span text:style-name="T15_16">-</text:span><text:span text:style-name="T15_17">start</text:span><text:span text:style-name="T15_18"><text:s/></text:span><text:span text:style-name="T15_19">and</text:span><text:span text:style-name="T15_20"><text:s/></text:span><text:span text:style-name="T15_21">royalist</text:span><text:span text:style-name="T15_22"><text:s/></text:span><text:span text:style-name="T15_23">Christian</text:span><text:span text:style-name="T15_24"><text:s/></text:span><text:span text:style-name="T15_25">Drake</text:span><text:span text:style-name="T15_26"><text:s/></text:span><text:span text:style-name="T15_27">had</text:span><text:span text:style-name="T15_28"><text:s/></text:span><text:span text:style-name="T15_29">obtained</text:span><text:span text:style-name="T15_30"><text:s/></text:span><text:span text:style-name="T15_31">a</text:span><text:span text:style-name="T15_32"><text:s/></text:span><text:span text:style-name="T15_33">number</text:span><text:span text:style-name="T15_34"><text:s/></text:span><text:span text:style-name="T15_35">of</text:span><text:span text:style-name="T15_36"><text:s/></text:span><text:span text:style-name="T15_37">the</text:span><text:span text:style-name="T15_38"><text:s/></text:span><text:span text:style-name="T15_39">clues</text:span><text:span text:style-name="T15_40"><text:s/></text:span><text:span text:style-name="T15_41">necessary</text:span><text:span text:style-name="T15_42"><text:s/></text:span><text:span text:style-name="T15_43">to</text:span><text:span text:style-name="T15_44"><text:s/></text:span><text:span text:style-name="T15_45">unlock</text:span><text:span text:style-name="T15_46"><text:s/></text:span><text:span text:style-name="T15_47">the</text:span><text:span text:style-name="T15_48"><text:s/></text:span><text:span text:style-name="T15_49">protections</text:span><text:span text:style-name="T15_50"><text:s/></text:span><text:span text:style-name="T15_51">guarding</text:span><text:span text:style-name="T15_52"><text:s/></text:span><text:span text:style-name="T15_53">the</text:span><text:span text:style-name="T15_54"><text:s/></text:span><text:span text:style-name="T15_55">RIng</text:span><text:span text:style-name="T15_56">.<text:s/></text:span><text:span text:style-name="T15_57">After</text:span><text:span text:style-name="T15_58"><text:s/></text:span><text:span text:style-name="T15_59">some</text:span><text:span text:style-name="T15_60"><text:s/></text:span><text:span text:style-name="T15_61">hassle</text:span><text:span text:style-name="T15_62">,<text:s/></text:span><text:span text:style-name="T15_63">your</text:span><text:span text:style-name="T15_64"><text:s/></text:span><text:span text:style-name="T15_65">Captain</text:span><text:span text:style-name="T15_66"><text:s/></text:span><text:span text:style-name="T15_67">of</text:span><text:span text:style-name="T15_68"><text:s/></text:span><text:span text:style-name="T15_69">the</text:span><text:span text:style-name="T15_70"><text:s/></text:span><text:span text:style-name="T15_71">Guard</text:span><text:span text:style-name="T15_72"><text:s/></text:span><text:span text:style-name="T15_73">Silas</text:span><text:span text:style-name="T15_74"><text:s/></text:span><text:span text:style-name="T15_75">Silvester</text:span><text:span text:style-name="T15_76"><text:s/></text:span><text:span text:style-name="T15_77">managed</text:span><text:span text:style-name="T15_78"><text:s/></text:span><text:span text:style-name="T15_79">to</text:span><text:span text:style-name="T15_80"><text:s/></text:span><text:span text:style-name="T15_81">make</text:span><text:span text:style-name="T15_82"><text:s/></text:span><text:span text:style-name="T15_83">a</text:span><text:span text:style-name="T15_84"><text:s/></text:span><text:span text:style-name="T15_85">copy</text:span><text:span text:style-name="T15_86"><text:s/></text:span><text:span text:style-name="T15_87">of</text:span><text:span text:style-name="T15_88"><text:s/></text:span><text:span text:style-name="T15_89">these</text:span><text:span text:style-name="T15_90"><text:s/></text:span><text:span text:style-name="T15_91">clues</text:span><text:span text:style-name="T15_92">.<text:s/></text:span><text:span text:style-name="T15_93">You</text:span><text:span text:style-name="T15_94"><text:s/></text:span><text:span text:style-name="T15_95">need</text:span><text:span text:style-name="T15_96"><text:s/></text:span><text:span text:style-name="T15_97">to</text:span><text:span text:style-name="T15_98"><text:s/></text:span><text:span text:style-name="T15_99">solve</text:span><text:span text:style-name="T15_100"><text:s/></text:span><text:span text:style-name="T15_101">the</text:span><text:span text:style-name="T15_102"><text:s/></text:span><text:span text:style-name="T15_103">clues</text:span><text:span text:style-name="T15_104">,<text:s/></text:span><text:span text:style-name="T15_105">obtain</text:span><text:span text:style-name="T15_106"><text:s/></text:span><text:span text:style-name="T15_107">the</text:span><text:span text:style-name="T15_108"><text:s/></text:span><text:span text:style-name="T15_109">Ring</text:span><text:span text:style-name="T15_110"><text:s/></text:span><text:span text:style-name="T15_111">and</text:span><text:span text:style-name="T15_112"><text:s/></text:span><text:span text:style-name="T15_113">hold</text:span><text:span text:style-name="T15_114"><text:s/></text:span><text:span text:style-name="T15_115">onto</text:span><text:span text:style-name="T15_116"><text:s/></text:span><text:span text:style-name="T15_117">it</text:span><text:span text:style-name="T15_118">!<text:s/></text:span><text:span text:style-name="T15_119">Unfortunately</text:span><text:span text:style-name="T15_120">,<text:s/></text:span><text:span text:style-name="T15_121">the</text:span><text:span text:style-name="T15_122"><text:s/></text:span><text:span text:style-name="T15_123">Drake</text:span><text:span text:style-name="T15_124"><text:s/></text:span><text:span text:style-name="T15_125">didn</text:span><text:span text:style-name="T15_126">’</text:span><text:span text:style-name="T15_127">t</text:span><text:span text:style-name="T15_128"><text:s/></text:span><text:span text:style-name="T15_129">have</text:span><text:span text:style-name="T15_130"><text:s/></text:span><text:span text:style-name="T15_131">the</text:span><text:span text:style-name="T15_132"><text:s/></text:span><text:span text:style-name="T15_133">final</text:span><text:span text:style-name="T15_134"><text:s/></text:span><text:span text:style-name="T15_135">two</text:span><text:span text:style-name="T15_136"><text:s/></text:span><text:span text:style-name="T15_137">clues</text:span><text:span text:style-name="T15_138"><text:s/></text:span><text:span text:style-name="T15_139">on</text:span><text:span text:style-name="T15_140"><text:s/></text:span><text:span text:style-name="T15_141">him</text:span><text:span text:style-name="T15_142">.<text:s/></text:span><text:span text:style-name="T15_143">Luckily</text:span><text:span text:style-name="T15_144"><text:s/></text:span><text:span text:style-name="T15_145">you</text:span><text:span text:style-name="T15_146"><text:s/></text:span><text:span text:style-name="T15_147">have</text:span><text:span text:style-name="T15_148"><text:s/></text:span><text:span text:style-name="T15_149">learnt</text:span><text:span text:style-name="T15_150"><text:s/></text:span><text:span text:style-name="T15_151">that</text:span><text:span text:style-name="T15_152"><text:s/></text:span><text:span text:style-name="T15_153">his</text:span><text:span text:style-name="T15_154"><text:s/></text:span><text:span text:style-name="T15_155">Agent</text:span><text:span text:style-name="T15_156"><text:s/></text:span><text:span text:style-name="T15_157">is</text:span><text:span text:style-name="T15_158"><text:s/></text:span><text:span text:style-name="T15_159">delivering</text:span><text:span text:style-name="T15_160"><text:s/></text:span><text:span text:style-name="T15_161">the</text:span><text:span text:style-name="T15_162"><text:s/></text:span><text:span text:style-name="T15_163">final</text:span><text:span text:style-name="T15_164"><text:s/></text:span><text:span text:style-name="T15_165">clues</text:span><text:span text:style-name="T15_166"><text:s/></text:span><text:span text:style-name="T15_167">this</text:span><text:span text:style-name="T15_168"><text:s/></text:span><text:span text:style-name="T15_169">evening</text:span><text:span text:style-name="T15_170"><text:s/></text:span><text:span text:style-name="T15_171">and</text:span><text:span text:style-name="T15_172"><text:s/></text:span><text:span text:style-name="T15_173">you</text:span><text:span text:style-name="T15_174"><text:s/></text:span><text:span text:style-name="T15_175">have</text:span><text:span text:style-name="T15_176"><text:s/></text:span><text:span text:style-name="T15_177">arranged</text:span><text:span text:style-name="T15_178"><text:s/></text:span><text:span text:style-name="T15_179">for</text:span><text:span text:style-name="T15_180"><text:s/></text:span><text:span text:style-name="T15_181">him</text:span><text:span text:style-name="T15_182"><text:s/></text:span><text:span text:style-name="T15_183">to</text:span><text:span text:style-name="T15_184"><text:s/></text:span><text:span text:style-name="T15_185">be</text:span><text:span text:style-name="T15_186"><text:s/></text:span><text:span text:style-name="T15_187">intercepted</text:span><text:span text:style-name="T15_188">.<text:s/></text:span><text:span text:style-name="T15_189">Unfortunately</text:span><text:span text:style-name="T15_190">,<text:s/></text:span><text:span text:style-name="T15_191">you</text:span><text:span text:style-name="T15_192"><text:s/></text:span><text:span text:style-name="T15_193">don</text:span><text:span text:style-name="T15_194">’</text:span><text:span text:style-name="T15_195">t</text:span><text:span text:style-name="T15_196"><text:s/></text:span><text:span text:style-name="T15_197">quite</text:span><text:span text:style-name="T15_198"><text:s/></text:span><text:span text:style-name="T15_199">know</text:span><text:span text:style-name="T15_200"><text:s/></text:span><text:span text:style-name="T15_201">when</text:span><text:span text:style-name="T15_202"><text:s/></text:span><text:span text:style-name="T15_203">these</text:span><text:span text:style-name="T15_204"><text:s/></text:span><text:span text:style-name="T15_205">might</text:span><text:span text:style-name="T15_206"><text:s/></text:span><text:span text:style-name="T15_207">arrive</text:span><text:span text:style-name="T15_208">.</text:span></text:p>
      <text:p text:style-name="P16"/>
      <text:p text:style-name="P17"><text:span text:style-name="T17_1">Speaking</text:span><text:span text:style-name="T17_2"><text:s/></text:span><text:span text:style-name="T17_3">of</text:span><text:span text:style-name="T17_4"><text:s/></text:span><text:span text:style-name="T17_5">Silvesters</text:span><text:span text:style-name="T17_6">,<text:s/></text:span><text:span text:style-name="T17_7">you</text:span><text:span text:style-name="T17_8"><text:s/></text:span><text:span text:style-name="T17_9">have</text:span><text:span text:style-name="T17_10"><text:s/></text:span><text:span text:style-name="T17_11">been</text:span><text:span text:style-name="T17_12"><text:s/></text:span><text:span text:style-name="T17_13">having</text:span><text:span text:style-name="T17_14"><text:s/></text:span><text:span text:style-name="T17_15">an</text:span><text:span text:style-name="T17_16"><text:s/></text:span><text:span text:style-name="T17_17">affair</text:span><text:span text:style-name="T17_18"><text:s/></text:span><text:span text:style-name="T17_19">with</text:span><text:span text:style-name="T17_20"><text:s/></text:span><text:span text:style-name="T17_21">Silas</text:span><text:span text:style-name="T17_22">’<text:s/></text:span><text:span text:style-name="T17_23">sister</text:span><text:span text:style-name="T17_24"><text:s/></text:span><text:span text:style-name="T17_25">Susannah</text:span><text:span text:style-name="T17_26"><text:s/></text:span><text:span text:style-name="T17_27">Silvester</text:span><text:span text:style-name="T17_28">.<text:s/></text:span><text:span text:style-name="T17_29">You</text:span><text:span text:style-name="T17_30"><text:s/></text:span><text:span text:style-name="T17_31">don</text:span><text:span text:style-name="T17_32">’</text:span><text:span text:style-name="T17_33">t</text:span><text:span text:style-name="T17_34"><text:s/></text:span><text:span text:style-name="T17_35">exactly</text:span><text:span text:style-name="T17_36"><text:s/></text:span><text:span text:style-name="T17_37">agree</text:span><text:span text:style-name="T17_38"><text:s/></text:span><text:span text:style-name="T17_39">with</text:span><text:span text:style-name="T17_40"><text:s/></text:span><text:span text:style-name="T17_41">the</text:span><text:span text:style-name="T17_42"><text:s/></text:span><text:span text:style-name="T17_43">fact</text:span><text:span text:style-name="T17_44"><text:s/></text:span><text:span text:style-name="T17_45">that</text:span><text:span text:style-name="T17_46"><text:s/></text:span><text:span text:style-name="T17_47">the</text:span><text:span text:style-name="T17_48"><text:s/></text:span><text:span text:style-name="T17_49">girl</text:span><text:span text:style-name="T17_50"><text:s/></text:span><text:span text:style-name="T17_51">runs</text:span><text:span text:style-name="T17_52"><text:s/></text:span><text:span text:style-name="T17_53">a</text:span><text:span text:style-name="T17_54"><text:s/></text:span><text:span text:style-name="T17_55">business</text:span><text:span text:style-name="T17_56"><text:s/></text:span><text:span text:style-name="T17_57">but</text:span><text:span text:style-name="T17_58"><text:s/></text:span><text:span text:style-name="T17_59">you</text:span><text:span text:style-name="T17_60"><text:s/></text:span><text:span text:style-name="T17_61">were</text:span><text:span text:style-name="T17_62"><text:s/></text:span><text:span text:style-name="T17_63">taken</text:span><text:span text:style-name="T17_64"><text:s/></text:span><text:span text:style-name="T17_65">by</text:span><text:span text:style-name="T17_66"><text:s/></text:span><text:span text:style-name="T17_67">her</text:span><text:span text:style-name="T17_68"><text:s/></text:span><text:span text:style-name="T17_69">nonetheless</text:span><text:span text:style-name="T17_70">.<text:s/></text:span><text:span text:style-name="T17_71">We</text:span><text:span text:style-name="T17_72"><text:s/></text:span><text:span text:style-name="T17_73">are</text:span><text:span text:style-name="T17_74"><text:s/></text:span><text:span text:style-name="T17_75">all</text:span><text:span text:style-name="T17_76"><text:s/></text:span><text:span text:style-name="T17_77">weak</text:span><text:span text:style-name="T17_78"><text:s/></text:span><text:span text:style-name="T17_79">mortals</text:span><text:span text:style-name="T17_80">,<text:s/></text:span><text:span text:style-name="T17_81">who</text:span><text:span text:style-name="T17_82"><text:s/></text:span><text:span text:style-name="T17_83">have</text:span><text:span text:style-name="T17_84"><text:s/></text:span><text:span text:style-name="T17_85">all</text:span><text:span text:style-name="T17_86"><text:s/></text:span><text:span text:style-name="T17_87">sinned</text:span><text:span text:style-name="T17_88"><text:s/></text:span><text:span text:style-name="T17_89">at</text:span><text:span text:style-name="T17_90"><text:s/></text:span><text:span text:style-name="T17_91">times</text:span><text:span text:style-name="T17_92">!</text:span></text:p>
      <text:p text:style-name="P18"/>
      <text:p text:style-name="P19"><text:span text:style-name="T19_1">The</text:span><text:span text:style-name="T19_2"><text:s/></text:span><text:span text:style-name="T19_3">last</text:span><text:span text:style-name="T19_4"><text:s/></text:span><text:span text:style-name="T19_5">thing</text:span><text:span text:style-name="T19_6"><text:s/></text:span><text:span text:style-name="T19_7">you</text:span><text:span text:style-name="T19_8"><text:s/></text:span><text:span text:style-name="T19_9">need</text:span><text:span text:style-name="T19_10"><text:s/></text:span><text:span text:style-name="T19_11">is</text:span><text:span text:style-name="T19_12"><text:s/></text:span><text:span text:style-name="T19_13">your</text:span><text:span text:style-name="T19_14"><text:s/></text:span><text:span text:style-name="T19_15">affair</text:span><text:span text:style-name="T19_16"><text:s/></text:span><text:span text:style-name="T19_17">getting</text:span><text:span text:style-name="T19_18"><text:s/></text:span><text:span text:style-name="T19_19">out</text:span><text:span text:style-name="T19_20">.<text:s/></text:span><text:span text:style-name="T19_21"><text:s/></text:span><text:span text:style-name="T19_22">You</text:span><text:span text:style-name="T19_23"><text:s/></text:span><text:span text:style-name="T19_24">have</text:span><text:span text:style-name="T19_25"><text:s/></text:span><text:span text:style-name="T19_26">no</text:span><text:span text:style-name="T19_27"><text:s/></text:span><text:span text:style-name="T19_28">reason</text:span><text:span text:style-name="T19_29"><text:s/></text:span><text:span text:style-name="T19_30">to</text:span><text:span text:style-name="T19_31"><text:s/></text:span><text:span text:style-name="T19_32">believe</text:span><text:span text:style-name="T19_33"><text:s/></text:span><text:span text:style-name="T19_34">that</text:span><text:span text:style-name="T19_35"><text:s/></text:span><text:span text:style-name="T19_36">Susannah</text:span><text:span text:style-name="T19_37"><text:s/></text:span><text:span text:style-name="T19_38">would</text:span><text:span text:style-name="T19_39"><text:s/></text:span><text:span text:style-name="T19_40">reveal</text:span><text:span text:style-name="T19_41"><text:s/></text:span><text:span text:style-name="T19_42">the</text:span><text:span text:style-name="T19_43"><text:s/></text:span><text:span text:style-name="T19_44">affair</text:span><text:span text:style-name="T19_45"><text:s/></text:span><text:span text:style-name="T19_46">but</text:span><text:span text:style-name="T19_47"><text:s/></text:span><text:span text:style-name="T19_48">it</text:span><text:span text:style-name="T19_49"><text:s/></text:span><text:span text:style-name="T19_50">might</text:span><text:span text:style-name="T19_51"><text:s/></text:span><text:span text:style-name="T19_52">be</text:span><text:span text:style-name="T19_53"><text:s/></text:span><text:span text:style-name="T19_54">worth</text:span><text:span text:style-name="T19_55"><text:s/></text:span><text:span text:style-name="T19_56">speaking</text:span><text:span text:style-name="T19_57"><text:s/></text:span><text:span text:style-name="T19_58">with</text:span><text:span text:style-name="T19_59"><text:s/></text:span><text:span text:style-name="T19_60">her</text:span><text:span text:style-name="T19_61"><text:s/></text:span><text:span text:style-name="T19_62">to</text:span><text:span text:style-name="T19_63"><text:s/></text:span><text:span text:style-name="T19_64">confirm</text:span><text:span text:style-name="T19_65"><text:s/></text:span><text:span text:style-name="T19_66">this</text:span><text:span text:style-name="T19_67"><text:s/></text:span><text:span text:style-name="T19_68">and</text:span><text:span text:style-name="T19_69"><text:s/></text:span><text:span text:style-name="T19_70">if</text:span><text:span text:style-name="T19_71"><text:s/></text:span><text:span text:style-name="T19_72">necessary</text:span><text:span text:style-name="T19_73"><text:s/></text:span><text:span text:style-name="T19_74">helping</text:span><text:span text:style-name="T19_75"><text:s/></text:span><text:span text:style-name="T19_76">her</text:span><text:span text:style-name="T19_77"><text:s/></text:span><text:span text:style-name="T19_78">out</text:span><text:span text:style-name="T19_79"><text:s/></text:span><text:span text:style-name="T19_80">to</text:span><text:span text:style-name="T19_81"><text:s/></text:span><text:span text:style-name="T19_82">keep</text:span><text:span text:style-name="T19_83"><text:s/></text:span><text:span text:style-name="T19_84">her</text:span><text:span text:style-name="T19_85"><text:s/></text:span><text:span text:style-name="T19_86">quiet</text:span><text:span text:style-name="T19_87">.<text:s/></text:span><text:span text:style-name="T19_88">The</text:span><text:span text:style-name="T19_89"><text:s/></text:span><text:span text:style-name="T19_90">fact</text:span><text:span text:style-name="T19_91"><text:s/></text:span><text:span text:style-name="T19_92">that</text:span><text:span text:style-name="T19_93"><text:s/></text:span><text:span text:style-name="T19_94">you</text:span><text:span text:style-name="T19_95"><text:s/></text:span><text:span text:style-name="T19_96">rely</text:span><text:span text:style-name="T19_97"><text:s/></text:span><text:span text:style-name="T19_98">on</text:span><text:span text:style-name="T19_99"><text:s/></text:span><text:span text:style-name="T19_100">her</text:span><text:span text:style-name="T19_101"><text:s/></text:span><text:span text:style-name="T19_102">brother</text:span><text:span text:style-name="T19_103">’</text:span><text:span text:style-name="T19_104">s</text:span><text:span text:style-name="T19_105"><text:s/></text:span><text:span text:style-name="T19_106">protection</text:span><text:span text:style-name="T19_107"><text:s/></text:span><text:span text:style-name="T19_108">on</text:span><text:span text:style-name="T19_109"><text:s/></text:span><text:span text:style-name="T19_110">a</text:span><text:span text:style-name="T19_111"><text:s/></text:span><text:span text:style-name="T19_112">day</text:span><text:span text:style-name="T19_113"><text:s/></text:span><text:span text:style-name="T19_114">to</text:span><text:span text:style-name="T19_115"><text:s/></text:span><text:span text:style-name="T19_116">day</text:span><text:span text:style-name="T19_117"><text:s/></text:span><text:span text:style-name="T19_118">basis</text:span><text:span text:style-name="T19_119"><text:s/></text:span><text:span text:style-name="T19_120">means</text:span><text:span text:style-name="T19_121"><text:s/></text:span><text:span text:style-name="T19_122">that</text:span><text:span text:style-name="T19_123"><text:s/></text:span><text:span text:style-name="T19_124">you</text:span><text:span text:style-name="T19_125"><text:s/></text:span><text:span text:style-name="T19_126">will</text:span><text:span text:style-name="T19_127"><text:s/></text:span><text:span text:style-name="T19_128">be</text:span><text:span text:style-name="T19_129"><text:s/></text:span><text:span text:style-name="T19_130">forced</text:span><text:span text:style-name="T19_131"><text:s/></text:span><text:span text:style-name="T19_132">to</text:span><text:span text:style-name="T19_133"><text:s/></text:span><text:span text:style-name="T19_134">work</text:span><text:span text:style-name="T19_135"><text:s/></text:span><text:span text:style-name="T19_136">with</text:span><text:span text:style-name="T19_137"><text:s/></text:span><text:span text:style-name="T19_138">the</text:span><text:span text:style-name="T19_139"><text:s/></text:span><text:span text:style-name="T19_140">girl</text:span><text:span text:style-name="T19_141"><text:s/></text:span><text:span text:style-name="T19_142">rather</text:span><text:span text:style-name="T19_143"><text:s/></text:span><text:span text:style-name="T19_144">than</text:span><text:span text:style-name="T19_145"><text:s/></text:span><text:span text:style-name="T19_146">contemplate</text:span><text:span text:style-name="T19_147"><text:s/></text:span><text:span text:style-name="T19_148">other</text:span><text:span text:style-name="T19_149"><text:s/></text:span><text:span text:style-name="T19_150">alternatives</text:span><text:span text:style-name="T19_151">.</text:span></text:p>
      <text:p text:style-name="P20"/>
      <text:p text:style-name="P21"><text:span text:style-name="T21_1">In</text:span><text:span text:style-name="T21_2"><text:s/></text:span><text:span text:style-name="T21_3">other</text:span><text:span text:style-name="T21_4"><text:s/></text:span><text:span text:style-name="T21_5">recent</text:span><text:span text:style-name="T21_6"><text:s/></text:span><text:span text:style-name="T21_7">news</text:span><text:span text:style-name="T21_8">:</text:span></text:p>
      <text:p text:style-name="P22"/>
      <text:list text:style-name="LS2" xml:id="list2">
        <text:list-item>
          <text:p text:style-name="P23"><text:span text:style-name="T23_1">You</text:span><text:span text:style-name="T23_2"><text:s/></text:span><text:span text:style-name="T23_3">found</text:span><text:span text:style-name="T23_4"><text:s/></text:span><text:span text:style-name="T23_5">an</text:span><text:span text:style-name="T23_6"><text:s/></text:span><text:span text:style-name="T23_7">ornate</text:span><text:span text:style-name="T23_8"><text:s/></text:span><text:span text:style-name="T23_9">brush</text:span><text:span text:style-name="T23_10"><text:s/></text:span><text:span text:style-name="T23_11">belonging</text:span><text:span text:style-name="T23_12"><text:s/></text:span><text:span text:style-name="T23_13">to</text:span><text:span text:style-name="T23_14"><text:s/></text:span><text:span text:style-name="T23_15">Lettice</text:span><text:span text:style-name="T23_16"><text:s/></text:span><text:span text:style-name="T23_17">Ludsthorp</text:span><text:span text:style-name="T23_18">,<text:s/></text:span><text:span text:style-name="T23_19">the</text:span><text:span text:style-name="T23_20"><text:s/></text:span><text:span text:style-name="T23_21">fisherwoman</text:span><text:span text:style-name="T23_22">.<text:s/></text:span><text:span text:style-name="T23_23">She</text:span><text:span text:style-name="T23_24"><text:s/></text:span><text:span text:style-name="T23_25">will</text:span><text:span text:style-name="T23_26"><text:s/></text:span><text:span text:style-name="T23_27">want</text:span><text:span text:style-name="T23_28"><text:s/></text:span><text:span text:style-name="T23_29">it</text:span><text:span text:style-name="T23_30"><text:s/></text:span><text:span text:style-name="T23_31">back</text:span><text:span text:style-name="T23_32"><text:s/></text:span><text:span text:style-name="T23_33">and</text:span><text:span text:style-name="T23_34"><text:s/></text:span><text:span text:style-name="T23_35">so</text:span><text:span text:style-name="T23_36"><text:s/></text:span><text:span text:style-name="T23_37">long</text:span><text:span text:style-name="T23_38"><text:s/></text:span><text:span text:style-name="T23_39">as</text:span><text:span text:style-name="T23_40"><text:s/></text:span><text:span text:style-name="T23_41">she</text:span><text:span text:style-name="T23_42"><text:s/></text:span><text:span text:style-name="T23_43">does</text:span><text:span text:style-name="T23_44"><text:s/></text:span><text:span text:style-name="T23_45">something</text:span><text:span text:style-name="T23_46"><text:s/></text:span><text:span text:style-name="T23_47">for</text:span><text:span text:style-name="T23_48"><text:s/></text:span><text:span text:style-name="T23_49">you</text:span><text:span text:style-name="T23_50"><text:s/></text:span><text:span text:style-name="T23_51">or</text:span><text:span text:style-name="T23_52"><text:s/></text:span><text:span text:style-name="T23_53">gives</text:span><text:span text:style-name="T23_54"><text:s/></text:span><text:span text:style-name="T23_55">you</text:span><text:span text:style-name="T23_56"><text:s/></text:span><text:span text:style-name="T23_57">something</text:span><text:span text:style-name="T23_58"><text:s/></text:span><text:span text:style-name="T23_59">in</text:span><text:span text:style-name="T23_60"><text:s/></text:span><text:span text:style-name="T23_61">return</text:span><text:span text:style-name="T23_62">,<text:s/></text:span><text:span text:style-name="T23_63">she</text:span><text:span text:style-name="T23_64"><text:s/></text:span><text:span text:style-name="T23_65">can</text:span><text:span text:style-name="T23_66"><text:s/></text:span><text:span text:style-name="T23_67">have</text:span><text:span text:style-name="T23_68"><text:s/></text:span><text:span text:style-name="T23_69">it</text:span><text:span text:style-name="T23_70">!</text:span></text:p>
        </text:list-item>
        <text:list-item>
          <text:p text:style-name="P24"><text:span text:style-name="T24_1">You</text:span><text:span text:style-name="T24_2"><text:s/></text:span><text:span text:style-name="T24_3">heard</text:span><text:span text:style-name="T24_4"><text:s/></text:span><text:span text:style-name="T24_5">Susannah</text:span><text:span text:style-name="T24_6"><text:s/></text:span><text:span text:style-name="T24_7">talking</text:span><text:span text:style-name="T24_8"><text:s/></text:span><text:span text:style-name="T24_9">about</text:span><text:span text:style-name="T24_10"><text:s/></text:span><text:span text:style-name="T24_11">somebody</text:span><text:span text:style-name="T24_12"><text:s/></text:span><text:span text:style-name="T24_13">called</text:span><text:span text:style-name="T24_14"><text:s/></text:span><text:span text:style-name="T24_15">Rhetjfa</text:span><text:span text:style-name="T24_16"><text:s/></text:span><text:span text:style-name="T24_17">buying</text:span><text:span text:style-name="T24_18"><text:s/></text:span><text:span text:style-name="T24_19">livers</text:span><text:span text:style-name="T24_20">.<text:s/></text:span><text:span text:style-name="T24_21">You</text:span><text:span text:style-name="T24_22"><text:s/></text:span><text:span text:style-name="T24_23">know</text:span><text:span text:style-name="T24_24"><text:s/></text:span><text:span text:style-name="T24_25">this</text:span><text:span text:style-name="T24_26"><text:s/></text:span><text:span text:style-name="T24_27">information</text:span><text:span text:style-name="T24_28"><text:s/></text:span><text:span text:style-name="T24_29">may</text:span><text:span text:style-name="T24_30"><text:s/></text:span><text:span text:style-name="T24_31">be</text:span><text:span text:style-name="T24_32"><text:s/></text:span><text:span text:style-name="T24_33">very</text:span><text:span text:style-name="T24_34"><text:s/></text:span><text:span text:style-name="T24_35">valuable</text:span><text:span text:style-name="T24_36"><text:s/></text:span><text:span text:style-name="T24_37">so</text:span><text:span text:style-name="T24_38"><text:s/></text:span><text:span text:style-name="T24_39">you</text:span><text:span text:style-name="T24_40"><text:s/></text:span><text:span text:style-name="T24_41">won</text:span><text:span text:style-name="T24_42">’</text:span><text:span text:style-name="T24_43">t</text:span><text:span text:style-name="T24_44"><text:s/></text:span><text:span text:style-name="T24_45">reveal</text:span><text:span text:style-name="T24_46"><text:s/></text:span><text:span text:style-name="T24_47">it</text:span><text:span text:style-name="T24_48"><text:s/></text:span><text:span text:style-name="T24_49">unless</text:span><text:span text:style-name="T24_50"><text:s/></text:span><text:span text:style-name="T24_51">somebody</text:span><text:span text:style-name="T24_52"><text:s/></text:span><text:span text:style-name="T24_53">helps</text:span><text:span text:style-name="T24_54"><text:s/></text:span><text:span text:style-name="T24_55">you</text:span><text:span text:style-name="T24_56"><text:s/></text:span><text:span text:style-name="T24_57">in</text:span><text:span text:style-name="T24_58"><text:s/></text:span><text:span text:style-name="T24_59">return</text:span><text:span text:style-name="T24_60"><text:s/></text:span><text:span text:style-name="T24_61">first</text:span><text:span text:style-name="T24_62">.</text:span></text:p>
        </text:list-item>
        <text:list-item>
          <text:p text:style-name="P25"><text:span text:style-name="T25_1">You</text:span><text:span text:style-name="T25_2"><text:s/></text:span><text:span text:style-name="T25_3">are</text:span><text:span text:style-name="T25_4"><text:s/></text:span><text:span text:style-name="T25_5">quite</text:span><text:span text:style-name="T25_6"><text:s/></text:span><text:span text:style-name="T25_7">fond</text:span><text:span text:style-name="T25_8"><text:s/></text:span><text:span text:style-name="T25_9">of</text:span><text:span text:style-name="T25_10"><text:s/></text:span><text:span text:style-name="T25_11">Gilbert</text:span><text:span text:style-name="T25_12"><text:s/></text:span><text:span text:style-name="T25_13">Sleeb</text:span><text:span text:style-name="T25_14">,<text:s/></text:span><text:span text:style-name="T25_15">the</text:span><text:span text:style-name="T25_16"><text:s/></text:span><text:span text:style-name="T25_17">judge</text:span><text:span text:style-name="T25_18">,<text:s/></text:span><text:span text:style-name="T25_19">as</text:span><text:span text:style-name="T25_20"><text:s/></text:span><text:span text:style-name="T25_21">you</text:span><text:span text:style-name="T25_22"><text:s/></text:span><text:span text:style-name="T25_23">have</text:span><text:span text:style-name="T25_24"><text:s/></text:span><text:span text:style-name="T25_25">learnt</text:span><text:span text:style-name="T25_26"><text:s/></text:span><text:span text:style-name="T25_27">that</text:span><text:span text:style-name="T25_28"><text:s/></text:span><text:span text:style-name="T25_29">he</text:span><text:span text:style-name="T25_30"><text:s/></text:span><text:span text:style-name="T25_31">has</text:span><text:span text:style-name="T25_32"><text:s/></text:span><text:span text:style-name="T25_33">been</text:span><text:span text:style-name="T25_34"><text:s/></text:span><text:span text:style-name="T25_35">sentencing</text:span><text:span text:style-name="T25_36"><text:s/></text:span><text:span text:style-name="T25_37">women</text:span><text:span text:style-name="T25_38"><text:s/></text:span><text:span text:style-name="T25_39">to</text:span><text:span text:style-name="T25_40"><text:s/></text:span><text:span text:style-name="T25_41">harsher</text:span><text:span text:style-name="T25_42"><text:s/></text:span><text:span text:style-name="T25_43">penalties</text:span><text:span text:style-name="T25_44"><text:s/></text:span><text:span text:style-name="T25_45">than</text:span><text:span text:style-name="T25_46"><text:s/></text:span><text:span text:style-name="T25_47">men</text:span><text:span text:style-name="T25_48">.</text:span></text:p>
        </text:list-item>
        <text:list-item>
          <text:p text:style-name="P26"><text:span text:style-name="T26_1">You</text:span><text:span text:style-name="T26_2"><text:s/></text:span><text:span text:style-name="T26_3">heard</text:span><text:span text:style-name="T26_4"><text:s/></text:span><text:span text:style-name="T26_5">that</text:span><text:span text:style-name="T26_6"><text:s/></text:span><text:span text:style-name="T26_7">the</text:span><text:span text:style-name="T26_8"><text:s/></text:span><text:span text:style-name="T26_9">Potionist</text:span><text:span text:style-name="T26_10"><text:s/></text:span><text:span text:style-name="T26_11">in</text:span><text:span text:style-name="T26_12"><text:s/></text:span><text:span text:style-name="T26_13">town</text:span><text:span text:style-name="T26_14"><text:s/></text:span><text:span text:style-name="T26_15">has</text:span><text:span text:style-name="T26_16"><text:s/></text:span><text:span text:style-name="T26_17">an</text:span><text:span text:style-name="T26_18"><text:s/></text:span><text:span text:style-name="T26_19">erotic</text:span><text:span text:style-name="T26_20"><text:s/></text:span><text:span text:style-name="T26_21">painting</text:span><text:span text:style-name="T26_22"><text:s/></text:span><text:span text:style-name="T26_23">of</text:span><text:span text:style-name="T26_24"><text:s/></text:span><text:span text:style-name="T26_25">Agnes</text:span><text:span text:style-name="T26_26"><text:s/></text:span><text:span text:style-name="T26_27">Smallwood</text:span><text:span text:style-name="T26_28">.<text:s/></text:span><text:span text:style-name="T26_29">How</text:span><text:span text:style-name="T26_30"><text:s/></text:span><text:span text:style-name="T26_31">amusing</text:span><text:span text:style-name="T26_32">!</text:span></text:p>
        </text:list-item>
        <text:list-item>
          <text:p text:style-name="P27"><text:span text:style-name="T27_1">There</text:span><text:span text:style-name="T27_2"><text:s/></text:span><text:span text:style-name="T27_3">is</text:span><text:span text:style-name="T27_4"><text:s/></text:span><text:span text:style-name="T27_5">a</text:span><text:span text:style-name="T27_6"><text:s/></text:span><text:span text:style-name="T27_7">tax</text:span><text:span text:style-name="T27_8"><text:s/></text:span><text:span text:style-name="T27_9">increase</text:span><text:span text:style-name="T27_10"><text:s/></text:span><text:span text:style-name="T27_11">on</text:span><text:span text:style-name="T27_12"><text:s/></text:span><text:span text:style-name="T27_13">the</text:span><text:span text:style-name="T27_14"><text:s/></text:span><text:span text:style-name="T27_15">cards</text:span><text:span text:style-name="T27_16"><text:s/></text:span><text:span text:style-name="T27_17">and</text:span><text:span text:style-name="T27_18"><text:s/></text:span><text:span text:style-name="T27_19">now</text:span><text:span text:style-name="T27_20"><text:s/></text:span><text:span text:style-name="T27_21">that</text:span><text:span text:style-name="T27_22"><text:s/></text:span><text:span text:style-name="T27_23">the</text:span><text:span text:style-name="T27_24"><text:s/></text:span><text:span text:style-name="T27_25">Duke</text:span><text:span text:style-name="T27_26"><text:s/></text:span><text:span text:style-name="T27_27">is</text:span><text:span text:style-name="T27_28"><text:s/></text:span><text:span text:style-name="T27_29">dead</text:span><text:span text:style-name="T27_30">,<text:s/></text:span><text:span text:style-name="T27_31">Duchess</text:span><text:span text:style-name="T27_32"><text:s/></text:span><text:span text:style-name="T27_33">Smallwood</text:span><text:span text:style-name="T27_34"><text:s/></text:span><text:span text:style-name="T27_35">will</text:span><text:span text:style-name="T27_36"><text:s/></text:span><text:span text:style-name="T27_37">make</text:span><text:span text:style-name="T27_38"><text:s text:c="2"/></text:span><text:span text:style-name="T27_39">the</text:span><text:span text:style-name="T27_40"><text:s/></text:span><text:span text:style-name="T27_41">decision</text:span><text:span text:style-name="T27_42">.<text:s/></text:span><text:span text:style-name="T27_43">Naturally</text:span><text:span text:style-name="T27_44">,<text:s/></text:span><text:span text:style-name="T27_45">you</text:span><text:span text:style-name="T27_46"><text:s/></text:span><text:span text:style-name="T27_47">strongly</text:span><text:span text:style-name="T27_48"><text:s/></text:span><text:span text:style-name="T27_49">oppose</text:span><text:span text:style-name="T27_50"><text:s/></text:span><text:span text:style-name="T27_51">this</text:span><text:span text:style-name="T27_52"><text:s/></text:span><text:span text:style-name="T27_53">tax</text:span><text:span text:style-name="T27_54"><text:s/></text:span><text:span text:style-name="T27_55">increase</text:span><text:span text:style-name="T27_56"><text:s/></text:span><text:span text:style-name="T27_57">and</text:span><text:span text:style-name="T27_58"><text:s/></text:span><text:span text:style-name="T27_59">need</text:span><text:span text:style-name="T27_60"><text:s/></text:span><text:span text:style-name="T27_61">to</text:span><text:span text:style-name="T27_62"><text:s/></text:span><text:span text:style-name="T27_63">ensure</text:span><text:span text:style-name="T27_64"><text:s/></text:span><text:span text:style-name="T27_65">that</text:span><text:span text:style-name="T27_66"><text:s/></text:span><text:span text:style-name="T27_67">Agnes</text:span><text:span text:style-name="T27_68"><text:s/></text:span><text:span text:style-name="T27_69">Smallwood</text:span><text:span text:style-name="T27_70"><text:s/></text:span><text:span text:style-name="T27_71">makes</text:span><text:span text:style-name="T27_72"><text:s/></text:span><text:span text:style-name="T27_73">the</text:span><text:span text:style-name="T27_74"><text:s/></text:span><text:span text:style-name="T27_75">appropriate</text:span><text:span text:style-name="T27_76"><text:s/></text:span><text:span text:style-name="T27_77">decision</text:span><text:span text:style-name="T27_78"><text:s/></text:span><text:span text:style-name="T27_79">in</text:span><text:span text:style-name="T27_80"><text:s/></text:span><text:span text:style-name="T27_81">this</text:span><text:span text:style-name="T27_82"><text:s/></text:span><text:span text:style-name="T27_83">regard</text:span><text:span text:style-name="T27_84"><text:s/></text:span><text:span text:style-name="T27_85">when</text:span><text:span text:style-name="T27_86"><text:s/></text:span><text:span text:style-name="T27_87">she</text:span><text:span text:style-name="T27_88"><text:s/></text:span><text:span text:style-name="T27_89">makes</text:span><text:span text:style-name="T27_90"><text:s/></text:span><text:span text:style-name="T27_91">the</text:span><text:span text:style-name="T27_92"><text:s/></text:span><text:span text:style-name="T27_93">announcement</text:span><text:span text:style-name="T27_94"><text:s/></text:span><text:span text:style-name="T27_95">at</text:span><text:span text:style-name="T27_96"><text:s/></text:span><text:span text:style-name="T27_97">the</text:span><text:span text:style-name="T27_98"><text:s/></text:span><text:span text:style-name="T27_99">Town</text:span><text:span text:style-name="T27_100"><text:s/></text:span><text:span text:style-name="T27_101">Dance</text:span><text:span text:style-name="T27_102">!</text:span></text:p>
        </text:list-item>
      </text:list>
      <text:p text:style-name="P28"/>
      <text:h text:style-name="P29" text:outline-level="10"><text:bookmark-start text:name="h.wtbkj3rmq4qp"/><text:bookmark-end text:name="h.wtbkj3rmq4qp"/><text:span text:style-name="T29_1">Other</text:span><text:span text:style-name="T29_2"><text:s/></text:span><text:span text:style-name="T29_3">People</text:span></text:h>
      <text:p text:style-name="P30"/>
      <text:p text:style-name="P31"><text:span text:style-name="T31_1">Bessie</text:span><text:span text:style-name="T31_2"><text:s/></text:span><text:span text:style-name="T31_3">Farthing</text:span><text:span text:style-name="T31_4"><text:s/>-<text:s/></text:span><text:span text:style-name="T31_5">your</text:span><text:span text:style-name="T31_6"><text:s/></text:span><text:span text:style-name="T31_7">wife</text:span></text:p>
      <text:p text:style-name="P32"/>
      <text:h text:style-name="P33" text:outline-level="10"><text:bookmark-start text:name="h.zb8y4t3i5w97"/><text:bookmark-end text:name="h.zb8y4t3i5w97"/><text:span text:style-name="T33_1">Interesting</text:span><text:span text:style-name="T33_2"><text:s/></text:span><text:span text:style-name="T33_3">Trivia</text:span></text:h>
      <text:p text:style-name="P34"/>
      <text:p text:style-name="P35"><text:span text:style-name="T35_1">There</text:span><text:span text:style-name="T35_2"><text:s/></text:span><text:span text:style-name="T35_3">are</text:span><text:span text:style-name="T35_4"><text:s/></text:span><text:span text:style-name="T35_5">many</text:span><text:span text:style-name="T35_6"><text:s/></text:span><text:span text:style-name="T35_7">interesting</text:span><text:span text:style-name="T35_8"><text:s/></text:span><text:span text:style-name="T35_9">people</text:span><text:span text:style-name="T35_10"><text:s/></text:span><text:span text:style-name="T35_11">in</text:span><text:span text:style-name="T35_12"><text:s/></text:span><text:span text:style-name="T35_13">Luton</text:span><text:span text:style-name="T35_14"><text:s/></text:span><text:span text:style-name="T35_15">who</text:span><text:span text:style-name="T35_16"><text:s/></text:span><text:span text:style-name="T35_17">know</text:span><text:span text:style-name="T35_18"><text:s/></text:span><text:span text:style-name="T35_19">a</text:span><text:span text:style-name="T35_20"><text:s/></text:span><text:span text:style-name="T35_21">lot</text:span><text:span text:style-name="T35_22"><text:s/></text:span><text:span text:style-name="T35_23">about</text:span><text:span text:style-name="T35_24"><text:s/></text:span><text:span text:style-name="T35_25">religion</text:span><text:span text:style-name="T35_26">,<text:s/></text:span><text:span text:style-name="T35_27">including</text:span><text:span text:style-name="T35_28"><text:s/></text:span><text:span text:style-name="T35_29">Judges</text:span><text:span text:style-name="T35_30"><text:s/></text:span><text:span text:style-name="T35_31">and</text:span><text:span text:style-name="T35_32"><text:s/></text:span><text:span text:style-name="T35_33">Priests</text:span><text:span text:style-name="T35_34">.</text:span></text:p>
      <text:p text:style-name="P36"/>
      <text:p text:style-name="P37"><text:span text:style-name="T37_1">One</text:span><text:span text:style-name="T37_2"><text:s/></text:span><text:span text:style-name="T37_3">of</text:span><text:span text:style-name="T37_4"><text:s/></text:span><text:span text:style-name="T37_5">the</text:span><text:span text:style-name="T37_6"><text:s/></text:span><text:span text:style-name="T37_7">clues</text:span><text:span text:style-name="T37_8"><text:s/></text:span><text:span text:style-name="T37_9">in</text:span><text:span text:style-name="T37_10"><text:s/></text:span><text:span text:style-name="T37_11">the</text:span><text:span text:style-name="T37_12"><text:s/></text:span><text:span text:style-name="T37_13">Manuscript</text:span><text:span text:style-name="T37_14"><text:s/></text:span><text:span text:style-name="T37_15">of</text:span><text:span text:style-name="T37_16"><text:s/></text:span><text:span text:style-name="T37_17">Clues</text:span><text:span text:style-name="T37_18"><text:s/></text:span><text:span text:style-name="T37_19">appears</text:span><text:span text:style-name="T37_20"><text:s/></text:span><text:span text:style-name="T37_21">to</text:span><text:span text:style-name="T37_22"><text:s/></text:span><text:span text:style-name="T37_23">be</text:span><text:span text:style-name="T37_24"><text:s/></text:span><text:span text:style-name="T37_25">in</text:span><text:span text:style-name="T37_26"><text:s/></text:span><text:span text:style-name="T37_27">some</text:span><text:span text:style-name="T37_28"><text:s/></text:span><text:span text:style-name="T37_29">foreign</text:span><text:span text:style-name="T37_30"><text:s/></text:span><text:span text:style-name="T37_31">language</text:span><text:span text:style-name="T37_32">.<text:s/></text:span><text:span text:style-name="T37_33">You</text:span><text:span text:style-name="T37_34"><text:s/></text:span><text:span text:style-name="T37_35">may</text:span><text:span text:style-name="T37_36"><text:s/></text:span><text:span text:style-name="T37_37">need</text:span><text:span text:style-name="T37_38"><text:s/></text:span><text:span text:style-name="T37_39">to</text:span><text:span text:style-name="T37_40"><text:s/></text:span><text:span text:style-name="T37_41">find</text:span><text:span text:style-name="T37_42"><text:s/></text:span><text:span text:style-name="T37_43">someone</text:span><text:span text:style-name="T37_44"><text:s/></text:span><text:span text:style-name="T37_45">to</text:span><text:span text:style-name="T37_46"><text:s/></text:span><text:span text:style-name="T37_47">assist</text:span><text:span text:style-name="T37_48"><text:s/></text:span><text:span text:style-name="T37_49">with</text:span><text:span text:style-name="T37_50"><text:s/></text:span><text:span text:style-name="T37_51">translation</text:span><text:span text:style-name="T37_52">.</text:span></text:p>
      <text:p text:style-name="P38"/>
      <text:p text:style-name="P39"/>
      <text:h text:style-name="P40" text:outline-level="10"><text:bookmark-start text:name="h.pbd33ukfqkg0"/><text:bookmark-end text:name="h.pbd33ukfqkg0"/><text:span text:style-name="T40_1">Your</text:span><text:span text:style-name="T40_2"><text:s/></text:span><text:span text:style-name="T40_3">Goals</text:span></text:h>
      <text:list text:style-name="LS3" xml:id="list7">
        <text:list-item>
          <text:p text:style-name="P41"><text:span text:style-name="T41_1">Obtain</text:span><text:span text:style-name="T41_2"><text:s/></text:span><text:span text:style-name="T41_3">the</text:span><text:span text:style-name="T41_4"><text:s/></text:span><text:span text:style-name="T41_5">Ring</text:span><text:span text:style-name="T41_6"><text:s/></text:span><text:span text:style-name="T41_7">of</text:span><text:span text:style-name="T41_8"><text:s/></text:span><text:span text:style-name="T41_9">Solomon</text:span></text:p>
        </text:list-item>
        <text:list-item>
          <text:p text:style-name="P42"><text:span text:style-name="T42_1">Make</text:span><text:span text:style-name="T42_2"><text:s/></text:span><text:span text:style-name="T42_3">sure</text:span><text:span text:style-name="T42_4"><text:s/></text:span><text:span text:style-name="T42_5">you</text:span><text:span text:style-name="T42_6"><text:s/></text:span><text:span text:style-name="T42_7">are</text:span><text:span text:style-name="T42_8"><text:s/></text:span><text:span text:style-name="T42_9">vocal</text:span><text:span text:style-name="T42_10"><text:s/></text:span><text:span text:style-name="T42_11">about</text:span><text:span text:style-name="T42_12"><text:s/></text:span><text:span text:style-name="T42_13">your</text:span><text:span text:style-name="T42_14"><text:s/></text:span><text:span text:style-name="T42_15">views</text:span><text:span text:style-name="T42_16"><text:s/></text:span><text:span text:style-name="T42_17">on</text:span><text:span text:style-name="T42_18"><text:s/></text:span><text:span text:style-name="T42_19">Christmas</text:span><text:span text:style-name="T42_20">.<text:s/></text:span><text:span text:style-name="T42_21">One</text:span><text:span text:style-name="T42_22"><text:s/></text:span><text:span text:style-name="T42_23">less</text:span><text:span text:style-name="T42_24"><text:s/></text:span><text:span text:style-name="T42_25">Merrymaker</text:span><text:span text:style-name="T42_26"><text:s/></text:span><text:span text:style-name="T42_27">is</text:span><text:span text:style-name="T42_28"><text:s/></text:span><text:span text:style-name="T42_29">one</text:span><text:span text:style-name="T42_30"><text:s/></text:span><text:span text:style-name="T42_31">less</text:span><text:span text:style-name="T42_32"><text:s/></text:span><text:span text:style-name="T42_33">sinner</text:span><text:span text:style-name="T42_34">.</text:span></text:p>
        </text:list-item>
        <text:list-item>
          <text:p text:style-name="P43"><text:span text:style-name="T43_1">Make</text:span><text:span text:style-name="T43_2"><text:s/></text:span><text:span text:style-name="T43_3">sure</text:span><text:span text:style-name="T43_4"><text:s/></text:span><text:span text:style-name="T43_5">Susannah</text:span><text:span text:style-name="T43_6"><text:s/></text:span><text:span text:style-name="T43_7">doesn</text:span><text:span text:style-name="T43_8">’</text:span><text:span text:style-name="T43_9">t</text:span><text:span text:style-name="T43_10"><text:s/></text:span><text:span text:style-name="T43_11">let</text:span><text:span text:style-name="T43_12"><text:s/></text:span><text:span text:style-name="T43_13">anything</text:span><text:span text:style-name="T43_14"><text:s/></text:span><text:span text:style-name="T43_15">slip</text:span></text:p>
        </text:list-item>
        <text:list-item>
          <text:p text:style-name="P44"><text:span text:style-name="T44_1">Keep</text:span><text:span text:style-name="T44_2"><text:s/></text:span><text:span text:style-name="T44_3">your</text:span><text:span text:style-name="T44_4"><text:s/></text:span><text:span text:style-name="T44_5">wife</text:span><text:span text:style-name="T44_6"><text:s/></text:span><text:span text:style-name="T44_7">in</text:span><text:span text:style-name="T44_8"><text:s/></text:span><text:span text:style-name="T44_9">her</text:span><text:span text:style-name="T44_10"><text:s/></text:span><text:span text:style-name="T44_11">place</text:span><text:span text:style-name="T44_12">.<text:s/></text:span><text:span text:style-name="T44_13">Women</text:span><text:span text:style-name="T44_14"><text:s/></text:span><text:span text:style-name="T44_15">shouldn</text:span><text:span text:style-name="T44_16">’</text:span><text:span text:style-name="T44_17">t</text:span><text:span text:style-name="T44_18"><text:s/></text:span><text:span text:style-name="T44_19">be</text:span><text:span text:style-name="T44_20"><text:s/></text:span><text:span text:style-name="T44_21">afforded</text:span><text:span text:style-name="T44_22"><text:s/></text:span><text:span text:style-name="T44_23">the</text:span><text:span text:style-name="T44_24"><text:s/></text:span><text:span text:style-name="T44_25">same</text:span><text:span text:style-name="T44_26"><text:s/></text:span><text:span text:style-name="T44_27">freedoms</text:span><text:span text:style-name="T44_28"><text:s/></text:span><text:span text:style-name="T44_29">as</text:span><text:span text:style-name="T44_30"><text:s/></text:span><text:span text:style-name="T44_31">men</text:span></text:p>
        </text:list-item>
        <text:list-item>
          <text:p text:style-name="P45"><text:span text:style-name="T45_1">Convince</text:span><text:span text:style-name="T45_2"><text:s/></text:span><text:span text:style-name="T45_3">the</text:span><text:span text:style-name="T45_4"><text:s/></text:span><text:span text:style-name="T45_5">town</text:span><text:span text:style-name="T45_6"><text:s/></text:span><text:span text:style-name="T45_7">that</text:span><text:span text:style-name="T45_8"><text:s/></text:span><text:span text:style-name="T45_9">Helen</text:span><text:span text:style-name="T45_10"><text:s/></text:span><text:span text:style-name="T45_11">Blythe</text:span><text:span text:style-name="T45_12"><text:s/></text:span><text:span text:style-name="T45_13">is</text:span><text:span text:style-name="T45_14"><text:s/></text:span><text:span text:style-name="T45_15">a</text:span><text:span text:style-name="T45_16"><text:s/></text:span><text:span text:style-name="T45_17">witch</text:span><text:span text:style-name="T45_18">.<text:s/></text:span><text:span text:style-name="T45_19">That</text:span><text:span text:style-name="T45_20">’</text:span><text:span text:style-name="T45_21">ll</text:span><text:span text:style-name="T45_22"><text:s/></text:span><text:span text:style-name="T45_23">show</text:span><text:span text:style-name="T45_24"><text:s/></text:span><text:span text:style-name="T45_25">her</text:span><text:span text:style-name="T45_26">.</text:span></text:p>
        </text:list-item>
        <text:list-item>
          <text:p text:style-name="P46"><text:span text:style-name="T46_1">Oppose</text:span><text:span text:style-name="T46_2"><text:s/></text:span><text:span text:style-name="T46_3">the</text:span><text:span text:style-name="T46_4"><text:s/></text:span><text:span text:style-name="T46_5">tax</text:span><text:span text:style-name="T46_6"><text:s/></text:span><text:span text:style-name="T46_7">increase</text:span><text:span text:style-name="T46_8"><text:s/></text:span><text:span text:style-name="T46_9">mooted</text:span><text:span text:style-name="T46_10"><text:s/></text:span><text:span text:style-name="T46_11">by</text:span><text:span text:style-name="T46_12"><text:s/></text:span><text:span text:style-name="T46_13">the</text:span><text:span text:style-name="T46_14"><text:s/></text:span><text:span text:style-name="T46_15">Smallwoods</text:span><text:span text:style-name="T46_16">.</text:span></text:p>
        </text:list-item>
        <text:list-item>
          <text:p text:style-name="P47"><text:span text:style-name="T47_1">Solve</text:span><text:span text:style-name="T47_2"><text:s/></text:span><text:span text:style-name="T47_3">the</text:span><text:span text:style-name="T47_4"><text:s/></text:span><text:span text:style-name="T47_5">murder</text:span></text:p>
        </text:list-item>
      </text:list>
      <text:p text:style-name="P48"/>
      <text:p text:style-name="P49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2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3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3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3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